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 Light1" svg:font-family="'Calibri Light'" style:font-family-generic="swiss" style:font-pitch="variable"/>
    <style:font-face style:name="Cambria Math" svg:font-family="'Cambria Math'" style:font-family-generic="roman" style:font-pitch="variable"/>
    <style:font-face style:name="Cambria Math1" svg:font-family="'Cambria Math'"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微軟正黑體" svg:font-family="微軟正黑體" style:font-family-generic="system" style:font-pitch="variable"/>
    <style:font-face style:name="新細明體" svg:font-family="新細明體" style:font-family-generic="roman" style:font-pitch="variable"/>
    <style:font-face style:name="新細明體1" svg:font-family="新細明體" style:font-family-generic="system" style:font-pitch="variable"/>
    <style:font-face style:name="標楷體" svg:font-family="標楷體" style:font-family-generic="roman" style:font-pitch="variable"/>
    <style:font-face style:name="標楷體1" svg:font-family="標楷體" style:font-family-generic="swiss" style:font-pitch="variable"/>
    <style:font-face style:name="標楷體2" svg:font-family="標楷體" style:font-family-generic="system" style:font-pitch="variable"/>
  </office:font-face-decls>
  <office:automatic-styles>
    <style:style style:name="表格1" style:family="table">
      <style:table-properties style:width="16.993cm" fo:margin-left="0.009cm" fo:margin-top="0cm" fo:margin-bottom="0cm" table:align="left" style:writing-mode="lr-tb"/>
    </style:style>
    <style:style style:name="表格1.A" style:family="table-column">
      <style:table-column-properties style:column-width="2.99cm"/>
    </style:style>
    <style:style style:name="表格1.B" style:family="table-column">
      <style:table-column-properties style:column-width="5.72cm"/>
    </style:style>
    <style:style style:name="表格1.C" style:family="table-column">
      <style:table-column-properties style:column-width="1.782cm"/>
    </style:style>
    <style:style style:name="表格1.D" style:family="table-column">
      <style:table-column-properties style:column-width="3.251cm"/>
    </style:style>
    <style:style style:name="表格1.E" style:family="table-column">
      <style:table-column-properties style:column-width="3.249cm"/>
    </style:style>
    <style:style style:name="表格1.1" style:family="table-row">
      <style:table-row-properties fo:keep-together="auto"/>
    </style:style>
    <style:style style:name="表格1.A1" style:family="table-cell">
      <style:table-cell-properties fo:background-color="#d9d9d9" fo:padding-left="0.191cm" fo:padding-right="0.191cm" fo:padding-top="0cm" fo:padding-bottom="0cm" fo:border="0.5pt solid #000000" style:writing-mode="lr-tb">
        <style:background-image/>
      </style:table-cell-properties>
    </style:style>
    <style:style style:name="表格1.B1" style:family="table-cell">
      <style:table-cell-properties fo:padding-left="0.191cm" fo:padding-right="0.191cm" fo:padding-top="0cm" fo:padding-bottom="0cm" fo:border="0.5pt solid #000000" style:writing-mode="lr-tb"/>
    </style:style>
    <style:style style:name="表格1.B2" style:family="table-cell">
      <style:table-cell-properties fo:padding-left="0.191cm" fo:padding-right="0.191cm" fo:padding-top="0cm" fo:padding-bottom="0cm" fo:border="0.5pt solid #000000" style:writing-mode="lr-tb"/>
    </style:style>
    <style:style style:name="表格1.B3" style:family="table-cell">
      <style:table-cell-properties fo:padding-left="0.191cm" fo:padding-right="0.191cm" fo:padding-top="0cm" fo:padding-bottom="0cm" fo:border="0.5pt solid #000000" style:writing-mode="lr-tb"/>
    </style:style>
    <style:style style:name="表格1.D3" style:family="table-cell">
      <style:table-cell-properties fo:padding-left="0.191cm" fo:padding-right="0.191cm" fo:padding-top="0cm" fo:padding-bottom="0cm" fo:border="0.5pt solid #000000" style:writing-mode="lr-tb"/>
    </style:style>
    <style:style style:name="表格1.B4" style:family="table-cell">
      <style:table-cell-properties fo:padding-left="0.191cm" fo:padding-right="0.191cm" fo:padding-top="0cm" fo:padding-bottom="0cm" fo:border="0.5pt solid #000000" style:writing-mode="lr-tb"/>
    </style:style>
    <style:style style:name="表格1.D4" style:family="table-cell">
      <style:table-cell-properties fo:padding-left="0.191cm" fo:padding-right="0.191cm" fo:padding-top="0cm" fo:padding-bottom="0cm" fo:border="0.5pt solid #000000" style:writing-mode="lr-tb"/>
    </style:style>
    <style:style style:name="表格1.B5" style:family="table-cell">
      <style:table-cell-properties fo:padding-left="0.191cm" fo:padding-right="0.191cm" fo:padding-top="0cm" fo:padding-bottom="0cm" fo:border="0.5pt solid #000000" style:writing-mode="lr-tb"/>
    </style:style>
    <style:style style:name="表格1.D5" style:family="table-cell">
      <style:table-cell-properties fo:padding-left="0.191cm" fo:padding-right="0.191cm" fo:padding-top="0cm" fo:padding-bottom="0cm" fo:border="0.5pt solid #000000" style:writing-mode="lr-tb"/>
    </style:style>
    <style:style style:name="表格1.B6" style:family="table-cell">
      <style:table-cell-properties fo:padding-left="0.191cm" fo:padding-right="0.191cm" fo:padding-top="0cm" fo:padding-bottom="0cm" fo:border="0.5pt solid #000000" style:writing-mode="lr-tb"/>
    </style:style>
    <style:style style:name="表格1.D6" style:family="table-cell">
      <style:table-cell-properties fo:padding-left="0.191cm" fo:padding-right="0.191cm" fo:padding-top="0cm" fo:padding-bottom="0cm" fo:border="0.5pt solid #000000" style:writing-mode="lr-tb"/>
    </style:style>
    <style:style style:name="表格1.B7" style:family="table-cell">
      <style:table-cell-properties fo:padding-left="0.191cm" fo:padding-right="0.191cm" fo:padding-top="0cm" fo:padding-bottom="0cm" fo:border="0.5pt solid #000000" style:writing-mode="lr-tb"/>
    </style:style>
    <style:style style:name="表格1.D7" style:family="table-cell">
      <style:table-cell-properties fo:padding-left="0.191cm" fo:padding-right="0.191cm" fo:padding-top="0cm" fo:padding-bottom="0cm" fo:border="0.5pt solid #000000" style:writing-mode="lr-tb"/>
    </style:style>
    <style:style style:name="表格1.A8" style:family="table-cell">
      <style:table-cell-properties style:vertical-align="middle" fo:background-color="#d9d9d9" fo:padding-left="0.191cm" fo:padding-right="0.191cm" fo:padding-top="0cm" fo:padding-bottom="0cm" fo:border="0.5pt solid #000000" style:writing-mode="lr-tb">
        <style:background-image/>
      </style:table-cell-properties>
    </style:style>
    <style:style style:name="表格1.B9" style:family="table-cell">
      <style:table-cell-properties fo:padding-left="0.191cm" fo:padding-right="0.191cm" fo:padding-top="0cm" fo:padding-bottom="0cm" fo:border="0.5pt solid #000000" style:writing-mode="lr-tb"/>
    </style:style>
    <style:style style:name="表格1.D9" style:family="table-cell">
      <style:table-cell-properties fo:padding-left="0.191cm" fo:padding-right="0.191cm" fo:padding-top="0cm" fo:padding-bottom="0cm" fo:border="0.5pt solid #000000" style:writing-mode="lr-tb"/>
    </style:style>
    <style:style style:name="表格1.E9" style:family="table-cell">
      <style:table-cell-properties style:vertical-align="middle" fo:padding-left="0.191cm" fo:padding-right="0.191cm" fo:padding-top="0cm" fo:padding-bottom="0cm" fo:border="0.5pt solid #000000" style:writing-mode="lr-tb"/>
    </style:style>
    <style:style style:name="表格1.B10" style:family="table-cell">
      <style:table-cell-properties fo:padding-left="0.191cm" fo:padding-right="0.191cm" fo:padding-top="0cm" fo:padding-bottom="0cm" fo:border="0.5pt solid #000000" style:writing-mode="lr-tb"/>
    </style:style>
    <style:style style:name="表格1.D10" style:family="table-cell">
      <style:table-cell-properties fo:padding-left="0.191cm" fo:padding-right="0.191cm" fo:padding-top="0cm" fo:padding-bottom="0cm" fo:border="0.5pt solid #000000" style:writing-mode="lr-tb"/>
    </style:style>
    <style:style style:name="表格1.E10" style:family="table-cell">
      <style:table-cell-properties fo:padding-left="0.191cm" fo:padding-right="0.191cm" fo:padding-top="0cm" fo:padding-bottom="0cm" fo:border="0.5pt solid #000000" style:writing-mode="lr-tb"/>
    </style:style>
    <style:style style:name="表格1.B12" style:family="table-cell">
      <style:table-cell-properties fo:padding-left="0.191cm" fo:padding-right="0.191cm" fo:padding-top="0cm" fo:padding-bottom="0cm" fo:border="0.5pt solid #000000" style:writing-mode="lr-tb"/>
    </style:style>
    <style:style style:name="表格1.D12" style:family="table-cell">
      <style:table-cell-properties fo:padding-left="0.191cm" fo:padding-right="0.191cm" fo:padding-top="0cm" fo:padding-bottom="0cm" fo:border="0.5pt solid #000000" style:writing-mode="lr-tb"/>
    </style:style>
    <style:style style:name="表格1.E12" style:family="table-cell">
      <style:table-cell-properties fo:padding-left="0.191cm" fo:padding-right="0.191cm" fo:padding-top="0cm" fo:padding-bottom="0cm" fo:border="0.5pt solid #000000" style:writing-mode="lr-tb"/>
    </style:style>
    <style:style style:name="表格1.B13" style:family="table-cell">
      <style:table-cell-properties fo:padding-left="0.191cm" fo:padding-right="0.191cm" fo:padding-top="0cm" fo:padding-bottom="0cm" fo:border="0.5pt solid #000000" style:writing-mode="lr-tb"/>
    </style:style>
    <style:style style:name="表格1.D13" style:family="table-cell">
      <style:table-cell-properties fo:padding-left="0.191cm" fo:padding-right="0.191cm" fo:padding-top="0cm" fo:padding-bottom="0cm" fo:border="0.5pt solid #000000" style:writing-mode="lr-tb"/>
    </style:style>
    <style:style style:name="表格1.E13" style:family="table-cell">
      <style:table-cell-properties fo:padding-left="0.191cm" fo:padding-right="0.191cm" fo:padding-top="0cm" fo:padding-bottom="0cm" fo:border="0.5pt solid #000000" style:writing-mode="lr-tb"/>
    </style:style>
    <style:style style:name="表格1.B14" style:family="table-cell">
      <style:table-cell-properties fo:padding-left="0.191cm" fo:padding-right="0.191cm" fo:padding-top="0cm" fo:padding-bottom="0cm" fo:border="0.5pt solid #000000" style:writing-mode="lr-tb"/>
    </style:style>
    <style:style style:name="表格2" style:family="table">
      <style:table-properties style:width="16.983cm" fo:margin-left="0.009cm" fo:margin-top="0cm" fo:margin-bottom="0cm" table:align="left" style:writing-mode="lr-tb"/>
    </style:style>
    <style:style style:name="表格2.A" style:family="table-column">
      <style:table-column-properties style:column-width="16.983cm"/>
    </style:style>
    <style:style style:name="表格2.1" style:family="table-row">
      <style:table-row-properties fo:keep-together="auto"/>
    </style:style>
    <style:style style:name="表格2.A1" style:family="table-cell">
      <style:table-cell-properties fo:padding-left="0.191cm" fo:padding-right="0.191cm" fo:padding-top="0cm" fo:padding-bottom="0cm" fo:border="0.5pt solid #000000" style:writing-mode="lr-tb"/>
    </style:style>
    <style:style style:name="表格3" style:family="table">
      <style:table-properties style:width="25.837cm" fo:margin-top="0cm" fo:margin-bottom="0cm" table:align="center" style:writing-mode="page"/>
    </style:style>
    <style:style style:name="表格3.A" style:family="table-column">
      <style:table-column-properties style:column-width="1.275cm"/>
    </style:style>
    <style:style style:name="表格3.B" style:family="table-column">
      <style:table-column-properties style:column-width="5.182cm"/>
    </style:style>
    <style:style style:name="表格3.C" style:family="table-column">
      <style:table-column-properties style:column-width="2.773cm"/>
    </style:style>
    <style:style style:name="表格3.D" style:family="table-column">
      <style:table-column-properties style:column-width="1.746cm"/>
    </style:style>
    <style:style style:name="表格3.E" style:family="table-column">
      <style:table-column-properties style:column-width="2.499cm"/>
    </style:style>
    <style:style style:name="表格3.F" style:family="table-column">
      <style:table-column-properties style:column-width="6.738cm"/>
    </style:style>
    <style:style style:name="表格3.G" style:family="table-column">
      <style:table-column-properties style:column-width="1.261cm"/>
    </style:style>
    <style:style style:name="表格3.H" style:family="table-column">
      <style:table-column-properties style:column-width="4.359cm"/>
    </style:style>
    <style:style style:name="表格3.1" style:family="table-row">
      <style:table-row-properties style:min-row-height="1.408cm" fo:keep-together="auto"/>
    </style:style>
    <style:style style:name="表格3.A1" style:family="table-cell">
      <style:table-cell-properties style:vertical-align="middle" fo:background-color="transparent" style:border-line-width-left="0.018cm 0.018cm 0.018cm" style:border-line-width-top="0.018cm 0.018cm 0.018cm" fo:padding-left="0.191cm" fo:padding-right="0.191cm" fo:padding-top="0cm" fo:padding-bottom="0cm" fo:border-left="1.5pt double #000000" fo:border-right="0.5pt solid #000000" fo:border-top="1.5pt double #000000" fo:border-bottom="0.5pt solid #000000">
        <style:background-image/>
      </style:table-cell-properties>
    </style:style>
    <style:style style:name="表格3.B1" style:family="table-cell">
      <style:table-cell-properties style:vertical-align="middle" fo:background-color="transparent" style:border-line-width-top="0.018cm 0.018cm 0.018cm" fo:padding-left="0.191cm" fo:padding-right="0.191cm" fo:padding-top="0cm" fo:padding-bottom="0cm" fo:border-left="0.5pt solid #000000" fo:border-right="0.5pt solid #000000" fo:border-top="1.5pt double #000000" fo:border-bottom="0.5pt solid #000000">
        <style:background-image/>
      </style:table-cell-properties>
    </style:style>
    <style:style style:name="表格3.H1" style:family="table-cell">
      <style:table-cell-properties style:vertical-align="middle" fo:background-color="transparent" style:border-line-width-right="0.018cm 0.018cm 0.018cm" style:border-line-width-top="0.018cm 0.018cm 0.018cm" fo:padding-left="0.191cm" fo:padding-right="0.191cm" fo:padding-top="0cm" fo:padding-bottom="0cm" fo:border-left="0.5pt solid #000000" fo:border-right="1.5pt double #000000" fo:border-top="1.5pt double #000000" fo:border-bottom="0.5pt solid #000000">
        <style:background-image/>
      </style:table-cell-properties>
    </style:style>
    <style:style style:name="表格3.2" style:family="table-row">
      <style:table-row-properties style:min-row-height="1.489cm" fo:keep-together="auto"/>
    </style:style>
    <style:style style:name="表格3.A2" style:family="table-cell">
      <style:table-cell-properties fo:background-color="transparent" style:border-line-width-left="0.018cm 0.018cm 0.018cm" fo:padding-left="0.191cm" fo:padding-right="0.191cm" fo:padding-top="0cm" fo:padding-bottom="0cm" fo:border-left="1.5pt double #000000" fo:border-right="0.5pt solid #000000" fo:border-top="0.5pt solid #000000" fo:border-bottom="0.5pt solid #000000">
        <style:background-image/>
      </style:table-cell-properties>
    </style:style>
    <style:style style:name="表格3.B2" style:family="table-cell">
      <style:table-cell-properties fo:background-color="transparent" fo:padding-left="0.191cm" fo:padding-right="0.191cm" fo:padding-top="0cm" fo:padding-bottom="0cm" fo:border="0.5pt solid #000000">
        <style:background-image/>
      </style:table-cell-properties>
    </style:style>
    <style:style style:name="表格3.C2" style:family="table-cell">
      <style:table-cell-properties fo:background-color="transparent" fo:padding-left="0.191cm" fo:padding-right="0.191cm" fo:padding-top="0cm" fo:padding-bottom="0cm" fo:border="0.5pt solid #000000">
        <style:background-image/>
      </style:table-cell-properties>
    </style:style>
    <style:style style:name="表格3.D2" style:family="table-cell">
      <style:table-cell-properties fo:background-color="transparent" fo:padding-left="0.191cm" fo:padding-right="0.191cm" fo:padding-top="0cm" fo:padding-bottom="0cm" fo:border="0.5pt solid #000000">
        <style:background-image/>
      </style:table-cell-properties>
    </style:style>
    <style:style style:name="表格3.E2" style:family="table-cell">
      <style:table-cell-properties fo:background-color="transparent" fo:padding-left="0.191cm" fo:padding-right="0.191cm" fo:padding-top="0cm" fo:padding-bottom="0cm" fo:border="0.5pt solid #000000">
        <style:background-image/>
      </style:table-cell-properties>
    </style:style>
    <style:style style:name="表格3.F2" style:family="table-cell">
      <style:table-cell-properties fo:background-color="transparent" fo:padding-left="0.191cm" fo:padding-right="0.191cm" fo:padding-top="0cm" fo:padding-bottom="0cm" fo:border="0.5pt solid #000000">
        <style:background-image/>
      </style:table-cell-properties>
    </style:style>
    <style:style style:name="表格3.G2" style:family="table-cell">
      <style:table-cell-properties fo:background-color="transparent" fo:padding-left="0.191cm" fo:padding-right="0.191cm" fo:padding-top="0cm" fo:padding-bottom="0cm" fo:border="0.5pt solid #000000">
        <style:background-image/>
      </style:table-cell-properties>
    </style:style>
    <style:style style:name="表格3.H2" style:family="table-cell">
      <style:table-cell-properties fo:background-color="transparent" style:border-line-width-right="0.018cm 0.018cm 0.018cm" fo:padding-left="0.191cm" fo:padding-right="0.191cm" fo:padding-top="0cm" fo:padding-bottom="0cm" fo:border-left="0.5pt solid #000000" fo:border-right="1.5pt double #000000" fo:border-top="0.5pt solid #000000" fo:border-bottom="0.5pt solid #000000">
        <style:background-image/>
      </style:table-cell-properties>
    </style:style>
    <style:style style:name="表格4" style:family="table">
      <style:table-properties style:width="16.983cm" fo:margin-left="0.009cm" fo:margin-top="0cm" fo:margin-bottom="0cm" table:align="left" style:writing-mode="lr-tb"/>
    </style:style>
    <style:style style:name="表格4.A" style:family="table-column">
      <style:table-column-properties style:column-width="16.983cm"/>
    </style:style>
    <style:style style:name="表格4.1" style:family="table-row">
      <style:table-row-properties fo:keep-together="auto"/>
    </style:style>
    <style:style style:name="表格4.A1" style:family="table-cell">
      <style:table-cell-properties fo:padding-left="0.191cm" fo:padding-right="0.191cm" fo:padding-top="0cm" fo:padding-bottom="0cm" fo:border="0.5pt solid #000000" style:writing-mode="lr-tb"/>
    </style:style>
    <style:style style:name="表格5" style:family="table">
      <style:table-properties style:width="18.055cm" style:rel-width="97%" fo:margin-top="0cm" fo:margin-bottom="0cm" table:align="center" style:writing-mode="page"/>
    </style:style>
    <style:style style:name="表格5.A" style:family="table-column">
      <style:table-column-properties style:column-width="3.463cm" style:rel-column-width="12569*"/>
    </style:style>
    <style:style style:name="表格5.B" style:family="table-column">
      <style:table-column-properties style:column-width="4.983cm" style:rel-column-width="18088*"/>
    </style:style>
    <style:style style:name="表格5.C" style:family="table-column">
      <style:table-column-properties style:column-width="4.8cm" style:rel-column-width="17419*"/>
    </style:style>
    <style:style style:name="表格5.D" style:family="table-column">
      <style:table-column-properties style:column-width="4.808cm" style:rel-column-width="17456*"/>
    </style:style>
    <style:style style:name="表格5.1" style:family="table-row">
      <style:table-row-properties style:min-row-height="1.152cm" fo:keep-together="always"/>
    </style:style>
    <style:style style:name="表格5.A1" style:family="table-cell">
      <style:table-cell-properties style:vertical-align="middle" fo:padding-left="0.049cm" fo:padding-right="0.049cm" fo:padding-top="0cm" fo:padding-bottom="0cm" fo:border="0.5pt solid #000000"/>
    </style:style>
    <style:style style:name="表格5.2" style:family="table-row">
      <style:table-row-properties style:min-row-height="0.778cm" fo:keep-together="always"/>
    </style:style>
    <style:style style:name="表格6" style:family="table">
      <style:table-properties style:width="18.994cm" fo:margin-left="0.009cm" fo:margin-top="0cm" fo:margin-bottom="0cm" table:align="left" style:writing-mode="lr-tb"/>
    </style:style>
    <style:style style:name="表格6.A" style:family="table-column">
      <style:table-column-properties style:column-width="18.994cm"/>
    </style:style>
    <style:style style:name="表格6.1" style:family="table-row">
      <style:table-row-properties style:min-row-height="21.987cm" fo:keep-together="auto"/>
    </style:style>
    <style:style style:name="表格6.A1" style:family="table-cell">
      <style:table-cell-properties fo:padding-left="0.191cm" fo:padding-right="0.191cm" fo:padding-top="0cm" fo:padding-bottom="0cm" fo:border="0.5pt solid #000000" style:writing-mode="lr-tb"/>
    </style:style>
    <style:style style:name="表格5" style:family="table">
      <style:table-properties style:width="18.055cm" style:rel-width="97%" fo:margin-top="0cm" fo:margin-bottom="0cm" table:align="center" style:writing-mode="page"/>
    </style:style>
    <style:style style:name="表格5.A" style:family="table-column">
      <style:table-column-properties style:column-width="3.463cm" style:rel-column-width="12569*"/>
    </style:style>
    <style:style style:name="表格5.B" style:family="table-column">
      <style:table-column-properties style:column-width="4.983cm" style:rel-column-width="18088*"/>
    </style:style>
    <style:style style:name="表格5.C" style:family="table-column">
      <style:table-column-properties style:column-width="4.8cm" style:rel-column-width="17419*"/>
    </style:style>
    <style:style style:name="表格5.D" style:family="table-column">
      <style:table-column-properties style:column-width="4.808cm" style:rel-column-width="17456*"/>
    </style:style>
    <style:style style:name="表格5.1" style:family="table-row">
      <style:table-row-properties style:min-row-height="1.152cm" fo:keep-together="always"/>
    </style:style>
    <style:style style:name="表格5.A1" style:family="table-cell">
      <style:table-cell-properties style:vertical-align="middle" fo:padding-left="0.049cm" fo:padding-right="0.049cm" fo:padding-top="0cm" fo:padding-bottom="0cm" fo:border="0.5pt solid #000000"/>
    </style:style>
    <style:style style:name="表格5.2" style:family="table-row">
      <style:table-row-properties style:min-row-height="0.778cm" fo:keep-together="always"/>
    </style:style>
    <style:style style:name="表格7" style:family="table">
      <style:table-properties style:width="17cm" style:rel-width="100%" fo:margin-left="0.009cm" fo:margin-top="0cm" fo:margin-bottom="0cm" table:align="left" style:writing-mode="page"/>
    </style:style>
    <style:style style:name="表格7.A" style:family="table-column">
      <style:table-column-properties style:column-width="2.752cm" style:rel-column-width="10610*"/>
    </style:style>
    <style:style style:name="表格7.B" style:family="table-column">
      <style:table-column-properties style:column-width="4.747cm" style:rel-column-width="18297*"/>
    </style:style>
    <style:style style:name="表格7.C" style:family="table-column">
      <style:table-column-properties style:column-width="2.254cm" style:rel-column-width="8690*"/>
    </style:style>
    <style:style style:name="表格7.D" style:family="table-column">
      <style:table-column-properties style:column-width="2.252cm" style:rel-column-width="8683*"/>
    </style:style>
    <style:style style:name="表格7.E" style:family="table-column">
      <style:table-column-properties style:column-width="4.995cm" style:rel-column-width="19255*"/>
    </style:style>
    <style:style style:name="表格7.1" style:family="table-row">
      <style:table-row-properties style:min-row-height="0.035cm" fo:keep-together="auto"/>
    </style:style>
    <style:style style:name="表格7.A1" style:family="table-cell">
      <style:table-cell-properties style:vertical-align="middle" fo:padding-left="0.049cm" fo:padding-right="0.049cm" fo:padding-top="0cm" fo:padding-bottom="0cm" fo:border="0.5pt solid #000000"/>
    </style:style>
    <style:style style:name="表格7.A2" style:family="table-cell">
      <style:table-cell-properties fo:padding-left="0.049cm" fo:padding-right="0.049cm" fo:padding-top="0cm" fo:padding-bottom="0cm" fo:border="0.5pt solid #000000"/>
    </style:style>
    <style:style style:name="表格7.B2" style:family="table-cell">
      <style:table-cell-properties fo:padding-left="0.049cm" fo:padding-right="0.049cm" fo:padding-top="0cm" fo:padding-bottom="0cm" fo:border="0.5pt solid #000000"/>
    </style:style>
    <style:style style:name="表格7.C2" style:family="table-cell">
      <style:table-cell-properties fo:padding-left="0.049cm" fo:padding-right="0.049cm" fo:padding-top="0cm" fo:padding-bottom="0cm" fo:border="0.5pt solid #000000"/>
    </style:style>
    <style:style style:name="表格7.D2" style:family="table-cell">
      <style:table-cell-properties fo:padding-left="0.049cm" fo:padding-right="0.049cm" fo:padding-top="0cm" fo:padding-bottom="0cm" fo:border="0.5pt solid #000000"/>
    </style:style>
    <style:style style:name="表格7.E2" style:family="table-cell">
      <style:table-cell-properties fo:padding-left="0.049cm" fo:padding-right="0.049cm" fo:padding-top="0cm" fo:padding-bottom="0cm" fo:border="0.5pt solid #000000"/>
    </style:style>
    <style:style style:name="表格7.A3" style:family="table-cell">
      <style:table-cell-properties fo:padding-left="0.049cm" fo:padding-right="0.049cm" fo:padding-top="0cm" fo:padding-bottom="0cm" fo:border="0.5pt solid #000000"/>
    </style:style>
    <style:style style:name="表格7.B3" style:family="table-cell">
      <style:table-cell-properties fo:padding-left="0.049cm" fo:padding-right="0.049cm" fo:padding-top="0cm" fo:padding-bottom="0cm" fo:border="0.5pt solid #000000"/>
    </style:style>
    <style:style style:name="表格7.C3" style:family="table-cell">
      <style:table-cell-properties fo:padding-left="0.049cm" fo:padding-right="0.049cm" fo:padding-top="0cm" fo:padding-bottom="0cm" fo:border="0.5pt solid #000000"/>
    </style:style>
    <style:style style:name="表格7.D3" style:family="table-cell">
      <style:table-cell-properties fo:padding-left="0.049cm" fo:padding-right="0.049cm" fo:padding-top="0cm" fo:padding-bottom="0cm" fo:border="0.5pt solid #000000"/>
    </style:style>
    <style:style style:name="表格7.E3" style:family="table-cell">
      <style:table-cell-properties fo:padding-left="0.049cm" fo:padding-right="0.049cm" fo:padding-top="0cm" fo:padding-bottom="0cm" fo:border="0.5pt solid #000000"/>
    </style:style>
    <style:style style:name="表格7.A4" style:family="table-cell">
      <style:table-cell-properties fo:padding-left="0.049cm" fo:padding-right="0.049cm" fo:padding-top="0cm" fo:padding-bottom="0cm" fo:border="0.5pt solid #000000"/>
    </style:style>
    <style:style style:name="表格7.B4" style:family="table-cell">
      <style:table-cell-properties fo:padding-left="0.049cm" fo:padding-right="0.049cm" fo:padding-top="0cm" fo:padding-bottom="0cm" fo:border="0.5pt solid #000000"/>
    </style:style>
    <style:style style:name="表格7.C4" style:family="table-cell">
      <style:table-cell-properties fo:padding-left="0.049cm" fo:padding-right="0.049cm" fo:padding-top="0cm" fo:padding-bottom="0cm" fo:border="0.5pt solid #000000"/>
    </style:style>
    <style:style style:name="表格7.D4" style:family="table-cell">
      <style:table-cell-properties fo:padding-left="0.049cm" fo:padding-right="0.049cm" fo:padding-top="0cm" fo:padding-bottom="0cm" fo:border="0.5pt solid #000000"/>
    </style:style>
    <style:style style:name="表格7.E4" style:family="table-cell">
      <style:table-cell-properties fo:padding-left="0.049cm" fo:padding-right="0.049cm" fo:padding-top="0cm" fo:padding-bottom="0cm" fo:border="0.5pt solid #000000"/>
    </style:style>
    <style:style style:name="表格7.A5" style:family="table-cell">
      <style:table-cell-properties fo:padding-left="0.049cm" fo:padding-right="0.049cm" fo:padding-top="0cm" fo:padding-bottom="0cm" fo:border="0.5pt solid #000000"/>
    </style:style>
    <style:style style:name="表格7.B5" style:family="table-cell">
      <style:table-cell-properties fo:padding-left="0.049cm" fo:padding-right="0.049cm" fo:padding-top="0cm" fo:padding-bottom="0cm" fo:border="0.5pt solid #000000"/>
    </style:style>
    <style:style style:name="表格7.C5" style:family="table-cell">
      <style:table-cell-properties fo:padding-left="0.049cm" fo:padding-right="0.049cm" fo:padding-top="0cm" fo:padding-bottom="0cm" fo:border="0.5pt solid #000000"/>
    </style:style>
    <style:style style:name="表格7.D5" style:family="table-cell">
      <style:table-cell-properties fo:padding-left="0.049cm" fo:padding-right="0.049cm" fo:padding-top="0cm" fo:padding-bottom="0cm" fo:border="0.5pt solid #000000"/>
    </style:style>
    <style:style style:name="表格7.E5" style:family="table-cell">
      <style:table-cell-properties fo:padding-left="0.049cm" fo:padding-right="0.049cm" fo:padding-top="0cm" fo:padding-bottom="0cm" fo:border="0.5pt solid #000000"/>
    </style:style>
    <style:style style:name="表格7.A6" style:family="table-cell">
      <style:table-cell-properties fo:padding-left="0.049cm" fo:padding-right="0.049cm" fo:padding-top="0cm" fo:padding-bottom="0cm" fo:border="0.5pt solid #000000"/>
    </style:style>
    <style:style style:name="表格7.B6" style:family="table-cell">
      <style:table-cell-properties fo:padding-left="0.049cm" fo:padding-right="0.049cm" fo:padding-top="0cm" fo:padding-bottom="0cm" fo:border="0.5pt solid #000000"/>
    </style:style>
    <style:style style:name="表格7.C6" style:family="table-cell">
      <style:table-cell-properties fo:padding-left="0.049cm" fo:padding-right="0.049cm" fo:padding-top="0cm" fo:padding-bottom="0cm" fo:border="0.5pt solid #000000"/>
    </style:style>
    <style:style style:name="表格7.D6" style:family="table-cell">
      <style:table-cell-properties fo:padding-left="0.049cm" fo:padding-right="0.049cm" fo:padding-top="0cm" fo:padding-bottom="0cm" fo:border="0.5pt solid #000000"/>
    </style:style>
    <style:style style:name="表格7.E6" style:family="table-cell">
      <style:table-cell-properties fo:padding-left="0.049cm" fo:padding-right="0.049cm" fo:padding-top="0cm" fo:padding-bottom="0cm" fo:border="0.5pt solid #000000"/>
    </style:style>
    <style:style style:name="表格8" style:family="table">
      <style:table-properties style:width="18.494cm" fo:margin-left="0.009cm" fo:margin-top="0cm" fo:margin-bottom="0cm" table:align="left" style:writing-mode="page"/>
    </style:style>
    <style:style style:name="表格8.A" style:family="table-column">
      <style:table-column-properties style:column-width="2.741cm"/>
    </style:style>
    <style:style style:name="表格8.B" style:family="table-column">
      <style:table-column-properties style:column-width="3cm"/>
    </style:style>
    <style:style style:name="表格8.C" style:family="table-column">
      <style:table-column-properties style:column-width="3.002cm"/>
    </style:style>
    <style:style style:name="表格8.D" style:family="table-column">
      <style:table-column-properties style:column-width="9.749cm"/>
    </style:style>
    <style:style style:name="表格8.1" style:family="table-row">
      <style:table-row-properties fo:keep-together="auto"/>
    </style:style>
    <style:style style:name="表格8.A1" style:family="table-cell">
      <style:table-cell-properties style:vertical-align="middle" fo:padding-left="0.191cm" fo:padding-right="0.191cm" fo:padding-top="0cm" fo:padding-bottom="0cm" fo:border="0.5pt solid #000000"/>
    </style:style>
    <style:style style:name="表格8.D2" style:family="table-cell">
      <style:table-cell-properties fo:padding-left="0.191cm" fo:padding-right="0.191cm" fo:padding-top="0cm" fo:padding-bottom="0cm" fo:border="0.5pt solid #000000"/>
    </style:style>
    <style:style style:name="表格8.3" style:family="table-row">
      <style:table-row-properties style:min-row-height="1.101cm" fo:keep-together="auto"/>
    </style:style>
    <style:style style:name="表格8.D3" style:family="table-cell">
      <style:table-cell-properties fo:padding-left="0.191cm" fo:padding-right="0.191cm" fo:padding-top="0cm" fo:padding-bottom="0cm" fo:border="0.5pt solid #000000"/>
    </style:style>
    <style:style style:name="表格8.D4" style:family="table-cell">
      <style:table-cell-properties fo:padding-left="0.191cm" fo:padding-right="0.191cm" fo:padding-top="0cm" fo:padding-bottom="0cm" fo:border="0.5pt solid #000000"/>
    </style:style>
    <style:style style:name="表格8.D5" style:family="table-cell">
      <style:table-cell-properties fo:padding-left="0.191cm" fo:padding-right="0.191cm" fo:padding-top="0cm" fo:padding-bottom="0cm" fo:border="0.5pt solid #000000"/>
    </style:style>
    <style:style style:name="表格8.D6" style:family="table-cell">
      <style:table-cell-properties fo:padding-left="0.191cm" fo:padding-right="0.191cm" fo:padding-top="0cm" fo:padding-bottom="0cm" fo:border="0.5pt solid #000000"/>
    </style:style>
    <style:style style:name="表格9" style:family="table">
      <style:table-properties style:width="18.461cm" style:rel-width="100%" fo:margin-left="0.009cm" fo:margin-top="0cm" fo:margin-bottom="0cm" table:align="left" style:writing-mode="page"/>
    </style:style>
    <style:style style:name="表格9.A" style:family="table-column">
      <style:table-column-properties style:column-width="4.874cm" style:rel-column-width="17301*"/>
    </style:style>
    <style:style style:name="表格9.B" style:family="table-column">
      <style:table-column-properties style:column-width="13.587cm" style:rel-column-width="48233*"/>
    </style:style>
    <style:style style:name="表格9.1" style:family="table-row">
      <style:table-row-properties style:min-row-height="1cm" fo:keep-together="auto"/>
    </style:style>
    <style:style style:name="表格9.A1" style:family="table-cell">
      <style:table-cell-properties style:vertical-align="middle" fo:padding-left="0.191cm" fo:padding-right="0.191cm" fo:padding-top="0cm" fo:padding-bottom="0cm" fo:border="0.5pt solid #000000"/>
    </style:style>
    <style:style style:name="表格9.B2" style:family="table-cell">
      <style:table-cell-properties fo:padding-left="0.191cm" fo:padding-right="0.191cm" fo:padding-top="0cm" fo:padding-bottom="0cm" fo:border="0.5pt solid #000000"/>
    </style:style>
    <style:style style:name="表格9.B3" style:family="table-cell">
      <style:table-cell-properties fo:padding-left="0.191cm" fo:padding-right="0.191cm" fo:padding-top="0cm" fo:padding-bottom="0cm" fo:border="0.5pt solid #000000"/>
    </style:style>
    <style:style style:name="表格9.B7"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表格10" style:family="table">
      <style:table-properties style:width="18.454cm" fo:margin-left="0cm" fo:margin-top="0cm" fo:margin-bottom="0cm" table:align="left" style:writing-mode="lr-tb"/>
    </style:style>
    <style:style style:name="表格10.A" style:family="table-column">
      <style:table-column-properties style:column-width="3.75cm"/>
    </style:style>
    <style:style style:name="表格10.B" style:family="table-column">
      <style:table-column-properties style:column-width="6.003cm"/>
    </style:style>
    <style:style style:name="表格10.C" style:family="table-column">
      <style:table-column-properties style:column-width="1.647cm"/>
    </style:style>
    <style:style style:name="表格10.D" style:family="table-column">
      <style:table-column-properties style:column-width="3.21cm"/>
    </style:style>
    <style:style style:name="表格10.E" style:family="table-column">
      <style:table-column-properties style:column-width="3.844cm"/>
    </style:style>
    <style:style style:name="表格10.1" style:family="table-row">
      <style:table-row-properties fo:keep-together="auto"/>
    </style:style>
    <style:style style:name="表格10.A1" style:family="table-cell">
      <style:table-cell-properties style:vertical-align="middle" fo:padding-left="0.191cm" fo:padding-right="0.191cm" fo:padding-top="0cm" fo:padding-bottom="0cm" fo:border="0.5pt solid #000000" style:writing-mode="lr-tb"/>
    </style:style>
    <style:style style:name="表格10.A2" style:family="table-cell">
      <style:table-cell-properties fo:padding-left="0.191cm" fo:padding-right="0.191cm" fo:padding-top="0cm" fo:padding-bottom="0cm" fo:border="0.5pt solid #000000" style:writing-mode="lr-tb"/>
    </style:style>
    <style:style style:name="表格10.B2" style:family="table-cell">
      <style:table-cell-properties fo:padding-left="0.191cm" fo:padding-right="0.191cm" fo:padding-top="0cm" fo:padding-bottom="0cm" fo:border="0.5pt solid #000000" style:writing-mode="lr-tb"/>
    </style:style>
    <style:style style:name="表格10.C2" style:family="table-cell">
      <style:table-cell-properties fo:padding-left="0.191cm" fo:padding-right="0.191cm" fo:padding-top="0cm" fo:padding-bottom="0cm" fo:border="0.5pt solid #000000" style:writing-mode="lr-tb"/>
    </style:style>
    <style:style style:name="表格10.D2" style:family="table-cell">
      <style:table-cell-properties fo:padding-left="0.191cm" fo:padding-right="0.191cm" fo:padding-top="0cm" fo:padding-bottom="0cm" fo:border="0.5pt solid #000000" style:writing-mode="lr-tb"/>
    </style:style>
    <style:style style:name="表格10.E2" style:family="table-cell">
      <style:table-cell-properties fo:padding-left="0.191cm" fo:padding-right="0.191cm" fo:padding-top="0cm" fo:padding-bottom="0cm" fo:border="0.5pt solid #000000" style:writing-mode="lr-tb"/>
    </style:style>
    <style:style style:name="表格10.A3" style:family="table-cell">
      <style:table-cell-properties fo:padding-left="0.191cm" fo:padding-right="0.191cm" fo:padding-top="0cm" fo:padding-bottom="0cm" fo:border="0.5pt solid #000000" style:writing-mode="lr-tb"/>
    </style:style>
    <style:style style:name="表格10.B3" style:family="table-cell">
      <style:table-cell-properties fo:padding-left="0.191cm" fo:padding-right="0.191cm" fo:padding-top="0cm" fo:padding-bottom="0cm" fo:border="0.5pt solid #000000" style:writing-mode="lr-tb"/>
    </style:style>
    <style:style style:name="表格10.C3" style:family="table-cell">
      <style:table-cell-properties fo:padding-left="0.191cm" fo:padding-right="0.191cm" fo:padding-top="0cm" fo:padding-bottom="0cm" fo:border="0.5pt solid #000000" style:writing-mode="lr-tb"/>
    </style:style>
    <style:style style:name="表格10.D3" style:family="table-cell">
      <style:table-cell-properties fo:padding-left="0.191cm" fo:padding-right="0.191cm" fo:padding-top="0cm" fo:padding-bottom="0cm" fo:border="0.5pt solid #000000" style:writing-mode="lr-tb"/>
    </style:style>
    <style:style style:name="表格10.E3" style:family="table-cell">
      <style:table-cell-properties fo:padding-left="0.191cm" fo:padding-right="0.191cm" fo:padding-top="0cm" fo:padding-bottom="0cm" fo:border="0.5pt solid #000000" style:writing-mode="lr-tb"/>
    </style:style>
    <style:style style:name="表格10.A4" style:family="table-cell">
      <style:table-cell-properties fo:padding-left="0.191cm" fo:padding-right="0.191cm" fo:padding-top="0cm" fo:padding-bottom="0cm" fo:border="0.5pt solid #000000" style:writing-mode="lr-tb"/>
    </style:style>
    <style:style style:name="表格10.B4" style:family="table-cell">
      <style:table-cell-properties fo:padding-left="0.191cm" fo:padding-right="0.191cm" fo:padding-top="0cm" fo:padding-bottom="0cm" fo:border="0.5pt solid #000000" style:writing-mode="lr-tb"/>
    </style:style>
    <style:style style:name="表格10.C4" style:family="table-cell">
      <style:table-cell-properties fo:padding-left="0.191cm" fo:padding-right="0.191cm" fo:padding-top="0cm" fo:padding-bottom="0cm" fo:border="0.5pt solid #000000" style:writing-mode="lr-tb"/>
    </style:style>
    <style:style style:name="表格10.D4" style:family="table-cell">
      <style:table-cell-properties fo:padding-left="0.191cm" fo:padding-right="0.191cm" fo:padding-top="0cm" fo:padding-bottom="0cm" fo:border="0.5pt solid #000000" style:writing-mode="lr-tb"/>
    </style:style>
    <style:style style:name="表格10.E4" style:family="table-cell">
      <style:table-cell-properties fo:padding-left="0.191cm" fo:padding-right="0.191cm" fo:padding-top="0cm" fo:padding-bottom="0cm" fo:border="0.5pt solid #000000" style:writing-mode="lr-tb"/>
    </style:style>
    <style:style style:name="表格10.E5" style:family="table-cell">
      <style:table-cell-properties fo:padding-left="0.191cm" fo:padding-right="0.191cm" fo:padding-top="0cm" fo:padding-bottom="0cm" fo:border="0.5pt solid #000000" style:writing-mode="lr-tb"/>
    </style:style>
    <style:style style:name="表格10.E6" style:family="table-cell">
      <style:table-cell-properties fo:padding-left="0.191cm" fo:padding-right="0.191cm" fo:padding-top="0cm" fo:padding-bottom="0cm" fo:border="0.5pt solid #000000" style:writing-mode="lr-tb"/>
    </style:style>
    <style:style style:name="表格11" style:family="table">
      <style:table-properties style:width="17cm" style:rel-width="100%" fo:margin-left="0cm" fo:margin-top="0cm" fo:margin-bottom="0cm" table:align="left" style:writing-mode="page"/>
    </style:style>
    <style:style style:name="表格11.A" style:family="table-column">
      <style:table-column-properties style:column-width="2.833cm" style:rel-column-width="10922*"/>
    </style:style>
    <style:style style:name="表格11.B" style:family="table-column">
      <style:table-column-properties style:column-width="2.835cm" style:rel-column-width="10927*"/>
    </style:style>
    <style:style style:name="表格11.C" style:family="table-column">
      <style:table-column-properties style:column-width="2.836cm" style:rel-column-width="10931*"/>
    </style:style>
    <style:style style:name="表格11.D" style:family="table-column">
      <style:table-column-properties style:column-width="2.833cm" style:rel-column-width="10918*"/>
    </style:style>
    <style:style style:name="表格11.F" style:family="table-column">
      <style:table-column-properties style:column-width="2.828cm" style:rel-column-width="10903*"/>
    </style:style>
    <style:style style:name="表格11.1" style:family="table-row">
      <style:table-row-properties style:min-row-height="1cm" fo:keep-together="auto"/>
    </style:style>
    <style:style style:name="表格11.A1" style:family="table-cell">
      <style:table-cell-properties style:vertical-align="middle" fo:padding="0.132cm" fo:border="2.25pt outset #000000"/>
    </style:style>
    <style:style style:name="表格11.2" style:family="table-row">
      <style:table-row-properties fo:keep-together="auto"/>
    </style:style>
    <style:style style:name="表格11.3" style:family="table-row">
      <style:table-row-properties fo:keep-together="auto"/>
    </style:style>
    <style:style style:name="表格12" style:family="table">
      <style:table-properties style:width="17cm" style:rel-width="100%" fo:margin-left="0.039cm" fo:margin-top="0cm" fo:margin-bottom="0cm" table:align="left" style:writing-mode="page"/>
    </style:style>
    <style:style style:name="表格12.A" style:family="table-column">
      <style:table-column-properties style:column-width="2.833cm" style:rel-column-width="10922*"/>
    </style:style>
    <style:style style:name="表格12.B" style:family="table-column">
      <style:table-column-properties style:column-width="2.835cm" style:rel-column-width="10927*"/>
    </style:style>
    <style:style style:name="表格12.C" style:family="table-column">
      <style:table-column-properties style:column-width="2.836cm" style:rel-column-width="10931*"/>
    </style:style>
    <style:style style:name="表格12.D" style:family="table-column">
      <style:table-column-properties style:column-width="2.833cm" style:rel-column-width="10918*"/>
    </style:style>
    <style:style style:name="表格12.F" style:family="table-column">
      <style:table-column-properties style:column-width="2.828cm" style:rel-column-width="10903*"/>
    </style:style>
    <style:style style:name="表格12.1" style:family="table-row">
      <style:table-row-properties fo:keep-together="auto"/>
    </style:style>
    <style:style style:name="表格12.A1" style:family="table-cell">
      <style:table-cell-properties style:vertical-align="middle" fo:padding="0.132cm" fo:border="2.25pt outset #000000"/>
    </style:style>
    <style:style style:name="表格13" style:family="table">
      <style:table-properties style:width="17cm" style:rel-width="100%" fo:margin-left="0.039cm" fo:margin-top="0cm" fo:margin-bottom="0cm" table:align="left" style:writing-mode="page"/>
    </style:style>
    <style:style style:name="表格13.A" style:family="table-column">
      <style:table-column-properties style:column-width="2.125cm" style:rel-column-width="8191*"/>
    </style:style>
    <style:style style:name="表格13.B" style:family="table-column">
      <style:table-column-properties style:column-width="2.122cm" style:rel-column-width="8179*"/>
    </style:style>
    <style:style style:name="表格13.C" style:family="table-column">
      <style:table-column-properties style:column-width="2.127cm" style:rel-column-width="8203*"/>
    </style:style>
    <style:style style:name="表格13.G" style:family="table-column">
      <style:table-column-properties style:column-width="2.127cm" style:rel-column-width="8197*"/>
    </style:style>
    <style:style style:name="表格13.H" style:family="table-column">
      <style:table-column-properties style:column-width="2.124cm" style:rel-column-width="8185*"/>
    </style:style>
    <style:style style:name="表格13.1" style:family="table-row">
      <style:table-row-properties fo:keep-together="auto"/>
    </style:style>
    <style:style style:name="表格13.A1" style:family="table-cell">
      <style:table-cell-properties style:vertical-align="middle" fo:padding="0.132cm" fo:border="2.25pt outset #000000"/>
    </style:style>
    <style:style style:name="表格14" style:family="table">
      <style:table-properties style:width="17cm" style:rel-width="100%" fo:margin-left="0.039cm" fo:margin-top="0cm" fo:margin-bottom="0cm" table:align="left" style:writing-mode="page"/>
    </style:style>
    <style:style style:name="表格14.A" style:family="table-column">
      <style:table-column-properties style:column-width="2.833cm" style:rel-column-width="10922*"/>
    </style:style>
    <style:style style:name="表格14.B" style:family="table-column">
      <style:table-column-properties style:column-width="2.835cm" style:rel-column-width="10927*"/>
    </style:style>
    <style:style style:name="表格14.C" style:family="table-column">
      <style:table-column-properties style:column-width="2.836cm" style:rel-column-width="10931*"/>
    </style:style>
    <style:style style:name="表格14.D" style:family="table-column">
      <style:table-column-properties style:column-width="2.833cm" style:rel-column-width="10918*"/>
    </style:style>
    <style:style style:name="表格14.F" style:family="table-column">
      <style:table-column-properties style:column-width="2.828cm" style:rel-column-width="10903*"/>
    </style:style>
    <style:style style:name="表格14.1" style:family="table-row">
      <style:table-row-properties style:min-row-height="0.845cm" fo:keep-together="auto"/>
    </style:style>
    <style:style style:name="表格14.A1" style:family="table-cell">
      <style:table-cell-properties style:vertical-align="middle" fo:padding="0.132cm" fo:border="2.25pt outset #000000"/>
    </style:style>
    <style:style style:name="表格14.A2" style:family="table-cell">
      <style:table-cell-properties style:vertical-align="middle" fo:background-color="#ffffff" fo:padding="0.132cm" fo:border="2.25pt outset #000000">
        <style:background-image/>
      </style:table-cell-properties>
    </style:style>
    <style:style style:name="表格15" style:family="table">
      <style:table-properties style:width="17cm" style:rel-width="100%" fo:margin-left="0.039cm" fo:margin-top="0cm" fo:margin-bottom="0cm" table:align="left" style:writing-mode="page"/>
    </style:style>
    <style:style style:name="表格15.A" style:family="table-column">
      <style:table-column-properties style:column-width="2.445cm" style:rel-column-width="9423*"/>
    </style:style>
    <style:style style:name="表格15.B" style:family="table-column">
      <style:table-column-properties style:column-width="1.995cm" style:rel-column-width="7688*"/>
    </style:style>
    <style:style style:name="表格15.C" style:family="table-column">
      <style:table-column-properties style:column-width="2.365cm" style:rel-column-width="9116*"/>
    </style:style>
    <style:style style:name="表格15.D" style:family="table-column">
      <style:table-column-properties style:column-width="3.067cm" style:rel-column-width="11822*"/>
    </style:style>
    <style:style style:name="表格15.E" style:family="table-column">
      <style:table-column-properties style:column-width="2.244cm" style:rel-column-width="8651*"/>
    </style:style>
    <style:style style:name="表格15.F" style:family="table-column">
      <style:table-column-properties style:column-width="4.886cm" style:rel-column-width="18832*"/>
    </style:style>
    <style:style style:name="表格15.1" style:family="table-row">
      <style:table-row-properties style:min-row-height="0.185cm" fo:keep-together="auto"/>
    </style:style>
    <style:style style:name="表格15.A1" style:family="table-cell">
      <style:table-cell-properties style:vertical-align="middle" fo:padding="0.132cm" fo:border="2.25pt outset #000000"/>
    </style:style>
    <style:style style:name="表格15.2" style:family="table-row">
      <style:table-row-properties fo:keep-together="auto"/>
    </style:style>
    <style:style style:name="表格15.A2" style:family="table-cell">
      <style:table-cell-properties style:vertical-align="middle" fo:background-color="#ffffff" fo:padding="0.132cm" fo:border="2.25pt outset #000000">
        <style:background-image/>
      </style:table-cell-properties>
    </style:style>
    <style:style style:name="表格15.3" style:family="table-row">
      <style:table-row-properties style:min-row-height="0.192cm" fo:keep-together="auto"/>
    </style:style>
    <style:style style:name="表格16" style:family="table">
      <style:table-properties style:width="17cm" style:rel-width="100%" fo:margin-left="0.039cm" fo:margin-top="0cm" fo:margin-bottom="0cm" table:align="left" style:writing-mode="page"/>
    </style:style>
    <style:style style:name="表格16.A" style:family="table-column">
      <style:table-column-properties style:column-width="17cm" style:rel-column-width="65535*"/>
    </style:style>
    <style:style style:name="表格16.1" style:family="table-row">
      <style:table-row-properties style:row-height="2cm" fo:keep-together="auto"/>
    </style:style>
    <style:style style:name="表格16.A1" style:family="table-cell">
      <style:table-cell-properties fo:padding="0.132cm" fo:border="2.25pt outset #000000"/>
    </style:style>
    <style:style style:name="表格17" style:family="table">
      <style:table-properties style:width="17cm" style:rel-width="100%" fo:margin-left="0cm" fo:margin-top="0cm" fo:margin-bottom="0cm" table:align="left" style:writing-mode="page"/>
    </style:style>
    <style:style style:name="表格17.A" style:family="table-column">
      <style:table-column-properties style:column-width="2.833cm" style:rel-column-width="10922*"/>
    </style:style>
    <style:style style:name="表格17.B" style:family="table-column">
      <style:table-column-properties style:column-width="2.835cm" style:rel-column-width="10927*"/>
    </style:style>
    <style:style style:name="表格17.C" style:family="table-column">
      <style:table-column-properties style:column-width="2.836cm" style:rel-column-width="10931*"/>
    </style:style>
    <style:style style:name="表格17.D" style:family="table-column">
      <style:table-column-properties style:column-width="2.833cm" style:rel-column-width="10918*"/>
    </style:style>
    <style:style style:name="表格17.F" style:family="table-column">
      <style:table-column-properties style:column-width="2.828cm" style:rel-column-width="10903*"/>
    </style:style>
    <style:style style:name="表格17.1" style:family="table-row">
      <style:table-row-properties style:min-row-height="1cm" fo:keep-together="auto"/>
    </style:style>
    <style:style style:name="表格17.A1" style:family="table-cell">
      <style:table-cell-properties style:vertical-align="middle" fo:padding="0.132cm" fo:border="2.25pt outset #000000"/>
    </style:style>
    <style:style style:name="表格17.2" style:family="table-row">
      <style:table-row-properties fo:keep-together="auto"/>
    </style:style>
    <style:style style:name="表格17.3" style:family="table-row">
      <style:table-row-properties fo:keep-together="auto"/>
    </style:style>
    <style:style style:name="表格18" style:family="table">
      <style:table-properties style:width="17cm" style:rel-width="100%" fo:margin-left="0.039cm" fo:margin-top="0cm" fo:margin-bottom="0cm" table:align="left" style:writing-mode="page"/>
    </style:style>
    <style:style style:name="表格18.A" style:family="table-column">
      <style:table-column-properties style:column-width="2.833cm" style:rel-column-width="10922*"/>
    </style:style>
    <style:style style:name="表格18.B" style:family="table-column">
      <style:table-column-properties style:column-width="2.835cm" style:rel-column-width="10927*"/>
    </style:style>
    <style:style style:name="表格18.C" style:family="table-column">
      <style:table-column-properties style:column-width="2.836cm" style:rel-column-width="10931*"/>
    </style:style>
    <style:style style:name="表格18.D" style:family="table-column">
      <style:table-column-properties style:column-width="2.833cm" style:rel-column-width="10918*"/>
    </style:style>
    <style:style style:name="表格18.F" style:family="table-column">
      <style:table-column-properties style:column-width="2.828cm" style:rel-column-width="10903*"/>
    </style:style>
    <style:style style:name="表格18.1" style:family="table-row">
      <style:table-row-properties fo:keep-together="auto"/>
    </style:style>
    <style:style style:name="表格18.A1" style:family="table-cell">
      <style:table-cell-properties style:vertical-align="middle" fo:padding="0.132cm" fo:border="2.25pt outset #000000"/>
    </style:style>
    <style:style style:name="表格19" style:family="table">
      <style:table-properties style:width="17cm" style:rel-width="100%" fo:margin-left="0.039cm" fo:margin-top="0cm" fo:margin-bottom="0cm" table:align="left" style:writing-mode="page"/>
    </style:style>
    <style:style style:name="表格19.A" style:family="table-column">
      <style:table-column-properties style:column-width="2.125cm" style:rel-column-width="8191*"/>
    </style:style>
    <style:style style:name="表格19.B" style:family="table-column">
      <style:table-column-properties style:column-width="2.122cm" style:rel-column-width="8179*"/>
    </style:style>
    <style:style style:name="表格19.C" style:family="table-column">
      <style:table-column-properties style:column-width="2.127cm" style:rel-column-width="8203*"/>
    </style:style>
    <style:style style:name="表格19.G" style:family="table-column">
      <style:table-column-properties style:column-width="2.127cm" style:rel-column-width="8197*"/>
    </style:style>
    <style:style style:name="表格19.H" style:family="table-column">
      <style:table-column-properties style:column-width="2.124cm" style:rel-column-width="8185*"/>
    </style:style>
    <style:style style:name="表格19.1" style:family="table-row">
      <style:table-row-properties fo:keep-together="auto"/>
    </style:style>
    <style:style style:name="表格19.A1" style:family="table-cell">
      <style:table-cell-properties style:vertical-align="middle" fo:padding="0.132cm" fo:border="2.25pt outset #000000"/>
    </style:style>
    <style:style style:name="表格20" style:family="table">
      <style:table-properties style:width="17cm" style:rel-width="100%" fo:margin-left="0.039cm" fo:margin-top="0cm" fo:margin-bottom="0cm" table:align="left" style:writing-mode="page"/>
    </style:style>
    <style:style style:name="表格20.A" style:family="table-column">
      <style:table-column-properties style:column-width="2.833cm" style:rel-column-width="10922*"/>
    </style:style>
    <style:style style:name="表格20.B" style:family="table-column">
      <style:table-column-properties style:column-width="2.835cm" style:rel-column-width="10927*"/>
    </style:style>
    <style:style style:name="表格20.C" style:family="table-column">
      <style:table-column-properties style:column-width="2.836cm" style:rel-column-width="10931*"/>
    </style:style>
    <style:style style:name="表格20.D" style:family="table-column">
      <style:table-column-properties style:column-width="2.833cm" style:rel-column-width="10918*"/>
    </style:style>
    <style:style style:name="表格20.F" style:family="table-column">
      <style:table-column-properties style:column-width="2.828cm" style:rel-column-width="10903*"/>
    </style:style>
    <style:style style:name="表格20.1" style:family="table-row">
      <style:table-row-properties style:min-row-height="0.845cm" fo:keep-together="auto"/>
    </style:style>
    <style:style style:name="表格20.A1" style:family="table-cell">
      <style:table-cell-properties style:vertical-align="middle" fo:padding="0.132cm" fo:border="2.25pt outset #000000"/>
    </style:style>
    <style:style style:name="表格20.A2" style:family="table-cell">
      <style:table-cell-properties style:vertical-align="middle" fo:background-color="#ffffff" fo:padding="0.132cm" fo:border="2.25pt outset #000000">
        <style:background-image/>
      </style:table-cell-properties>
    </style:style>
    <style:style style:name="表格21" style:family="table">
      <style:table-properties style:width="17cm" style:rel-width="100%" fo:margin-left="0.039cm" fo:margin-top="0cm" fo:margin-bottom="0cm" table:align="left" style:writing-mode="page"/>
    </style:style>
    <style:style style:name="表格21.A" style:family="table-column">
      <style:table-column-properties style:column-width="2.445cm" style:rel-column-width="9423*"/>
    </style:style>
    <style:style style:name="表格21.B" style:family="table-column">
      <style:table-column-properties style:column-width="1.995cm" style:rel-column-width="7688*"/>
    </style:style>
    <style:style style:name="表格21.C" style:family="table-column">
      <style:table-column-properties style:column-width="2.365cm" style:rel-column-width="9116*"/>
    </style:style>
    <style:style style:name="表格21.D" style:family="table-column">
      <style:table-column-properties style:column-width="3.067cm" style:rel-column-width="11822*"/>
    </style:style>
    <style:style style:name="表格21.E" style:family="table-column">
      <style:table-column-properties style:column-width="2.244cm" style:rel-column-width="8651*"/>
    </style:style>
    <style:style style:name="表格21.F" style:family="table-column">
      <style:table-column-properties style:column-width="4.886cm" style:rel-column-width="18832*"/>
    </style:style>
    <style:style style:name="表格21.1" style:family="table-row">
      <style:table-row-properties style:min-row-height="0.185cm" fo:keep-together="auto"/>
    </style:style>
    <style:style style:name="表格21.A1" style:family="table-cell">
      <style:table-cell-properties style:vertical-align="middle" fo:padding="0.132cm" fo:border="2.25pt outset #000000"/>
    </style:style>
    <style:style style:name="表格21.2" style:family="table-row">
      <style:table-row-properties fo:keep-together="auto"/>
    </style:style>
    <style:style style:name="表格21.A2" style:family="table-cell">
      <style:table-cell-properties style:vertical-align="middle" fo:background-color="#ffffff" fo:padding="0.132cm" fo:border="2.25pt outset #000000">
        <style:background-image/>
      </style:table-cell-properties>
    </style:style>
    <style:style style:name="表格21.3" style:family="table-row">
      <style:table-row-properties style:min-row-height="0.192cm" fo:keep-together="auto"/>
    </style:style>
    <style:style style:name="表格22" style:family="table">
      <style:table-properties style:width="17cm" style:rel-width="100%" fo:margin-left="0.039cm" fo:margin-top="0cm" fo:margin-bottom="0cm" table:align="left" style:writing-mode="page"/>
    </style:style>
    <style:style style:name="表格22.A" style:family="table-column">
      <style:table-column-properties style:column-width="17cm" style:rel-column-width="65535*"/>
    </style:style>
    <style:style style:name="表格22.1" style:family="table-row">
      <style:table-row-properties style:row-height="2cm" fo:keep-together="auto"/>
    </style:style>
    <style:style style:name="表格22.A1" style:family="table-cell">
      <style:table-cell-properties fo:padding="0.132cm" fo:border="2.25pt outset #000000"/>
    </style:style>
    <style:style style:name="P1" style:family="paragraph" style:parent-style-name="Standard">
      <style:paragraph-properties fo:margin-top="0cm" fo:margin-bottom="0cm" style:contextual-spacing="false" fo:line-height="0.847cm" fo:text-align="start" style:justify-single-word="false"/>
      <style:text-properties style:font-name="Calibri" fo:font-size="12pt" fo:language="en" fo:country="US" style:letter-kerning="true" style:font-name-asian="新細明體1" style:font-size-asian="12pt" style:language-asian="zh" style:country-asian="TW" style:font-name-complex="F" style:font-size-complex="11pt" style:language-complex="ar" style:country-complex="SA"/>
    </style:style>
    <style:style style:name="P2" style:family="paragraph" style:parent-style-name="Standard">
      <style:paragraph-properties fo:margin-top="0cm" fo:margin-bottom="0cm" style:contextual-spacing="false" fo:line-height="0.847cm" fo:text-align="justify" style:justify-single-word="false"/>
      <style:text-properties style:font-name="Calibri" fo:font-size="12pt" fo:language="en" fo:country="US" style:letter-kerning="true" style:font-name-asian="新細明體1" style:font-size-asian="12pt" style:language-asian="zh" style:country-asian="TW" style:font-name-complex="F" style:font-size-complex="11pt" style:language-complex="ar" style:country-complex="SA"/>
    </style:style>
    <style:style style:name="P3" style:family="paragraph" style:parent-style-name="Standard">
      <style:paragraph-properties fo:margin-top="0cm" fo:margin-bottom="0cm" style:contextual-spacing="false" fo:line-height="0.847cm" fo:text-align="center" style:justify-single-word="false"/>
      <style:text-properties style:font-name="Calibri" fo:font-size="12pt" fo:language="en" fo:country="US" style:letter-kerning="true" style:font-name-asian="新細明體1" style:font-size-asian="12pt" style:language-asian="zh" style:country-asian="TW" style:font-name-complex="F" style:font-size-complex="11pt" style:language-complex="ar" style:country-complex="SA"/>
    </style:style>
    <style:style style:name="P4" style:family="paragraph" style:parent-style-name="Standard">
      <style:paragraph-properties fo:margin-top="0cm" fo:margin-bottom="0cm" style:contextual-spacing="false" fo:line-height="0.847cm" fo:text-align="end" style:justify-single-word="false"/>
      <style:text-properties style:font-name="Calibri" fo:font-size="12pt" fo:language="en" fo:country="US" style:letter-kerning="true" style:font-name-asian="新細明體1" style:font-size-asian="12pt" style:language-asian="zh" style:country-asian="TW" style:font-name-complex="F" style:font-size-complex="11pt" style:language-complex="ar" style:country-complex="SA"/>
    </style:style>
    <style:style style:name="P5" style:family="paragraph" style:parent-style-name="Standard">
      <style:paragraph-properties fo:margin-top="0cm" fo:margin-bottom="0cm" style:contextual-spacing="false" fo:text-align="start" style:justify-single-word="false"/>
      <style:text-properties style:font-name="Calibri" fo:font-size="12pt" fo:language="en" fo:country="US" style:letter-kerning="true" style:font-name-asian="新細明體1" style:font-size-asian="12pt" style:language-asian="zh" style:country-asian="TW" style:font-name-complex="F" style:font-size-complex="11pt" style:language-complex="ar" style:country-complex="SA"/>
    </style:style>
    <style:style style:name="P6" style:family="paragraph" style:parent-style-name="Standard">
      <style:paragraph-properties fo:margin-top="0cm" fo:margin-bottom="0cm" style:contextual-spacing="false" fo:text-align="start" style:justify-single-word="false" fo:text-indent="1.976cm" style:auto-text-indent="false"/>
      <style:text-properties style:font-name="Calibri" fo:font-size="12pt" fo:language="en" fo:country="US" style:letter-kerning="true" style:font-name-asian="新細明體1" style:font-size-asian="12pt" style:language-asian="zh" style:country-asian="TW" style:font-name-complex="F" style:font-size-complex="11pt" style:language-complex="ar" style:country-complex="SA"/>
    </style:style>
    <style:style style:name="P7" style:family="paragraph" style:parent-style-name="Standard">
      <style:paragraph-properties fo:margin-top="0cm" fo:margin-bottom="0cm" style:contextual-spacing="false" fo:text-align="center" style:justify-single-word="false"/>
      <style:text-properties style:font-name="Calibri" fo:font-size="12pt" fo:language="en" fo:country="US" style:letter-kerning="true" style:font-name-asian="新細明體1" style:font-size-asian="12pt" style:language-asian="zh" style:country-asian="TW" style:font-name-complex="F" style:font-size-complex="11pt" style:language-complex="ar" style:country-complex="SA"/>
    </style:style>
    <style:style style:name="P8" style:family="paragraph" style:parent-style-name="Standard">
      <style:paragraph-properties fo:margin-top="0cm" fo:margin-bottom="0cm" style:contextual-spacing="false" fo:text-align="center" style:justify-single-word="false" style:snap-to-layout-grid="false"/>
      <style:text-properties style:font-name="Calibri" fo:font-size="12pt" fo:language="en" fo:country="US" style:letter-kerning="true" style:font-name-asian="新細明體1" style:font-size-asian="12pt" style:language-asian="zh" style:country-asian="TW" style:font-name-complex="F" style:font-size-complex="11pt" style:language-complex="ar" style:country-complex="SA"/>
    </style:style>
    <style:style style:name="P9" style:family="paragraph" style:parent-style-name="Standard">
      <style:paragraph-properties fo:margin-top="0cm" fo:margin-bottom="0cm" style:contextual-spacing="false" fo:text-align="justify" style:justify-single-word="false"/>
      <style:text-properties style:font-name="Calibri" fo:font-size="12pt" fo:language="en" fo:country="US" style:letter-kerning="true" style:font-name-asian="新細明體1" style:font-size-asian="12pt" style:language-asian="zh" style:country-asian="TW" style:font-name-complex="F" style:font-size-complex="11pt" style:language-complex="ar" style:country-complex="SA"/>
    </style:style>
    <style:style style:name="P10" style:family="paragraph" style:parent-style-name="Standard">
      <style:paragraph-properties fo:margin-top="0cm" fo:margin-bottom="0cm" style:contextual-spacing="false" fo:line-height="0.741cm" fo:text-align="justify" style:justify-single-word="false"/>
      <style:text-properties style:font-name="Calibri" fo:font-size="12pt" fo:language="en" fo:country="US" style:letter-kerning="true" style:font-name-asian="新細明體1" style:font-size-asian="12pt" style:language-asian="zh" style:country-asian="TW" style:font-name-complex="F" style:font-size-complex="11pt" style:language-complex="ar" style:country-complex="SA"/>
    </style:style>
    <style:style style:name="P11" style:family="paragraph" style:parent-style-name="Standard" style:list-style-name="WWNum10">
      <style:paragraph-properties fo:margin-top="0cm" fo:margin-bottom="0cm" style:contextual-spacing="false" fo:line-height="0.741cm" fo:text-align="justify" style:justify-single-word="false"/>
      <style:text-properties style:font-name="Calibri" fo:font-size="12pt" fo:language="en" fo:country="US" style:letter-kerning="true" style:font-name-asian="新細明體1" style:font-size-asian="12pt" style:language-asian="zh" style:country-asian="TW" style:font-name-complex="F" style:font-size-complex="11pt" style:language-complex="ar" style:country-complex="SA"/>
    </style:style>
    <style:style style:name="P12" style:family="paragraph" style:parent-style-name="Standard" style:list-style-name="WWNum10">
      <style:paragraph-properties fo:margin-left="2.002cm" fo:margin-top="0cm" fo:margin-bottom="0cm" style:contextual-spacing="false" fo:line-height="0.741cm" fo:text-align="justify" style:justify-single-word="false" fo:text-indent="-1.501cm" style:auto-text-indent="false"/>
      <style:text-properties style:font-name="Calibri" fo:font-size="12pt" fo:language="en" fo:country="US" style:letter-kerning="true" style:font-name-asian="新細明體1" style:font-size-asian="12pt" style:language-asian="zh" style:country-asian="TW" style:font-name-complex="F" style:font-size-complex="11pt" style:language-complex="ar" style:country-complex="SA"/>
    </style:style>
    <style:style style:name="P13" style:family="paragraph" style:parent-style-name="Standard" style:list-style-name="WWNum10">
      <style:paragraph-properties fo:margin-top="0cm" fo:margin-bottom="0cm" style:contextual-spacing="false" fo:line-height="0.741cm" fo:text-align="justify" style:justify-single-word="false">
        <style:tab-stops/>
      </style:paragraph-properties>
      <style:text-properties style:font-name="Calibri" fo:font-size="12pt" fo:language="en" fo:country="US" style:letter-kerning="true" style:font-name-asian="新細明體1" style:font-size-asian="12pt" style:language-asian="zh" style:country-asian="TW" style:font-name-complex="F" style:font-size-complex="11pt" style:language-complex="ar" style:country-complex="SA"/>
    </style:style>
    <style:style style:name="P14" style:family="paragraph" style:parent-style-name="Standard">
      <style:paragraph-properties fo:margin-top="0cm" fo:margin-bottom="0cm" style:contextual-spacing="false" fo:line-height="0.741cm" fo:text-align="start" style:justify-single-word="false"/>
      <style:text-properties style:font-name="Calibri" fo:font-size="12pt" fo:language="en" fo:country="US" style:letter-kerning="true" style:font-name-asian="新細明體1" style:font-size-asian="12pt" style:language-asian="zh" style:country-asian="TW" style:font-name-complex="F" style:font-size-complex="11pt" style:language-complex="ar" style:country-complex="SA"/>
    </style:style>
    <style:style style:name="P15" style:family="paragraph" style:parent-style-name="Standard">
      <style:paragraph-properties fo:margin-top="0cm" fo:margin-bottom="0cm" style:contextual-spacing="false" fo:line-height="0.741cm" fo:text-align="start" style:justify-single-word="false" style:snap-to-layout-grid="false"/>
      <style:text-properties style:font-name="Calibri" fo:font-size="12pt" fo:language="en" fo:country="US" style:letter-kerning="true" style:font-name-asian="新細明體1" style:font-size-asian="12pt" style:language-asian="zh" style:country-asian="TW" style:font-name-complex="F" style:font-size-complex="11pt" style:language-complex="ar" style:country-complex="SA"/>
    </style:style>
    <style:style style:name="P16" style:family="paragraph" style:parent-style-name="Standard">
      <style:paragraph-properties fo:margin-right="0.085cm" fo:margin-top="0cm" fo:margin-bottom="0cm" style:contextual-spacing="false" style:line-height-at-least="0.423cm" fo:text-align="end" style:justify-single-word="false" fo:text-indent="0.388cm" style:auto-text-indent="false" style:snap-to-layout-grid="false"/>
      <style:text-properties style:font-name="Calibri" fo:font-size="12pt" fo:language="en" fo:country="US" style:letter-kerning="true" style:font-name-asian="新細明體1" style:font-size-asian="12pt" style:language-asian="zh" style:country-asian="TW" style:font-name-complex="F" style:font-size-complex="11pt" style:language-complex="ar" style:country-complex="SA"/>
    </style:style>
    <style:style style:name="P17" style:family="paragraph" style:parent-style-name="Standard">
      <style:paragraph-properties fo:margin-top="0cm" fo:margin-bottom="0.318cm" style:contextual-spacing="false" fo:line-height="0.529cm" fo:text-align="start" style:justify-single-word="false"/>
      <style:text-properties style:font-name="Calibri" fo:font-size="12pt" fo:language="en" fo:country="US" style:letter-kerning="true" style:font-name-asian="新細明體1" style:font-size-asian="12pt" style:language-asian="zh" style:country-asian="TW" style:font-name-complex="F" style:font-size-complex="11pt" style:language-complex="ar" style:country-complex="SA"/>
    </style:style>
    <style:style style:name="P18" style:family="paragraph" style:parent-style-name="Standard">
      <style:paragraph-properties fo:margin-top="0cm" fo:margin-bottom="0cm" style:contextual-spacing="false" fo:line-height="0.847cm" fo:text-align="start" style:justify-single-word="false"/>
      <style:text-properties style:font-name="Times New Roman" fo:font-size="14pt" fo:language="en" fo:country="US" style:letter-kerning="true" style:font-name-asian="標楷體2" style:font-size-asian="14pt" style:language-asian="zh" style:country-asian="TW" style:font-name-complex="Times New Roman1" style:font-size-complex="14pt" style:language-complex="ar" style:country-complex="SA"/>
    </style:style>
    <style:style style:name="P19" style:family="paragraph" style:parent-style-name="Standard">
      <style:paragraph-properties fo:margin-top="0cm" fo:margin-bottom="0cm" style:contextual-spacing="false" fo:line-height="0.847cm" fo:text-align="start" style:justify-single-word="false"/>
      <style:text-properties style:font-name="Times New Roman" fo:font-size="14pt" fo:language="en" fo:country="US" style:letter-kerning="true" style:font-name-asian="標楷體2" style:font-size-asian="14pt" style:language-asian="zh" style:country-asian="TW" style:font-name-complex="Times New Roman1" style:font-size-complex="14pt" style:language-complex="ar" style:country-complex="SA" style:font-weight-complex="bold"/>
    </style:style>
    <style:style style:name="P20" style:family="paragraph" style:parent-style-name="Standard">
      <style:paragraph-properties fo:margin-top="0cm" fo:margin-bottom="0cm" style:contextual-spacing="false" fo:line-height="0.847cm" fo:text-align="end" style:justify-single-word="false"/>
      <style:text-properties style:font-name="Times New Roman" fo:font-size="14pt" fo:language="en" fo:country="US" style:letter-kerning="true" style:font-name-asian="標楷體2" style:font-size-asian="14pt" style:language-asian="zh" style:country-asian="TW" style:font-name-complex="Times New Roman1" style:font-size-complex="14pt" style:language-complex="ar" style:country-complex="SA" style:font-weight-complex="bold"/>
    </style:style>
    <style:style style:name="P21" style:family="paragraph" style:parent-style-name="Standard">
      <style:paragraph-properties fo:margin-top="0cm" fo:margin-bottom="0cm" style:contextual-spacing="false" fo:text-align="justify" style:justify-single-word="false" style:snap-to-layout-grid="false"/>
      <style:text-properties style:font-name="Times New Roman" fo:font-size="14pt" fo:language="en" fo:country="US" style:letter-kerning="true" style:font-name-asian="標楷體2" style:font-size-asian="14pt" style:language-asian="zh" style:country-asian="TW" style:font-name-complex="Times New Roman1" style:font-size-complex="14pt" style:language-complex="ar" style:country-complex="SA"/>
    </style:style>
    <style:style style:name="P22" style:family="paragraph" style:parent-style-name="Standard">
      <style:paragraph-properties fo:margin-top="0cm" fo:margin-bottom="0cm" style:contextual-spacing="false" fo:text-align="end" style:justify-single-word="false" style:snap-to-layout-grid="false"/>
      <style:text-properties style:font-name="Times New Roman" fo:font-size="14pt" fo:language="en" fo:country="US" style:letter-kerning="true" style:font-name-asian="標楷體2" style:font-size-asian="14pt" style:language-asian="zh" style:country-asian="TW" style:font-name-complex="Times New Roman1" style:font-size-complex="14pt" style:language-complex="ar" style:country-complex="SA"/>
    </style:style>
    <style:style style:name="P23" style:family="paragraph" style:parent-style-name="Standard">
      <style:paragraph-properties fo:margin-top="0cm" fo:margin-bottom="0cm" style:contextual-spacing="false" fo:text-align="center" style:justify-single-word="false" style:snap-to-layout-grid="false"/>
      <style:text-properties style:font-name="Times New Roman" fo:font-size="14pt" fo:language="en" fo:country="US" style:letter-kerning="true" style:font-name-asian="標楷體2" style:font-size-asian="14pt" style:language-asian="zh" style:country-asian="TW" style:font-name-complex="Times New Roman1" style:font-size-complex="14pt" style:language-complex="ar" style:country-complex="SA"/>
    </style:style>
    <style:style style:name="P24" style:family="paragraph" style:parent-style-name="Standard">
      <style:paragraph-properties fo:margin-top="0cm" fo:margin-bottom="0cm" style:contextual-spacing="false" fo:text-align="start" style:justify-single-word="false" fo:text-indent="1.976cm" style:auto-text-indent="false"/>
      <style:text-properties style:font-name="Times New Roman" fo:font-size="14pt" fo:language="en" fo:country="US" style:letter-kerning="true" style:font-name-asian="標楷體2" style:font-size-asian="14pt" style:language-asian="zh" style:country-asian="TW" style:font-name-complex="Times New Roman1" style:font-size-complex="11pt" style:language-complex="ar" style:country-complex="SA"/>
    </style:style>
    <style:style style:name="P25" style:family="paragraph" style:parent-style-name="Standard">
      <style:paragraph-properties fo:margin-top="0cm" fo:margin-bottom="0cm" style:contextual-spacing="false" fo:text-align="start" style:justify-single-word="false"/>
      <style:text-properties style:font-name="Times New Roman" fo:font-size="14pt" fo:language="en" fo:country="US" style:letter-kerning="true" style:font-name-asian="標楷體2" style:font-size-asian="14pt" style:language-asian="zh" style:country-asian="TW" style:font-name-complex="Times New Roman1" style:font-size-complex="11pt" style:language-complex="ar" style:country-complex="SA"/>
    </style:style>
    <style:style style:name="P26" style:family="paragraph" style:parent-style-name="Standard">
      <style:paragraph-properties fo:margin-top="0cm" fo:margin-bottom="0cm" style:contextual-spacing="false" fo:line-height="0.6cm" fo:text-align="start" style:justify-single-word="false"/>
      <style:text-properties style:font-name="Times New Roman" fo:font-size="14pt" fo:language="en" fo:country="US" style:letter-kerning="true" style:font-name-asian="標楷體2" style:font-size-asian="14pt" style:language-asian="zh" style:country-asian="TW" style:font-name-complex="Times New Roman1" style:font-size-complex="11pt" style:language-complex="ar" style:country-complex="SA"/>
    </style:style>
    <style:style style:name="P27" style:family="paragraph" style:parent-style-name="Standard">
      <style:paragraph-properties fo:margin-top="0cm" fo:margin-bottom="0cm" style:contextual-spacing="false" fo:text-align="center" style:justify-single-word="false"/>
      <style:text-properties style:font-name="Times New Roman" fo:font-size="22pt" fo:language="en" fo:country="US" style:letter-kerning="true" style:font-name-asian="標楷體2" style:font-size-asian="22pt" style:language-asian="zh" style:country-asian="TW" style:font-name-complex="Times New Roman1" style:font-size-complex="11pt" style:language-complex="ar" style:country-complex="SA"/>
    </style:style>
    <style:style style:name="P28" style:family="paragraph" style:parent-style-name="Standard">
      <style:paragraph-properties fo:margin-top="0cm" fo:margin-bottom="0cm" style:contextual-spacing="false" fo:text-align="justify" style:justify-single-word="false" style:snap-to-layout-grid="false"/>
      <style:text-properties style:font-name="Times New Roman" fo:font-size="13pt" fo:language="en" fo:country="US" style:letter-kerning="true" style:font-name-asian="標楷體2" style:font-size-asian="13pt" style:language-asian="zh" style:country-asian="TW" style:font-name-complex="Times New Roman1" style:font-size-complex="13pt" style:language-complex="ar" style:country-complex="SA"/>
    </style:style>
    <style:style style:name="P29" style:family="paragraph" style:parent-style-name="_31_2-1-1項目排序符號" style:list-style-name="WWNum17">
      <style:paragraph-properties fo:margin-left="0.813cm" fo:text-indent="-0.467cm" style:auto-text-indent="false"/>
    </style:style>
    <style:style style:name="P30" style:family="paragraph" style:parent-style-name="Heading_20_1" style:list-style-name="">
      <style:paragraph-properties fo:margin-left="0cm" fo:text-align="center" style:justify-single-word="false" fo:text-indent="0cm" style:auto-text-indent="false"/>
    </style:style>
    <style:style style:name="P31" style:family="paragraph" style:parent-style-name="Heading_20_1" style:list-style-name="" style:master-page-name="Converted3">
      <style:paragraph-properties fo:margin-left="0cm" fo:text-align="center" style:justify-single-word="false" fo:text-indent="0cm" style:auto-text-indent="false" style:page-number="auto"/>
    </style:style>
    <style:style style:name="P32" style:family="paragraph" style:parent-style-name="Heading_20_1">
      <style:paragraph-properties fo:margin-left="1.251cm" fo:line-height="0.706cm" fo:text-indent="-1.251cm" style:auto-text-indent="false"/>
    </style:style>
    <style:style style:name="P33" style:family="paragraph" style:parent-style-name="Heading_20_1" style:master-page-name="Converted6">
      <style:paragraph-properties fo:margin-left="1.251cm" fo:line-height="0.706cm" fo:text-indent="-1.251cm" style:auto-text-indent="false" style:page-number="auto"/>
    </style:style>
    <style:style style:name="P34" style:family="paragraph" style:parent-style-name="Heading_20_1">
      <style:paragraph-properties fo:margin-left="1.251cm" fo:margin-top="0cm" fo:margin-bottom="0.318cm" style:contextual-spacing="false" fo:text-indent="-1.251cm" style:auto-text-indent="false" fo:break-before="page"/>
    </style:style>
    <style:style style:name="P35" style:family="paragraph" style:parent-style-name="Heading_20_1" style:master-page-name="Converted7">
      <style:paragraph-properties fo:margin-left="1.251cm" fo:text-indent="-1.251cm" style:auto-text-indent="false" style:page-number="auto"/>
    </style:style>
    <style:style style:name="P36" style:family="paragraph" style:parent-style-name="Heading_20_1" style:list-style-name="" style:master-page-name="Converted8">
      <style:paragraph-properties fo:margin-left="0cm" fo:text-indent="0cm" style:auto-text-indent="false" style:page-number="auto"/>
    </style:style>
    <style:style style:name="P37" style:family="paragraph" style:parent-style-name="Heading_20_1" style:list-style-name="">
      <style:paragraph-properties fo:margin-left="2.147cm" fo:margin-top="0cm" fo:margin-bottom="0.318cm" style:contextual-spacing="false" fo:text-indent="-2.147cm" style:auto-text-indent="false" fo:break-before="page"/>
    </style:style>
    <style:style style:name="P38" style:family="paragraph" style:parent-style-name="Contents_20_1">
      <style:paragraph-properties fo:margin-top="0cm" fo:margin-bottom="0cm" style:contextual-spacing="false" fo:line-height="0.776cm"/>
    </style:style>
    <style:style style:name="P39" style:family="paragraph" style:parent-style-name="Contents_20_1">
      <style:paragraph-properties fo:margin-top="0cm" fo:margin-bottom="0cm" style:contextual-spacing="false" fo:line-height="0.776cm"/>
    </style:style>
    <style:style style:name="P40" style:family="paragraph" style:parent-style-name="Contents_20_1">
      <style:paragraph-properties fo:margin-top="0cm" fo:margin-bottom="0cm" style:contextual-spacing="false" fo:line-height="0.776cm">
        <style:tab-stops>
          <style:tab-stop style:position="1.27cm"/>
          <style:tab-stop style:position="16.983cm" style:type="right" style:leader-style="solid" style:leader-text="·"/>
        </style:tab-stops>
      </style:paragraph-properties>
    </style:style>
    <style:style style:name="P41" style:family="paragraph" style:parent-style-name="Footer">
      <style:paragraph-properties fo:text-align="center" style:justify-single-word="false"/>
    </style:style>
    <style:style style:name="P42" style:family="paragraph" style:parent-style-name="Footer">
      <style:paragraph-properties fo:text-align="center" style:justify-single-word="false"/>
    </style:style>
    <style:style style:name="P43" style:family="paragraph" style:parent-style-name="Footer">
      <style:paragraph-properties fo:text-align="center" style:justify-single-word="false"/>
    </style:style>
    <style:style style:name="P44" style:family="paragraph" style:parent-style-name="Footer">
      <style:paragraph-properties fo:text-align="center" style:justify-single-word="false"/>
    </style:style>
    <style:style style:name="P45" style:family="paragraph" style:parent-style-name="Footer">
      <style:paragraph-properties fo:text-align="center" style:justify-single-word="false"/>
    </style:style>
    <style:style style:name="P46" style:family="paragraph" style:parent-style-name="List_20_Paragraph" style:list-style-name="WWNum32">
      <style:paragraph-properties fo:margin-left="2cm" fo:line-height="0.776cm" fo:text-align="justify" style:justify-single-word="false" fo:text-indent="-1cm" style:auto-text-indent="false"/>
    </style:style>
    <style:style style:name="P47" style:family="paragraph" style:parent-style-name="List_20_Paragraph" style:list-style-name="WWNum33">
      <style:paragraph-properties fo:margin-left="2.002cm" fo:line-height="0.776cm" fo:text-align="justify" style:justify-single-word="false" fo:text-indent="-0.501cm" style:auto-text-indent="false"/>
    </style:style>
    <style:style style:name="P48" style:family="paragraph" style:parent-style-name="List_20_Paragraph" style:list-style-name="WWNum43">
      <style:paragraph-properties fo:margin-left="2cm" fo:line-height="0.776cm" fo:text-align="justify" style:justify-single-word="false" fo:text-indent="-1cm" style:auto-text-indent="false"/>
    </style:style>
    <style:style style:name="P49" style:family="paragraph" style:parent-style-name="List_20_Paragraph" style:list-style-name="WWNum45">
      <style:paragraph-properties fo:margin-left="2.002cm" fo:line-height="0.776cm" fo:text-align="justify" style:justify-single-word="false" fo:text-indent="-0.501cm" style:auto-text-indent="false"/>
    </style:style>
    <style:style style:name="P50" style:family="paragraph" style:parent-style-name="List_20_Paragraph" style:list-style-name="WWNum49">
      <style:paragraph-properties fo:margin-left="2.002cm" fo:line-height="0.776cm" fo:text-align="justify" style:justify-single-word="false" fo:text-indent="-0.501cm" style:auto-text-indent="false"/>
    </style:style>
    <style:style style:name="P51" style:family="paragraph" style:parent-style-name="List_20_Paragraph" style:list-style-name="WWNum16">
      <style:paragraph-properties fo:line-height="0.564cm"/>
    </style:style>
    <style:style style:name="P52" style:family="paragraph" style:parent-style-name="List_20_Paragraph" style:list-style-name="WWNum14">
      <style:paragraph-properties fo:margin-left="1cm" fo:line-height="0.847cm" fo:orphans="2" fo:widows="2" fo:text-indent="-0.866cm" style:auto-text-indent="false"/>
    </style:style>
    <style:style style:name="P53" style:family="paragraph" style:parent-style-name="List_20_Paragraph" style:list-style-name="WWNum4">
      <style:paragraph-properties fo:margin-left="1cm" fo:line-height="0.706cm" fo:text-align="justify" style:justify-single-word="false" fo:text-indent="-1cm" style:auto-text-indent="false"/>
    </style:style>
    <style:style style:name="P54" style:family="paragraph" style:parent-style-name="List_20_Paragraph" style:list-style-name="WWNum8">
      <style:paragraph-properties fo:margin-left="1.002cm" fo:line-height="0.706cm" fo:text-align="justify" style:justify-single-word="false" fo:text-indent="-0.501cm" style:auto-text-indent="false"/>
    </style:style>
    <style:style style:name="P55" style:family="paragraph" style:parent-style-name="List_20_Paragraph" style:list-style-name="WWNum47">
      <style:paragraph-properties fo:margin-left="1cm" fo:line-height="0.706cm" fo:text-align="justify" style:justify-single-word="false" fo:text-indent="-1cm" style:auto-text-indent="false"/>
    </style:style>
    <style:style style:name="P56" style:family="paragraph" style:parent-style-name="List_20_Paragraph" style:list-style-name="WWNum48">
      <style:paragraph-properties fo:margin-left="1.002cm" fo:line-height="0.706cm" fo:text-align="justify" style:justify-single-word="false" fo:text-indent="-0.501cm" style:auto-text-indent="false"/>
    </style:style>
    <style:style style:name="P57" style:family="paragraph" style:parent-style-name="List_20_Paragraph">
      <style:paragraph-properties fo:margin-left="0cm" fo:line-height="0.706cm" fo:orphans="2" fo:widows="2"/>
    </style:style>
    <style:style style:name="P58" style:family="paragraph" style:parent-style-name="List_20_Paragraph">
      <style:paragraph-properties fo:margin-left="0cm" fo:margin-top="0.318cm" fo:margin-bottom="0cm" style:contextual-spacing="false" fo:orphans="2" fo:widows="2"/>
    </style:style>
    <style:style style:name="P59" style:family="paragraph" style:parent-style-name="List_20_Paragraph" style:list-style-name="WWNum4">
      <style:paragraph-properties fo:margin-left="1cm" fo:line-height="0.635cm" fo:text-align="justify" style:justify-single-word="false" fo:text-indent="-1cm" style:auto-text-indent="false"/>
    </style:style>
    <style:style style:name="P60" style:family="paragraph" style:parent-style-name="List_20_Paragraph" style:list-style-name="WWNum47">
      <style:paragraph-properties fo:margin-left="1cm" fo:line-height="0.635cm" fo:text-align="justify" style:justify-single-word="false" fo:text-indent="-1cm" style:auto-text-indent="false"/>
    </style:style>
    <style:style style:name="P61" style:family="paragraph" style:parent-style-name="Standard">
      <style:paragraph-properties fo:margin-top="0cm" fo:margin-bottom="0.318cm" style:contextual-spacing="false" fo:text-align="center" style:justify-single-word="false"/>
    </style:style>
    <style:style style:name="P62" style:family="paragraph" style:parent-style-name="Standard" style:master-page-name="Converted1">
      <style:paragraph-properties fo:margin-top="0cm" fo:margin-bottom="0.318cm" style:contextual-spacing="false" fo:text-align="center" style:justify-single-word="false" style:page-number="auto"/>
    </style:style>
    <style:style style:name="P63" style:family="paragraph" style:parent-style-name="Standard">
      <style:paragraph-properties fo:text-align="center" style:justify-single-word="false"/>
    </style:style>
    <style:style style:name="P64" style:family="paragraph" style:parent-style-name="Standard" style:master-page-name="Converted2">
      <style:paragraph-properties fo:text-align="center" style:justify-single-word="false" style:page-number="1" fo:break-before="page"/>
    </style:style>
    <style:style style:name="P65" style:family="paragraph" style:parent-style-name="Standard">
      <style:paragraph-properties fo:margin-top="0cm" fo:margin-bottom="0cm" style:contextual-spacing="false" fo:text-align="center" style:justify-single-word="false" fo:break-before="page"/>
    </style:style>
    <style:style style:name="P66" style:family="paragraph" style:parent-style-name="Standard">
      <style:paragraph-properties fo:text-align="center" style:justify-single-word="false" fo:orphans="2" fo:widows="2"/>
    </style:style>
    <style:style style:name="P67" style:family="paragraph" style:parent-style-name="Standard" style:master-page-name="Converted4">
      <style:paragraph-properties fo:text-align="center" style:justify-single-word="false" style:page-number="auto"/>
    </style:style>
    <style:style style:name="P68" style:family="paragraph" style:parent-style-name="Standard">
      <style:paragraph-properties fo:text-align="center" style:justify-single-word="false" style:snap-to-layout-grid="false"/>
    </style:style>
    <style:style style:name="P69" style:family="paragraph" style:parent-style-name="Standard" style:master-page-name="Converted5">
      <style:paragraph-properties fo:text-align="center" style:justify-single-word="false" style:page-number="auto"/>
    </style:style>
    <style:style style:name="P70" style:family="paragraph" style:parent-style-name="Standard">
      <style:paragraph-properties fo:margin-left="0.501cm" fo:margin-top="0cm" fo:margin-bottom="0.318cm" style:contextual-spacing="false" fo:line-height="0.847cm" fo:text-align="justify" style:justify-single-word="false"/>
    </style:style>
    <style:style style:name="P71" style:family="paragraph" style:parent-style-name="Standard">
      <style:paragraph-properties fo:line-height="0.847cm" fo:text-align="center" style:justify-single-word="false"/>
    </style:style>
    <style:style style:name="P72" style:family="paragraph" style:parent-style-name="Standard">
      <style:paragraph-properties fo:margin-top="0cm" fo:margin-bottom="0.318cm" style:contextual-spacing="false" fo:line-height="0.847cm"/>
    </style:style>
    <style:style style:name="P73" style:family="paragraph" style:parent-style-name="Standard">
      <style:paragraph-properties fo:margin-top="0cm" fo:margin-bottom="0.318cm" style:contextual-spacing="false" fo:line-height="0.847cm" fo:break-before="page"/>
    </style:style>
    <style:style style:name="P74" style:family="paragraph" style:parent-style-name="Standard">
      <style:paragraph-properties fo:line-height="0.847cm" fo:orphans="2" fo:widows="2"/>
    </style:style>
    <style:style style:name="P75" style:family="paragraph" style:parent-style-name="Standard">
      <style:paragraph-properties fo:line-height="0.847cm" fo:text-align="justify" style:justify-single-word="false"/>
      <style:text-properties style:font-name="Times New Roman" fo:font-size="14pt" style:font-name-asian="標楷體2" style:font-size-asian="14pt" style:font-name-complex="Times New Roman1" style:font-size-complex="14pt"/>
    </style:style>
    <style:style style:name="P76" style:family="paragraph" style:parent-style-name="Standard">
      <style:paragraph-properties fo:margin-left="0.423cm" fo:margin-top="0cm" fo:margin-bottom="0.318cm" style:contextual-spacing="false" fo:line-height="0.706cm"/>
      <style:text-properties style:font-name="Times New Roman" fo:font-size="14pt" style:font-name-asian="標楷體2" style:font-size-asian="14pt" style:font-name-complex="Times New Roman1" style:font-size-complex="14pt" style:font-weight-complex="bold"/>
    </style:style>
    <style:style style:name="P77" style:family="paragraph" style:parent-style-name="Standard">
      <style:paragraph-properties fo:orphans="2" fo:widows="2"/>
      <style:text-properties style:font-name="Times New Roman" fo:font-size="14pt" style:font-name-asian="標楷體2" style:font-size-asian="14pt" style:font-name-complex="Times New Roman1" style:font-size-complex="14pt"/>
    </style:style>
    <style:style style:name="P78" style:family="paragraph" style:parent-style-name="Standard">
      <style:paragraph-properties fo:orphans="2" fo:widows="2"/>
      <style:text-properties style:font-name="Times New Roman" fo:font-size="14pt" style:font-name-asian="標楷體2" style:font-size-asian="14pt" style:font-name-complex="Times New Roman1" style:font-size-complex="14pt"/>
    </style:style>
    <style:style style:name="P79" style:family="paragraph" style:parent-style-name="Standard">
      <style:paragraph-properties fo:margin-left="1.582cm" fo:line-height="0.635cm" fo:text-align="justify" style:justify-single-word="false" fo:text-indent="-0.4cm" style:auto-text-indent="false"/>
      <style:text-properties style:font-name="Times New Roman" fo:font-size="14pt" style:font-name-asian="標楷體2" style:font-size-asian="14pt" style:font-name-complex="Times New Roman1" style:font-size-complex="14pt"/>
    </style:style>
    <style:style style:name="P80" style:family="paragraph" style:parent-style-name="Standard">
      <style:text-properties style:font-name="Times New Roman" fo:font-size="14pt" style:font-name-asian="標楷體2" style:font-size-asian="14pt" style:font-name-complex="Times New Roman1"/>
    </style:style>
    <style:style style:name="P81" style:family="paragraph" style:parent-style-name="Standard">
      <style:paragraph-properties fo:margin-top="0cm" fo:margin-bottom="0cm" style:contextual-spacing="false" fo:line-height="0.847cm" fo:text-align="start" style:justify-single-word="false"/>
      <style:text-properties style:font-name="Times New Roman" fo:font-size="14pt" fo:language="en" fo:country="US" style:letter-kerning="true" style:font-name-asian="標楷體2" style:font-size-asian="14pt" style:language-asian="zh" style:country-asian="TW" style:font-name-complex="Times New Roman1" style:font-size-complex="14pt" style:language-complex="ar" style:country-complex="SA"/>
    </style:style>
    <style:style style:name="P82" style:family="paragraph" style:parent-style-name="Standard">
      <style:paragraph-properties fo:margin-top="0cm" fo:margin-bottom="0cm" style:contextual-spacing="false" fo:line-height="0.847cm" fo:text-align="start" style:justify-single-word="false"/>
      <style:text-properties style:font-name="Times New Roman" fo:font-size="14pt" fo:language="en" fo:country="US" style:letter-kerning="true" style:font-name-asian="標楷體2" style:font-size-asian="14pt" style:language-asian="zh" style:country-asian="TW" style:font-name-complex="Times New Roman1" style:font-size-complex="14pt" style:language-complex="ar" style:country-complex="SA" style:font-weight-complex="bold"/>
    </style:style>
    <style:style style:name="P83" style:family="paragraph" style:parent-style-name="Standard">
      <style:paragraph-properties fo:margin-top="0cm" fo:margin-bottom="0cm" style:contextual-spacing="false" fo:line-height="0.847cm" fo:text-align="end" style:justify-single-word="false"/>
      <style:text-properties style:font-name="Times New Roman" fo:font-size="14pt" fo:language="en" fo:country="US" style:letter-kerning="true" style:font-name-asian="標楷體2" style:font-size-asian="14pt" style:language-asian="zh" style:country-asian="TW" style:font-name-complex="Times New Roman1" style:font-size-complex="14pt" style:language-complex="ar" style:country-complex="SA" style:font-weight-complex="bold"/>
    </style:style>
    <style:style style:name="P84" style:family="paragraph" style:parent-style-name="Standard">
      <style:paragraph-properties fo:margin-top="0cm" fo:margin-bottom="0cm" style:contextual-spacing="false" fo:text-align="justify" style:justify-single-word="false" style:snap-to-layout-grid="false"/>
      <style:text-properties style:font-name="Times New Roman" fo:font-size="14pt" fo:language="en" fo:country="US" style:letter-kerning="true" style:font-name-asian="標楷體2" style:font-size-asian="14pt" style:language-asian="zh" style:country-asian="TW" style:font-name-complex="Times New Roman1" style:font-size-complex="14pt" style:language-complex="ar" style:country-complex="SA"/>
    </style:style>
    <style:style style:name="P85" style:family="paragraph" style:parent-style-name="Standard">
      <style:paragraph-properties fo:margin-top="0cm" fo:margin-bottom="0cm" style:contextual-spacing="false" fo:text-align="end" style:justify-single-word="false" style:snap-to-layout-grid="false"/>
      <style:text-properties style:font-name="Times New Roman" fo:font-size="14pt" fo:language="en" fo:country="US" style:letter-kerning="true" style:font-name-asian="標楷體2" style:font-size-asian="14pt" style:language-asian="zh" style:country-asian="TW" style:font-name-complex="Times New Roman1" style:font-size-complex="14pt" style:language-complex="ar" style:country-complex="SA"/>
    </style:style>
    <style:style style:name="P86" style:family="paragraph" style:parent-style-name="Standard">
      <style:paragraph-properties fo:margin-top="0cm" fo:margin-bottom="0cm" style:contextual-spacing="false" fo:text-align="center" style:justify-single-word="false" style:snap-to-layout-grid="false"/>
      <style:text-properties style:font-name="Times New Roman" fo:font-size="14pt" fo:language="en" fo:country="US" style:letter-kerning="true" style:font-name-asian="標楷體2" style:font-size-asian="14pt" style:language-asian="zh" style:country-asian="TW" style:font-name-complex="Times New Roman1" style:font-size-complex="14pt" style:language-complex="ar" style:country-complex="SA"/>
    </style:style>
    <style:style style:name="P87" style:family="paragraph" style:parent-style-name="Standard">
      <style:paragraph-properties fo:margin-top="0cm" fo:margin-bottom="0cm" style:contextual-spacing="false" fo:text-align="start" style:justify-single-word="false" fo:text-indent="1.976cm" style:auto-text-indent="false"/>
      <style:text-properties style:font-name="Times New Roman" fo:font-size="14pt" fo:language="en" fo:country="US" style:letter-kerning="true" style:font-name-asian="標楷體2" style:font-size-asian="14pt" style:language-asian="zh" style:country-asian="TW" style:font-name-complex="Times New Roman1" style:font-size-complex="11pt" style:language-complex="ar" style:country-complex="SA"/>
    </style:style>
    <style:style style:name="P88" style:family="paragraph" style:parent-style-name="Standard">
      <style:paragraph-properties fo:margin-top="0cm" fo:margin-bottom="0cm" style:contextual-spacing="false" fo:text-align="start" style:justify-single-word="false"/>
      <style:text-properties style:font-name="Times New Roman" fo:font-size="14pt" fo:language="en" fo:country="US" style:letter-kerning="true" style:font-name-asian="標楷體2" style:font-size-asian="14pt" style:language-asian="zh" style:country-asian="TW" style:font-name-complex="Times New Roman1" style:font-size-complex="11pt" style:language-complex="ar" style:country-complex="SA"/>
    </style:style>
    <style:style style:name="P89" style:family="paragraph" style:parent-style-name="Standard">
      <style:paragraph-properties fo:margin-top="0cm" fo:margin-bottom="0cm" style:contextual-spacing="false" fo:line-height="0.6cm" fo:text-align="start" style:justify-single-word="false"/>
      <style:text-properties style:font-name="Times New Roman" fo:font-size="14pt" fo:language="en" fo:country="US" style:letter-kerning="true" style:font-name-asian="標楷體2" style:font-size-asian="14pt" style:language-asian="zh" style:country-asian="TW" style:font-name-complex="Times New Roman1" style:font-size-complex="11pt" style:language-complex="ar" style:country-complex="SA"/>
    </style:style>
    <style:style style:name="P90" style:family="paragraph" style:parent-style-name="Standard">
      <style:paragraph-properties fo:margin-left="0.501cm" fo:line-height="0.847cm" fo:text-align="justify" style:justify-single-word="false"/>
      <style:text-properties style:font-name="Times New Roman" fo:font-size="14pt" fo:letter-spacing="0.007cm" style:letter-kerning="false" style:font-name-asian="標楷體2" style:font-size-asian="14pt" style:font-name-complex="Times New Roman1" style:font-size-complex="14pt" style:font-weight-complex="bold"/>
    </style:style>
    <style:style style:name="P91" style:family="paragraph" style:parent-style-name="Standard">
      <style:paragraph-properties fo:orphans="2" fo:widows="2"/>
      <style:text-properties style:font-name="Times New Roman" fo:font-size="14pt" fo:font-weight="bold" style:font-name-asian="標楷體2" style:font-size-asian="14pt" style:font-weight-asian="bold" style:font-name-complex="Times New Roman1" style:font-size-complex="14pt"/>
    </style:style>
    <style:style style:name="P92" style:family="paragraph" style:parent-style-name="Standard">
      <style:text-properties style:font-name="Times New Roman" fo:language="zh" fo:country="TW" fo:font-weight="bold" style:font-weight-asian="bold" style:font-name-complex="Times New Roman1" style:font-weight-complex="bold"/>
    </style:style>
    <style:style style:name="P93" style:family="paragraph" style:parent-style-name="Standard">
      <style:paragraph-properties fo:margin-top="0cm" fo:margin-bottom="0cm" style:contextual-spacing="false" fo:text-align="center" style:justify-single-word="false"/>
      <style:text-properties style:font-name="Times New Roman" fo:font-size="22pt" fo:language="en" fo:country="US" style:letter-kerning="true" style:font-name-asian="標楷體2" style:font-size-asian="22pt" style:language-asian="zh" style:country-asian="TW" style:font-name-complex="Times New Roman1" style:font-size-complex="11pt" style:language-complex="ar" style:country-complex="SA"/>
    </style:style>
    <style:style style:name="P94" style:family="paragraph" style:parent-style-name="Standard">
      <style:text-properties style:font-name="Times New Roman" fo:font-size="16pt" style:font-name-asian="標楷體2" style:font-size-asian="16pt" style:font-name-complex="Times New Roman1" style:font-size-complex="16pt"/>
    </style:style>
    <style:style style:name="P95" style:family="paragraph" style:parent-style-name="Standard">
      <style:paragraph-properties fo:line-height="150%" fo:text-align="justify" style:justify-single-word="false" fo:text-indent="1.152cm" style:auto-text-indent="false"/>
      <style:text-properties style:font-name="Times New Roman" fo:font-size="16pt" style:font-name-asian="標楷體2" style:font-size-asian="16pt" style:font-name-complex="Times New Roman1" style:font-size-complex="16pt"/>
    </style:style>
    <style:style style:name="P96" style:family="paragraph" style:parent-style-name="Standard">
      <style:paragraph-properties fo:text-align="justify" style:justify-single-word="false"/>
      <style:text-properties style:font-name="Times New Roman" fo:font-size="16pt" style:font-name-asian="標楷體2" style:font-size-asian="16pt" style:font-name-complex="Times New Roman1" style:font-size-complex="16pt"/>
    </style:style>
    <style:style style:name="P97" style:family="paragraph" style:parent-style-name="Standard">
      <style:paragraph-properties fo:text-align="center" style:justify-single-word="false" style:snap-to-layout-grid="false"/>
      <style:text-properties style:font-name="Times New Roman" fo:font-size="10pt" style:font-name-asian="標楷體2" style:font-size-asian="10pt" style:font-name-complex="Times New Roman1"/>
    </style:style>
    <style:style style:name="P98" style:family="paragraph" style:parent-style-name="Standard">
      <style:paragraph-properties style:line-height-at-least="0cm"/>
      <style:text-properties style:font-name="Times New Roman" style:font-name-complex="Times New Roman1"/>
    </style:style>
    <style:style style:name="P99" style:family="paragraph" style:parent-style-name="Standard">
      <style:paragraph-properties fo:orphans="2" fo:widows="2"/>
      <style:text-properties style:font-name="Times New Roman" style:font-name-complex="Times New Roman1"/>
    </style:style>
    <style:style style:name="P100" style:family="paragraph" style:parent-style-name="Standard">
      <style:paragraph-properties fo:line-height="0.564cm" fo:text-align="justify" style:justify-single-word="false"/>
      <style:text-properties style:font-name="Times New Roman" style:font-name-asian="標楷體2" style:font-name-complex="Times New Roman1"/>
    </style:style>
    <style:style style:name="P101" style:family="paragraph" style:parent-style-name="Standard">
      <style:paragraph-properties fo:line-height="0.564cm"/>
      <style:text-properties style:font-name="Times New Roman" style:font-name-asian="標楷體2" style:font-name-complex="Times New Roman1"/>
    </style:style>
    <style:style style:name="P102" style:family="paragraph" style:parent-style-name="Standard">
      <style:paragraph-properties fo:margin-top="0cm" fo:margin-bottom="0cm" style:contextual-spacing="false" fo:text-align="justify" style:justify-single-word="false" style:snap-to-layout-grid="false"/>
      <style:text-properties style:font-name="Times New Roman" fo:font-size="13pt" fo:language="en" fo:country="US" style:letter-kerning="true" style:font-name-asian="標楷體2" style:font-size-asian="13pt" style:language-asian="zh" style:country-asian="TW" style:font-name-complex="Times New Roman1" style:font-size-complex="13pt" style:language-complex="ar" style:country-complex="SA"/>
    </style:style>
    <style:style style:name="P103" style:family="paragraph" style:parent-style-name="Standard">
      <style:paragraph-properties fo:line-height="0.706cm" fo:orphans="2" fo:widows="2"/>
      <style:text-properties style:font-name="Times New Roman" style:letter-kerning="false" style:font-name-asian="新細明體1" style:font-name-complex="Times New Roman1" style:font-size-complex="12pt"/>
    </style:style>
    <style:style style:name="P104" style:family="paragraph" style:parent-style-name="Standard">
      <style:paragraph-properties fo:line-height="0.706cm" fo:text-align="center" style:justify-single-word="false" fo:orphans="2" fo:widows="2"/>
      <style:text-properties style:font-name="Times New Roman" style:letter-kerning="false" style:font-name-asian="新細明體1" style:font-name-complex="Times New Roman1" style:font-size-complex="12pt"/>
    </style:style>
    <style:style style:name="P105" style:family="paragraph" style:parent-style-name="Standard">
      <style:paragraph-properties fo:line-height="0.706cm" fo:text-align="end" style:justify-single-word="false" fo:orphans="2" fo:widows="2"/>
      <style:text-properties style:font-name="Times New Roman" style:letter-kerning="false" style:font-name-asian="新細明體1" style:font-name-complex="Times New Roman1" style:font-size-complex="12pt"/>
    </style:style>
    <style:style style:name="P106" style:family="paragraph" style:parent-style-name="Standard">
      <style:paragraph-properties fo:line-height="0.706cm" fo:text-align="justify" style:justify-single-word="false" fo:orphans="2" fo:widows="2"/>
      <style:text-properties style:font-name="Times New Roman" style:letter-kerning="false" style:font-name-asian="新細明體1" style:font-name-complex="Times New Roman1" style:font-size-complex="12pt"/>
    </style:style>
    <style:style style:name="P107" style:family="paragraph" style:parent-style-name="Standard">
      <style:paragraph-properties fo:margin-top="0cm" fo:margin-bottom="0cm" style:contextual-spacing="false" fo:line-height="0.847cm" fo:text-align="start" style:justify-single-word="false"/>
      <style:text-properties style:font-name="Calibri" fo:font-size="12pt" fo:language="en" fo:country="US" style:letter-kerning="true" style:font-name-asian="新細明體1" style:font-size-asian="12pt" style:language-asian="zh" style:country-asian="TW" style:font-name-complex="F" style:font-size-complex="11pt" style:language-complex="ar" style:country-complex="SA"/>
    </style:style>
    <style:style style:name="P108" style:family="paragraph" style:parent-style-name="Standard">
      <style:paragraph-properties fo:margin-top="0cm" fo:margin-bottom="0cm" style:contextual-spacing="false" fo:line-height="0.847cm" fo:text-align="justify" style:justify-single-word="false"/>
      <style:text-properties style:font-name="Calibri" fo:font-size="12pt" fo:language="en" fo:country="US" style:letter-kerning="true" style:font-name-asian="新細明體1" style:font-size-asian="12pt" style:language-asian="zh" style:country-asian="TW" style:font-name-complex="F" style:font-size-complex="11pt" style:language-complex="ar" style:country-complex="SA"/>
    </style:style>
    <style:style style:name="P109" style:family="paragraph" style:parent-style-name="Standard">
      <style:paragraph-properties fo:margin-top="0cm" fo:margin-bottom="0cm" style:contextual-spacing="false" fo:line-height="0.847cm" fo:text-align="center" style:justify-single-word="false"/>
      <style:text-properties style:font-name="Calibri" fo:font-size="12pt" fo:language="en" fo:country="US" style:letter-kerning="true" style:font-name-asian="新細明體1" style:font-size-asian="12pt" style:language-asian="zh" style:country-asian="TW" style:font-name-complex="F" style:font-size-complex="11pt" style:language-complex="ar" style:country-complex="SA"/>
    </style:style>
    <style:style style:name="P110" style:family="paragraph" style:parent-style-name="Standard">
      <style:paragraph-properties fo:margin-top="0cm" fo:margin-bottom="0cm" style:contextual-spacing="false" fo:line-height="0.847cm" fo:text-align="end" style:justify-single-word="false"/>
      <style:text-properties style:font-name="Calibri" fo:font-size="12pt" fo:language="en" fo:country="US" style:letter-kerning="true" style:font-name-asian="新細明體1" style:font-size-asian="12pt" style:language-asian="zh" style:country-asian="TW" style:font-name-complex="F" style:font-size-complex="11pt" style:language-complex="ar" style:country-complex="SA"/>
    </style:style>
    <style:style style:name="P111" style:family="paragraph" style:parent-style-name="Standard">
      <style:paragraph-properties fo:margin-top="0cm" fo:margin-bottom="0cm" style:contextual-spacing="false" fo:text-align="start" style:justify-single-word="false"/>
      <style:text-properties style:font-name="Calibri" fo:font-size="12pt" fo:language="en" fo:country="US" style:letter-kerning="true" style:font-name-asian="新細明體1" style:font-size-asian="12pt" style:language-asian="zh" style:country-asian="TW" style:font-name-complex="F" style:font-size-complex="11pt" style:language-complex="ar" style:country-complex="SA"/>
    </style:style>
    <style:style style:name="P112" style:family="paragraph" style:parent-style-name="Standard">
      <style:paragraph-properties fo:margin-top="0cm" fo:margin-bottom="0cm" style:contextual-spacing="false" fo:text-align="start" style:justify-single-word="false" fo:text-indent="1.976cm" style:auto-text-indent="false"/>
      <style:text-properties style:font-name="Calibri" fo:font-size="12pt" fo:language="en" fo:country="US" style:letter-kerning="true" style:font-name-asian="新細明體1" style:font-size-asian="12pt" style:language-asian="zh" style:country-asian="TW" style:font-name-complex="F" style:font-size-complex="11pt" style:language-complex="ar" style:country-complex="SA"/>
    </style:style>
    <style:style style:name="P113" style:family="paragraph" style:parent-style-name="Standard">
      <style:paragraph-properties fo:margin-top="0cm" fo:margin-bottom="0cm" style:contextual-spacing="false" fo:text-align="center" style:justify-single-word="false"/>
      <style:text-properties style:font-name="Calibri" fo:font-size="12pt" fo:language="en" fo:country="US" style:letter-kerning="true" style:font-name-asian="新細明體1" style:font-size-asian="12pt" style:language-asian="zh" style:country-asian="TW" style:font-name-complex="F" style:font-size-complex="11pt" style:language-complex="ar" style:country-complex="SA"/>
    </style:style>
    <style:style style:name="P114" style:family="paragraph" style:parent-style-name="Standard">
      <style:paragraph-properties fo:margin-top="0cm" fo:margin-bottom="0cm" style:contextual-spacing="false" fo:text-align="center" style:justify-single-word="false" style:snap-to-layout-grid="false"/>
      <style:text-properties style:font-name="Calibri" fo:font-size="12pt" fo:language="en" fo:country="US" style:letter-kerning="true" style:font-name-asian="新細明體1" style:font-size-asian="12pt" style:language-asian="zh" style:country-asian="TW" style:font-name-complex="F" style:font-size-complex="11pt" style:language-complex="ar" style:country-complex="SA"/>
    </style:style>
    <style:style style:name="P115" style:family="paragraph" style:parent-style-name="Standard">
      <style:paragraph-properties fo:margin-top="0cm" fo:margin-bottom="0cm" style:contextual-spacing="false" fo:text-align="justify" style:justify-single-word="false"/>
      <style:text-properties style:font-name="Calibri" fo:font-size="12pt" fo:language="en" fo:country="US" style:letter-kerning="true" style:font-name-asian="新細明體1" style:font-size-asian="12pt" style:language-asian="zh" style:country-asian="TW" style:font-name-complex="F" style:font-size-complex="11pt" style:language-complex="ar" style:country-complex="SA"/>
    </style:style>
    <style:style style:name="P116" style:family="paragraph" style:parent-style-name="Standard">
      <style:paragraph-properties fo:margin-top="0cm" fo:margin-bottom="0cm" style:contextual-spacing="false" fo:line-height="0.741cm" fo:text-align="justify" style:justify-single-word="false"/>
      <style:text-properties style:font-name="Calibri" fo:font-size="12pt" fo:language="en" fo:country="US" style:letter-kerning="true" style:font-name-asian="新細明體1" style:font-size-asian="12pt" style:language-asian="zh" style:country-asian="TW" style:font-name-complex="F" style:font-size-complex="11pt" style:language-complex="ar" style:country-complex="SA"/>
    </style:style>
    <style:style style:name="P117" style:family="paragraph" style:parent-style-name="Standard" style:list-style-name="WWNum10">
      <style:paragraph-properties fo:margin-top="0cm" fo:margin-bottom="0cm" style:contextual-spacing="false" fo:line-height="0.741cm" fo:text-align="justify" style:justify-single-word="false"/>
      <style:text-properties style:font-name="Calibri" fo:font-size="12pt" fo:language="en" fo:country="US" style:letter-kerning="true" style:font-name-asian="新細明體1" style:font-size-asian="12pt" style:language-asian="zh" style:country-asian="TW" style:font-name-complex="F" style:font-size-complex="11pt" style:language-complex="ar" style:country-complex="SA"/>
    </style:style>
    <style:style style:name="P118" style:family="paragraph" style:parent-style-name="Standard" style:list-style-name="WWNum10">
      <style:paragraph-properties fo:margin-left="2.002cm" fo:margin-top="0cm" fo:margin-bottom="0cm" style:contextual-spacing="false" fo:line-height="0.741cm" fo:text-align="justify" style:justify-single-word="false" fo:text-indent="-1.501cm" style:auto-text-indent="false"/>
      <style:text-properties style:font-name="Calibri" fo:font-size="12pt" fo:language="en" fo:country="US" style:letter-kerning="true" style:font-name-asian="新細明體1" style:font-size-asian="12pt" style:language-asian="zh" style:country-asian="TW" style:font-name-complex="F" style:font-size-complex="11pt" style:language-complex="ar" style:country-complex="SA"/>
    </style:style>
    <style:style style:name="P119" style:family="paragraph" style:parent-style-name="Standard" style:list-style-name="WWNum10">
      <style:paragraph-properties fo:margin-top="0cm" fo:margin-bottom="0cm" style:contextual-spacing="false" fo:line-height="0.741cm" fo:text-align="justify" style:justify-single-word="false">
        <style:tab-stops/>
      </style:paragraph-properties>
      <style:text-properties style:font-name="Calibri" fo:font-size="12pt" fo:language="en" fo:country="US" style:letter-kerning="true" style:font-name-asian="新細明體1" style:font-size-asian="12pt" style:language-asian="zh" style:country-asian="TW" style:font-name-complex="F" style:font-size-complex="11pt" style:language-complex="ar" style:country-complex="SA"/>
    </style:style>
    <style:style style:name="P120" style:family="paragraph" style:parent-style-name="Standard">
      <style:paragraph-properties fo:margin-top="0cm" fo:margin-bottom="0cm" style:contextual-spacing="false" fo:line-height="0.741cm" fo:text-align="start" style:justify-single-word="false"/>
      <style:text-properties style:font-name="Calibri" fo:font-size="12pt" fo:language="en" fo:country="US" style:letter-kerning="true" style:font-name-asian="新細明體1" style:font-size-asian="12pt" style:language-asian="zh" style:country-asian="TW" style:font-name-complex="F" style:font-size-complex="11pt" style:language-complex="ar" style:country-complex="SA"/>
    </style:style>
    <style:style style:name="P121" style:family="paragraph" style:parent-style-name="Standard">
      <style:paragraph-properties fo:margin-top="0cm" fo:margin-bottom="0cm" style:contextual-spacing="false" fo:line-height="0.741cm" fo:text-align="start" style:justify-single-word="false" style:snap-to-layout-grid="false"/>
      <style:text-properties style:font-name="Calibri" fo:font-size="12pt" fo:language="en" fo:country="US" style:letter-kerning="true" style:font-name-asian="新細明體1" style:font-size-asian="12pt" style:language-asian="zh" style:country-asian="TW" style:font-name-complex="F" style:font-size-complex="11pt" style:language-complex="ar" style:country-complex="SA"/>
    </style:style>
    <style:style style:name="P122" style:family="paragraph" style:parent-style-name="Standard">
      <style:paragraph-properties fo:margin-right="0.085cm" fo:margin-top="0cm" fo:margin-bottom="0cm" style:contextual-spacing="false" style:line-height-at-least="0.423cm" fo:text-align="end" style:justify-single-word="false" fo:text-indent="0.388cm" style:auto-text-indent="false" style:snap-to-layout-grid="false"/>
      <style:text-properties style:font-name="Calibri" fo:font-size="12pt" fo:language="en" fo:country="US" style:letter-kerning="true" style:font-name-asian="新細明體1" style:font-size-asian="12pt" style:language-asian="zh" style:country-asian="TW" style:font-name-complex="F" style:font-size-complex="11pt" style:language-complex="ar" style:country-complex="SA"/>
    </style:style>
    <style:style style:name="P123" style:family="paragraph" style:parent-style-name="Standard">
      <style:paragraph-properties fo:margin-top="0cm" fo:margin-bottom="0.318cm" style:contextual-spacing="false" fo:line-height="0.529cm" fo:text-align="start" style:justify-single-word="false"/>
      <style:text-properties style:font-name="Calibri" fo:font-size="12pt" fo:language="en" fo:country="US" style:letter-kerning="true" style:font-name-asian="新細明體1" style:font-size-asian="12pt" style:language-asian="zh" style:country-asian="TW" style:font-name-complex="F" style:font-size-complex="11pt" style:language-complex="ar" style:country-complex="SA"/>
    </style:style>
    <style:style style:name="P124" style:family="paragraph" style:parent-style-name="Standard">
      <style:paragraph-properties fo:margin-top="0cm" fo:margin-bottom="0cm" style:contextual-spacing="false" fo:orphans="2" fo:widows="2" fo:break-before="page"/>
    </style:style>
    <style:style style:name="P125" style:family="paragraph" style:parent-style-name="Standard">
      <style:paragraph-properties fo:margin-top="0.318cm" fo:margin-bottom="0cm" style:contextual-spacing="false" fo:orphans="2" fo:widows="2"/>
    </style:style>
    <style:style style:name="P126" style:family="paragraph" style:parent-style-name="Standard">
      <style:paragraph-properties fo:margin-top="0.494cm" fo:margin-bottom="0cm" style:contextual-spacing="false" fo:orphans="2" fo:widows="2"/>
    </style:style>
    <style:style style:name="P127" style:family="paragraph" style:parent-style-name="Standard">
      <style:paragraph-properties fo:line-height="0.564cm"/>
    </style:style>
    <style:style style:name="P128" style:family="paragraph" style:parent-style-name="Standard">
      <style:paragraph-properties fo:line-height="0.564cm" fo:text-align="center" style:justify-single-word="false"/>
    </style:style>
    <style:style style:name="P129" style:family="paragraph" style:parent-style-name="Standard">
      <style:paragraph-properties fo:margin-right="-0.191cm" fo:line-height="0.564cm" fo:text-align="center" style:justify-single-word="false"/>
    </style:style>
    <style:style style:name="P130" style:family="paragraph" style:parent-style-name="Standard">
      <style:paragraph-properties fo:margin-left="0.314cm" fo:line-height="0.564cm" fo:text-align="justify" style:justify-single-word="false" fo:text-indent="-0.314cm" style:auto-text-indent="false"/>
    </style:style>
    <style:style style:name="P131" style:family="paragraph" style:parent-style-name="Standard">
      <style:paragraph-properties fo:line-height="0.564cm" fo:text-align="justify" style:justify-single-word="false"/>
    </style:style>
    <style:style style:name="P132" style:family="paragraph" style:parent-style-name="Standard">
      <style:paragraph-properties fo:text-align="justify" style:justify-single-word="false" fo:text-indent="1.129cm" style:auto-text-indent="false"/>
    </style:style>
    <style:style style:name="P133" style:family="paragraph" style:parent-style-name="Standard">
      <style:paragraph-properties fo:margin-left="1.425cm" fo:margin-top="0cm" fo:margin-bottom="0.318cm" style:contextual-spacing="false" fo:text-align="justify" style:justify-single-word="false" fo:text-indent="-1.422cm" style:auto-text-indent="false" style:snap-to-layout-grid="false"/>
    </style:style>
    <style:style style:name="P134" style:family="paragraph" style:parent-style-name="Standard">
      <style:paragraph-properties fo:line-height="150%" fo:text-align="justify" style:justify-single-word="false" fo:text-indent="1.152cm" style:auto-text-indent="false"/>
    </style:style>
    <style:style style:name="P135" style:family="paragraph" style:parent-style-name="Standard">
      <style:paragraph-properties fo:margin-left="1.27cm" fo:line-height="0.776cm" fo:text-align="justify" style:justify-single-word="false"/>
    </style:style>
    <style:style style:name="P136" style:family="paragraph" style:parent-style-name="Standard">
      <style:paragraph-properties fo:margin-top="0.088cm" fo:margin-bottom="0.318cm" style:contextual-spacing="false" fo:line-height="0.706cm" fo:text-align="justify" style:justify-single-word="false"/>
    </style:style>
    <style:style style:name="P137" style:family="paragraph" style:parent-style-name="Standard">
      <style:paragraph-properties fo:line-height="0.706cm" fo:text-align="center" style:justify-single-word="false"/>
    </style:style>
    <style:style style:name="P138" style:family="paragraph" style:parent-style-name="Standard">
      <style:paragraph-properties fo:line-height="0.706cm" fo:text-align="center" style:justify-single-word="false" fo:orphans="2" fo:widows="2"/>
    </style:style>
    <style:style style:name="P139" style:family="paragraph" style:parent-style-name="Standard">
      <style:paragraph-properties fo:line-height="0.706cm" fo:orphans="2" fo:widows="2"/>
    </style:style>
    <style:style style:name="P140" style:family="paragraph" style:parent-style-name="Standard">
      <style:paragraph-properties fo:margin-left="0.75cm" style:line-height-at-least="0cm" fo:text-indent="-0.75cm" style:auto-text-indent="false"/>
    </style:style>
    <style:style style:name="P141" style:family="paragraph" style:parent-style-name="Standard">
      <style:paragraph-properties style:line-height-at-least="0cm"/>
    </style:style>
    <style:style style:name="P142" style:family="paragraph" style:parent-style-name="Standard">
      <style:paragraph-properties style:line-height-at-least="0cm" fo:text-align="justify" style:justify-single-word="false"/>
    </style:style>
    <style:style style:name="P143" style:family="paragraph" style:parent-style-name="Standard">
      <style:paragraph-properties fo:margin-left="1.083cm" style:line-height-at-least="0cm" fo:text-indent="-1.083cm" style:auto-text-indent="false"/>
    </style:style>
    <style:style style:name="P144" style:family="paragraph" style:parent-style-name="Standard">
      <style:paragraph-properties style:line-height-at-least="0cm" fo:text-align="center" style:justify-single-word="false"/>
    </style:style>
    <style:style style:name="T1" style:family="text">
      <style:text-properties style:font-name="Times New Roman" fo:font-size="22pt" fo:font-weight="bold" style:font-name-asian="標楷體2" style:font-size-asian="22pt" style:font-weight-asian="bold" style:font-name-complex="Times New Roman1" style:font-size-complex="22pt" style:font-weight-complex="bold"/>
    </style:style>
    <style:style style:name="T2" style:family="text">
      <style:text-properties style:font-name="Times New Roman" fo:font-size="22pt" style:font-name-asian="標楷體2" style:font-size-asian="22pt" style:font-name-complex="Times New Roman1"/>
    </style:style>
    <style:style style:name="T3" style:family="text">
      <style:text-properties style:font-name="Times New Roman" fo:font-size="14pt" style:font-name-asian="標楷體2" style:font-size-asian="14pt" style:font-name-complex="Times New Roman1"/>
    </style:style>
    <style:style style:name="T4" style:family="text">
      <style:text-properties style:font-name="Times New Roman" fo:font-size="14pt" style:font-name-asian="標楷體2" style:font-size-asian="14pt" style:font-name-complex="Times New Roman1" style:font-size-complex="14pt"/>
    </style:style>
    <style:style style:name="T5" style:family="text">
      <style:text-properties style:font-name="Times New Roman" fo:font-size="14pt" style:font-name-asian="標楷體2" style:font-size-asian="14pt" style:font-name-complex="Times New Roman1" style:font-size-complex="14pt" style:font-weight-complex="bold"/>
    </style:style>
    <style:style style:name="T6" style:family="text">
      <style:text-properties style:font-name="Times New Roman" fo:font-size="14pt" style:font-name-asian="標楷體2" style:font-size-asian="14pt" style:font-size-complex="14pt"/>
    </style:style>
    <style:style style:name="T7" style:family="text">
      <style:text-properties style:font-name="Times New Roman" fo:font-size="14pt" style:font-name-asian="標楷體2" style:font-size-asian="14pt" style:font-size-complex="14pt" text:display="true"/>
    </style:style>
    <style:style style:name="T8" style:family="text">
      <style:text-properties style:font-name="Times New Roman" fo:font-size="14pt" style:font-name-asian="標楷體2" style:font-size-asian="14pt" style:font-size-complex="14pt" style:font-weight-complex="bold"/>
    </style:style>
    <style:style style:name="T9" style:family="text">
      <style:text-properties style:font-name="Times New Roman" fo:font-size="14pt" style:text-underline-style="solid" style:text-underline-width="auto" style:text-underline-color="font-color" style:font-name-asian="標楷體2" style:font-size-asian="14pt" style:font-name-complex="Times New Roman1" style:font-size-complex="14pt" style:font-weight-complex="bold"/>
    </style:style>
    <style:style style:name="T10" style:family="text">
      <style:text-properties style:font-name="Times New Roman" fo:font-size="14pt" style:text-underline-style="solid" style:text-underline-width="auto" style:text-underline-color="font-color" style:font-name-asian="標楷體2" style:font-size-asian="14pt" style:font-name-complex="Times New Roman1" style:font-size-complex="12pt"/>
    </style:style>
    <style:style style:name="T11" style:family="text">
      <style:text-properties style:font-name="Times New Roman" fo:font-size="14pt" style:letter-kerning="true" style:font-name-asian="標楷體2" style:font-size-asian="14pt" style:font-name-complex="F" style:font-size-complex="14pt"/>
    </style:style>
    <style:style style:name="T12" style:family="text">
      <style:text-properties style:font-name="Times New Roman" fo:font-size="14pt" fo:letter-spacing="0.007cm" style:letter-kerning="false" style:font-name-asian="標楷體2" style:font-size-asian="14pt" style:font-name-complex="Times New Roman1" style:font-size-complex="14pt" style:font-weight-complex="bold"/>
    </style:style>
    <style:style style:name="T13" style:family="text">
      <style:text-properties style:font-name="Times New Roman" fo:font-size="14pt" fo:letter-spacing="0.042cm" style:font-name-asian="標楷體2" style:font-size-asian="14pt" style:font-name-complex="Times New Roman1" style:font-size-complex="14pt"/>
    </style:style>
    <style:style style:name="T14" style:family="text">
      <style:text-properties style:font-name="Times New Roman" fo:font-size="14pt" fo:font-weight="bold" style:font-name-asian="標楷體2" style:font-size-asian="14pt" style:font-weight-asian="bold" style:font-name-complex="Times New Roman1" style:font-size-complex="14pt"/>
    </style:style>
    <style:style style:name="T15" style:family="text">
      <style:text-properties style:font-name="Times New Roman" style:font-name-asian="標楷體2" style:font-name-complex="Times New Roman1"/>
    </style:style>
    <style:style style:name="T16" style:family="text">
      <style:text-properties style:font-name="Times New Roman" style:font-name-asian="標楷體2" style:font-name-complex="Times New Roman1" style:font-size-complex="12pt" style:font-weight-complex="bold"/>
    </style:style>
    <style:style style:name="T17" style:family="text">
      <style:text-properties style:font-name="Times New Roman" fo:language="zh" fo:country="TW" fo:font-weight="bold" style:font-weight-asian="bold" style:font-name-complex="Times New Roman1" style:font-weight-complex="bold"/>
    </style:style>
    <style:style style:name="T18" style:family="text">
      <style:text-properties style:font-name="Times New Roman" fo:font-size="20pt" style:font-name-asian="標楷體2" style:font-size-asian="20pt" style:font-name-complex="Times New Roman1"/>
    </style:style>
    <style:style style:name="T19" style:family="text">
      <style:text-properties style:font-name="Times New Roman" fo:font-size="20pt" style:font-name-asian="標楷體2" style:font-size-asian="20pt" style:font-name-complex="Times New Roman1" style:font-size-complex="20pt"/>
    </style:style>
    <style:style style:name="T20" style:family="text">
      <style:text-properties style:font-name="Times New Roman" fo:font-size="16pt" style:font-name-asian="標楷體2" style:font-size-asian="16pt" style:font-name-complex="Times New Roman1" style:font-size-complex="16pt"/>
    </style:style>
    <style:style style:name="T21" style:family="text">
      <style:text-properties style:font-name="Times New Roman" fo:font-size="16pt" style:font-name-asian="標楷體2" style:font-size-asian="16pt" style:font-name-complex="Times New Roman1" style:font-size-complex="14pt"/>
    </style:style>
    <style:style style:name="T22" style:family="text">
      <style:text-properties style:font-name="Times New Roman" fo:font-size="11pt" style:font-name-asian="標楷體2" style:font-size-asian="11pt" style:font-name-complex="Times New Roman1"/>
    </style:style>
    <style:style style:name="T23" style:family="text">
      <style:text-properties style:font-name="Times New Roman" fo:letter-spacing="-0.035cm" style:font-name-asian="標楷體2" style:font-name-complex="Times New Roman1"/>
    </style:style>
    <style:style style:name="T24" style:family="text">
      <style:text-properties style:font-name="Times New Roman" fo:font-size="10pt" style:font-name-asian="標楷體2" style:font-size-asian="10pt" style:font-name-complex="Times New Roman1"/>
    </style:style>
    <style:style style:name="T25" style:family="text">
      <style:text-properties style:font-name="Times New Roman" style:font-name-complex="Times New Roman1"/>
    </style:style>
    <style:style style:name="T26" style:family="text">
      <style:text-properties style:font-name="Times New Roman" fo:font-size="13pt" style:font-name-asian="標楷體2" style:font-size-asian="13pt" style:font-name-complex="Times New Roman1" style:font-size-complex="13pt"/>
    </style:style>
    <style:style style:name="T27" style:family="text">
      <style:text-properties style:font-name="Times New Roman" fo:font-weight="bold" style:letter-kerning="false" style:font-name-asian="標楷體2" style:font-weight-asian="bold" style:font-name-complex="Times New Roman1" style:font-size-complex="12pt" style:font-weight-complex="bold"/>
    </style:style>
    <style:style style:name="T28" style:family="text">
      <style:text-properties style:font-name="Times New Roman" style:letter-kerning="false" style:font-name-asian="新細明體1" style:font-name-complex="Times New Roman1" style:font-size-complex="12pt"/>
    </style:style>
    <style:style style:name="T29" style:family="text">
      <style:text-properties style:font-name="Times New Roman" fo:font-size="13.5pt" style:letter-kerning="false" style:font-name-asian="標楷體2" style:font-size-asian="13.5pt" style:font-name-complex="Times New Roman1" style:font-size-complex="13.5pt"/>
    </style:style>
    <style:style style:name="T30" style:family="text">
      <style:text-properties style:font-name="Times New Roman" fo:font-size="13.5pt" style:letter-kerning="false" style:font-name-asian="新細明體1" style:font-size-asian="13.5pt" style:font-name-complex="Times New Roman1" style:font-size-complex="13.5pt"/>
    </style:style>
    <style:style style:name="T31" style:family="text">
      <style:text-properties style:font-name="Times New Roman" fo:font-size="13.5pt" fo:font-weight="bold" style:letter-kerning="false" style:font-name-asian="標楷體2" style:font-size-asian="13.5pt" style:font-weight-asian="bold" style:font-name-complex="Times New Roman1" style:font-size-complex="13.5pt" style:font-weight-complex="bold"/>
    </style:style>
    <style:style style:name="T32" style:family="text">
      <style:text-properties style:font-name-asian="標楷體2"/>
    </style:style>
    <style:style style:name="T33" style:family="text">
      <style:text-properties fo:font-size="14pt" style:font-name-asian="標楷體2" style:font-size-asian="14pt"/>
    </style:style>
    <style:style style:name="T34" style:family="text">
      <style:text-properties fo:font-size="14pt" style:font-name-asian="標楷體2" style:font-size-asian="14pt" style:font-size-complex="14pt"/>
    </style:style>
    <style:style style:name="T35" style:family="text">
      <style:text-properties fo:font-size="14pt" style:font-name-asian="標楷體2" style:font-size-asian="14pt" style:font-size-complex="14pt" style:font-weight-complex="bold"/>
    </style:style>
    <style:style style:name="T36" style:family="text">
      <style:text-properties fo:font-size="14pt" fo:letter-spacing="0.007cm" style:letter-kerning="false" style:font-name-asian="標楷體2" style:font-size-asian="14pt" style:font-size-complex="14pt"/>
    </style:style>
    <style:style style:name="T37" style:family="text">
      <style:text-properties fo:font-size="14pt" fo:font-weight="bold" style:font-name-asian="標楷體2" style:font-size-asian="14pt" style:font-weight-asian="bold"/>
    </style:style>
    <style:style style:name="T38" style:family="text">
      <style:text-properties fo:font-size="14pt" fo:font-weight="bold" style:font-name-asian="標楷體2" style:font-size-asian="14pt" style:font-weight-asian="bold" style:font-size-complex="14pt"/>
    </style:style>
    <style:style style:name="T39" style:family="text">
      <style:text-properties fo:font-size="14pt" fo:font-weight="bold" style:letter-kerning="false" style:font-name-asian="標楷體2" style:font-size-asian="14pt" style:font-weight-asian="bold" style:font-size-complex="14pt" style:font-weight-complex="bold"/>
    </style:style>
    <style:style style:name="T40" style:family="text">
      <style:text-properties fo:font-size="14pt" style:font-size-asian="14pt" style:font-size-complex="14pt"/>
    </style:style>
    <style:style style:name="T41" style:family="text">
      <style:text-properties fo:font-size="14pt" style:letter-kerning="false" style:font-size-asian="14pt" style:font-size-complex="14pt"/>
    </style:style>
    <style:style style:name="T42" style:family="text">
      <style:text-properties fo:font-size="14pt" style:letter-kerning="false" style:font-name-asian="標楷體2" style:font-size-asian="14pt" style:font-size-complex="14pt"/>
    </style:style>
    <style:style style:name="T43" style:family="text">
      <style:text-properties fo:font-size="14pt" style:text-underline-style="solid" style:text-underline-width="auto" style:text-underline-color="font-color" style:letter-kerning="false" style:font-name-asian="標楷體2" style:font-size-asian="14pt" style:font-size-complex="14pt"/>
    </style:style>
    <style:style style:name="T44" style:family="text">
      <style:text-properties fo:font-size="20pt" style:font-size-asian="20pt"/>
    </style:style>
    <style:style style:name="T45" style:family="text">
      <style:text-properties fo:font-size="20pt" style:font-size-asian="20pt" style:font-size-complex="20pt"/>
    </style:style>
    <style:style style:name="T46" style:family="text">
      <style:text-properties style:font-name="Cambria Math" style:font-name-asian="標楷體2" style:font-name-complex="Cambria Math1"/>
    </style:style>
    <style:style style:name="T47" style:family="text">
      <style:text-properties fo:font-size="16pt" style:font-size-asian="16pt"/>
    </style:style>
    <style:style style:name="T48" style:family="text">
      <style:text-properties fo:font-size="16pt" style:font-size-asian="16pt" style:font-size-complex="16pt"/>
    </style:style>
    <style:style style:name="T49" style:family="text">
      <style:text-properties fo:font-size="16pt" style:font-size-asian="16pt" style:font-size-complex="16pt" style:font-weight-complex="bold"/>
    </style:style>
    <style:style style:name="T50" style:family="text">
      <style:text-properties fo:font-size="13.5pt" fo:font-weight="bold" style:letter-kerning="false" style:font-name-asian="標楷體2" style:font-size-asian="13.5pt" style:font-weight-asian="bold" style:font-size-complex="13.5pt" style:font-weight-complex="bold"/>
    </style:style>
    <style:style style:name="T51" style:family="text">
      <style:text-properties fo:font-size="13.5pt" style:letter-kerning="false" style:font-size-asian="13.5pt" style:font-size-complex="13.5pt"/>
    </style:style>
    <style:style style:name="T52" style:family="text">
      <style:text-properties style:font-name="Times New Roman" fo:font-size="14pt" fo:letter-spacing="-0.035cm" style:font-name-asian="標楷體2" style:font-size-asian="14pt" style:font-name-complex="Times New Roman1"/>
    </style:style>
    <style:style style:name="T53" style:family="text">
      <style:text-properties style:font-name="Times New Roman" fo:font-weight="bold" style:letter-kerning="false" style:font-name-asian="新細明體1" style:font-weight-asian="bold" style:font-name-complex="Times New Roman1" style:font-size-complex="12pt" style:font-weight-complex="bold"/>
    </style:style>
    <style:style style:name="fr1" style:family="graphic" style:parent-style-name="Frame">
      <style:graphic-properties fo:margin-left="0.318cm" fo:margin-right="0.318cm" fo:margin-top="0cm" fo:margin-bottom="0cm" style:vertical-pos="from-top" style:vertical-rel="paragraph" style:horizontal-pos="from-left" style:horizontal-rel="page-content" draw:opacity="0%" fo:padding="0cm" fo:border="none" loext:rel-width-rel="paragraph"/>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1" loext:marker-style-name="T1"><text:span text:style-name="T1">智慧醫療產學聯盟計畫（數位健康領域） 構想書</text:span><text:span text:style-name="T1"/></text:p>
      <table:table table:name="表格1" table:style-name="表格1">
        <table:table-column table:style-name="表格1.A"/>
        <table:table-column table:style-name="表格1.B"/>
        <table:table-column table:style-name="表格1.C"/>
        <table:table-column table:style-name="表格1.D"/>
        <table:table-column table:style-name="表格1.E"/>
        <table:table-row table:style-name="表格1.1">
          <table:table-cell table:style-name="表格1.A1" office:value-type="string">
            <text:p text:style-name="P1" loext:marker-style-name="T5"><text:span text:style-name="T4">申請單位</text:span><text:span text:style-name="T5"/></text:p>
          </table:table-cell>
          <table:table-cell table:style-name="表格1.B1" table:number-columns-spanned="4" office:value-type="string">
            <text:p text:style-name="P18" loext:marker-style-name="T4"/>
          </table:table-cell>
          <table:covered-table-cell/>
          <table:covered-table-cell/>
          <table:covered-table-cell/>
        </table:table-row>
        <table:table-row table:style-name="表格1.1">
          <table:table-cell table:style-name="表格1.A1" office:value-type="string">
            <text:p text:style-name="P1" loext:marker-style-name="T5"><text:span text:style-name="T4">計畫名稱</text:span><text:span text:style-name="T5"/></text:p>
          </table:table-cell>
          <table:table-cell table:style-name="表格1.B2" table:number-columns-spanned="4" office:value-type="string">
            <text:p text:style-name="P19" loext:marker-style-name="T5"/>
          </table:table-cell>
          <table:covered-table-cell/>
          <table:covered-table-cell/>
          <table:covered-table-cell/>
        </table:table-row>
        <table:table-row table:style-name="表格1.1">
          <table:table-cell table:style-name="表格1.A1" office:value-type="string">
            <text:p text:style-name="P1" loext:marker-style-name="T5"><text:span text:style-name="T4">申請經費</text:span><text:span text:style-name="T5"/></text:p>
          </table:table-cell>
          <table:table-cell table:style-name="表格1.B3" office:value-type="string">
            <text:p text:style-name="P1" loext:marker-style-name="T5"><text:span text:style-name="T4">___________萬元</text:span><text:span text:style-name="T5"/></text:p>
          </table:table-cell>
          <table:table-cell table:style-name="表格1.A1" office:value-type="string">
            <text:p text:style-name="P1" loext:marker-style-name="T5"><text:span text:style-name="T5">年限</text:span><text:span text:style-name="T5"/></text:p>
          </table:table-cell>
          <table:table-cell table:style-name="表格1.D3" table:number-columns-spanned="2" office:value-type="string">
            <text:p text:style-name="P1" loext:marker-style-name="T5"><text:span text:style-name="T9"><text:s/>114 </text:span><text:span text:style-name="T5">年（一年期）</text:span></text:p>
          </table:table-cell>
          <table:covered-table-cell/>
        </table:table-row>
        <table:table-row table:style-name="表格1.1">
          <table:table-cell table:style-name="表格1.A1" office:value-type="string">
            <text:p text:style-name="P1" loext:marker-style-name="T4"><text:span text:style-name="T4">計畫主持人</text:span><text:span text:style-name="T4"/></text:p>
          </table:table-cell>
          <table:table-cell table:style-name="表格1.B4" office:value-type="string">
            <text:p text:style-name="P18" loext:marker-style-name="T4"/>
          </table:table-cell>
          <table:table-cell table:style-name="表格1.A1" office:value-type="string">
            <text:p text:style-name="P1" loext:marker-style-name="T5"><text:span text:style-name="T5">職稱</text:span><text:span text:style-name="T5"/></text:p>
          </table:table-cell>
          <table:table-cell table:style-name="表格1.D4" table:number-columns-spanned="2" office:value-type="string">
            <text:p text:style-name="P19" loext:marker-style-name="T5"/>
          </table:table-cell>
          <table:covered-table-cell/>
        </table:table-row>
        <table:table-row table:style-name="表格1.1">
          <table:table-cell table:style-name="表格1.A1" office:value-type="string">
            <text:p text:style-name="P1" loext:marker-style-name="T4"><text:span text:style-name="T4">聯絡電話</text:span><text:span text:style-name="T4"/></text:p>
          </table:table-cell>
          <table:table-cell table:style-name="表格1.B5" office:value-type="string">
            <text:p text:style-name="P18" loext:marker-style-name="T4"/>
          </table:table-cell>
          <table:table-cell table:style-name="表格1.A1" office:value-type="string">
            <text:p text:style-name="P1" loext:marker-style-name="T4"><text:span text:style-name="T4">E-mail</text:span><text:span text:style-name="T4"/></text:p>
          </table:table-cell>
          <table:table-cell table:style-name="表格1.D5" table:number-columns-spanned="2" office:value-type="string">
            <text:p text:style-name="P18" loext:marker-style-name="T4"/>
          </table:table-cell>
          <table:covered-table-cell/>
        </table:table-row>
        <table:table-row table:style-name="表格1.1">
          <table:table-cell table:style-name="表格1.A1" office:value-type="string">
            <text:p text:style-name="P1" loext:marker-style-name="T4"><text:span text:style-name="T4">計畫聯絡人</text:span><text:span text:style-name="T4"/></text:p>
          </table:table-cell>
          <table:table-cell table:style-name="表格1.B6" office:value-type="string">
            <text:p text:style-name="P18" loext:marker-style-name="T4"/>
          </table:table-cell>
          <table:table-cell table:style-name="表格1.A1" office:value-type="string">
            <text:p text:style-name="P1" loext:marker-style-name="T4"><text:span text:style-name="T5">職稱</text:span><text:span text:style-name="T5"/></text:p>
          </table:table-cell>
          <table:table-cell table:style-name="表格1.D6" table:number-columns-spanned="2" office:value-type="string">
            <text:p text:style-name="P18" loext:marker-style-name="T4"/>
          </table:table-cell>
          <table:covered-table-cell/>
        </table:table-row>
        <table:table-row table:style-name="表格1.1">
          <table:table-cell table:style-name="表格1.A1" office:value-type="string">
            <text:p text:style-name="P1" loext:marker-style-name="T4"><text:span text:style-name="T4">聯絡電話</text:span><text:span text:style-name="T4"/></text:p>
          </table:table-cell>
          <table:table-cell table:style-name="表格1.B7" office:value-type="string">
            <text:p text:style-name="P18" loext:marker-style-name="T4"/>
          </table:table-cell>
          <table:table-cell table:style-name="表格1.A1" office:value-type="string">
            <text:p text:style-name="P1" loext:marker-style-name="T4"><text:span text:style-name="T4">E-mail</text:span><text:span text:style-name="T4"/></text:p>
          </table:table-cell>
          <table:table-cell table:style-name="表格1.D7" table:number-columns-spanned="2" office:value-type="string">
            <text:p text:style-name="P18" loext:marker-style-name="T4"/>
          </table:table-cell>
          <table:covered-table-cell/>
        </table:table-row>
        <table:table-row table:style-name="表格1.1">
          <table:table-cell table:style-name="表格1.A8" table:number-rows-spanned="3" office:value-type="string">
            <text:p text:style-name="P2" loext:marker-style-name="T5"><text:span text:style-name="T5">合作企業</text:span><text:span text:style-name="T5"/></text:p>
          </table:table-cell>
          <table:table-cell table:style-name="表格1.A1" table:number-columns-spanned="2" office:value-type="string">
            <text:p text:style-name="P1" loext:marker-style-name="T5"><text:span text:style-name="T5">公司名稱</text:span><text:span text:style-name="T5"/></text:p>
          </table:table-cell>
          <table:covered-table-cell/>
          <table:table-cell table:style-name="表格1.A1" office:value-type="string">
            <text:p text:style-name="P3" loext:marker-style-name="T5"><text:span text:style-name="T5">出資金額</text:span><text:span text:style-name="T5"/></text:p>
          </table:table-cell>
          <table:table-cell table:style-name="表格1.A1" office:value-type="string">
            <text:p text:style-name="P3" loext:marker-style-name="T5"><text:span text:style-name="T5">企業配合款</text:span><text:span text:style-name="T5"/></text:p>
          </table:table-cell>
        </table:table-row>
        <table:table-row table:style-name="表格1.1">
          <table:covered-table-cell table:style-name="表格1.A1"/>
          <table:table-cell table:style-name="表格1.B9" table:number-columns-spanned="2" office:value-type="string">
            <text:p text:style-name="P19" loext:marker-style-name="T5"/>
          </table:table-cell>
          <table:covered-table-cell/>
          <table:table-cell table:style-name="表格1.D9" office:value-type="string">
            <text:p text:style-name="P4" loext:marker-style-name="T5"><text:span text:style-name="T5">_______萬元</text:span><text:span text:style-name="T5"/></text:p>
          </table:table-cell>
          <table:table-cell table:style-name="表格1.E9" table:number-rows-spanned="2" office:value-type="string">
            <text:p text:style-name="P4" loext:marker-style-name="T5"><text:span text:style-name="T5">_______萬元</text:span><text:span text:style-name="T5"/></text:p>
          </table:table-cell>
        </table:table-row>
        <table:table-row table:style-name="表格1.1">
          <table:covered-table-cell table:style-name="表格1.A1"/>
          <table:table-cell table:style-name="表格1.B10" table:number-columns-spanned="2" office:value-type="string">
            <text:p text:style-name="P19" loext:marker-style-name="T5"/>
          </table:table-cell>
          <table:covered-table-cell/>
          <table:table-cell table:style-name="表格1.D10" office:value-type="string">
            <text:p text:style-name="P4" loext:marker-style-name="T5"><text:span text:style-name="T5">_______萬元</text:span><text:span text:style-name="T5"/></text:p>
          </table:table-cell>
          <table:covered-table-cell table:style-name="表格1.E10"/>
        </table:table-row>
        <table:table-row table:style-name="表格1.1">
          <table:table-cell table:style-name="表格1.A8" table:number-rows-spanned="3" office:value-type="string">
            <text:p text:style-name="P2" loext:marker-style-name="T5"><text:span text:style-name="T5">合作醫院</text:span><text:span text:style-name="T5"/></text:p>
          </table:table-cell>
          <table:table-cell table:style-name="表格1.A1" table:number-columns-spanned="2" office:value-type="string">
            <text:p text:style-name="P1" loext:marker-style-name="T5"><text:span text:style-name="T5">醫院名稱</text:span><text:span text:style-name="T5"/></text:p>
          </table:table-cell>
          <table:covered-table-cell/>
          <table:table-cell table:style-name="表格1.A1" office:value-type="string">
            <text:p text:style-name="P3" loext:marker-style-name="T5"><text:span text:style-name="T5">醫療體系</text:span><text:span text:style-name="T5"/></text:p>
          </table:table-cell>
          <table:table-cell table:style-name="表格1.A1" office:value-type="string">
            <text:p text:style-name="P3" loext:marker-style-name="T5"><text:span text:style-name="T5">醫院配合款</text:span><text:span text:style-name="T5"/></text:p>
            <text:p text:style-name="P3" loext:marker-style-name="T16"><text:span text:style-name="T16">(非必要，不可抵企業配合款)</text:span><text:span text:style-name="T16"/></text:p>
          </table:table-cell>
        </table:table-row>
        <table:table-row table:style-name="表格1.1">
          <table:covered-table-cell table:style-name="表格1.A1"/>
          <table:table-cell table:style-name="表格1.B12" table:number-columns-spanned="2" office:value-type="string">
            <text:p text:style-name="P19" loext:marker-style-name="T5"/>
          </table:table-cell>
          <table:covered-table-cell/>
          <table:table-cell table:style-name="表格1.D12" office:value-type="string">
            <text:p text:style-name="P20" loext:marker-style-name="T5"/>
          </table:table-cell>
          <table:table-cell table:style-name="表格1.E12" office:value-type="string">
            <text:p text:style-name="P20" loext:marker-style-name="T5"/>
          </table:table-cell>
        </table:table-row>
        <table:table-row table:style-name="表格1.1">
          <table:covered-table-cell table:style-name="表格1.A1"/>
          <table:table-cell table:style-name="表格1.B13" table:number-columns-spanned="2" office:value-type="string">
            <text:p text:style-name="P19" loext:marker-style-name="T5"/>
          </table:table-cell>
          <table:covered-table-cell/>
          <table:table-cell table:style-name="表格1.D13" office:value-type="string">
            <text:p text:style-name="P20" loext:marker-style-name="T5"/>
          </table:table-cell>
          <table:table-cell table:style-name="表格1.E13" office:value-type="string">
            <text:p text:style-name="P20" loext:marker-style-name="T5"/>
          </table:table-cell>
        </table:table-row>
        <table:table-row table:style-name="表格1.1">
          <table:table-cell table:style-name="表格1.A1" office:value-type="string">
            <text:p text:style-name="P1" loext:marker-style-name="T5"><text:span text:style-name="T5">計畫摘要</text:span><text:span text:style-name="T5"/></text:p>
            <text:p text:style-name="P1" loext:marker-style-name="T5"><text:span text:style-name="T5">(300字)</text:span><text:span text:style-name="T5"/></text:p>
          </table:table-cell>
          <table:table-cell table:style-name="表格1.B14" table:number-columns-spanned="4" office:value-type="string">
            <text:p text:style-name="P19" loext:marker-style-name="T5"/>
          </table:table-cell>
          <table:covered-table-cell/>
          <table:covered-table-cell/>
          <table:covered-table-cell/>
        </table:table-row>
      </table:table>
      <text:p text:style-name="P76" loext:marker-style-name="T5"/>
      <text:p text:style-name="P62" loext:marker-style-name="T1"><text:span text:style-name="T1">目錄</text:span><text:span text:style-name="T1"/></text:p>
      <text:table-of-content text:style-name="Sect1" text:protected="true" text:name="目次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ab-stop style:type="left" style:position="0.776cm"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1.552cm"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2.328cm"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ab-stop style:type="left" style:position="3.104cm" style:leader-char=" "/>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ab-stop style:type="left" style:position="3.881cm" style:leader-char=" "/>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ab-stop style:type="left" style:position="4.657cm" style:leader-char=" "/>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ab-stop style:type="left" style:position="5.433cm" style:leader-char=" "/>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ab-stop style:type="left" style:position="6.209cm" style:leader-char=" "/>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ab-stop style:type="left" style:position="6.985cm" style:leader-char=" "/>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8" loext:marker-style-name="T11"><text:a xlink:type="simple" xlink:href="#_Toc189839778" text:style-name="Index_20_Link" text:visited-style-name="Index_20_Link"><text:span text:style-name="T6">切結書</text:span><text:span text:style-name="T7"><text:tab/>1</text:span></text:a></text:p>
          <text:p text:style-name="P38" loext:marker-style-name="T11"><text:a xlink:type="simple" xlink:href="#_Toc189839779" text:style-name="Index_20_Link" text:visited-style-name="Index_20_Link"><text:span text:style-name="T6">國家科學及技術委員會 智慧醫療產學聯盟計畫（數位健康領域）申請名冊</text:span><text:span text:style-name="T7"><text:tab/>2</text:span></text:a></text:p>
          <text:p text:style-name="P38" loext:marker-style-name="T11"><text:a xlink:type="simple" xlink:href="#_Toc189839780" text:style-name="Index_20_Link" text:visited-style-name="Index_20_Link"><text:span text:style-name="T6">計畫主持人聲明書</text:span><text:span text:style-name="T7"><text:tab/>3</text:span></text:a></text:p>
          <text:p text:style-name="P38" loext:marker-style-name="T11"><text:a xlink:type="simple" xlink:href="#_Toc189839781" text:style-name="Index_20_Link" text:visited-style-name="Index_20_Link"><text:span text:style-name="T6">計畫主持人及共同主持人利益迴避聲明書</text:span><text:span text:style-name="T7"><text:tab/>4</text:span></text:a></text:p>
          <text:p text:style-name="P38" loext:marker-style-name="T11"><text:a xlink:type="simple" xlink:href="#_Toc189839782" text:style-name="Index_20_Link" text:visited-style-name="Index_20_Link"><text:span text:style-name="T6">合作企業參與合作計畫意願書</text:span><text:span text:style-name="T7"><text:tab/>5</text:span></text:a></text:p>
          <text:p text:style-name="P40" loext:marker-style-name="T11"><text:a xlink:type="simple" xlink:href="#_Toc189839783" text:style-name="Index_20_Link" text:visited-style-name="Index_20_Link"><text:span text:style-name="T6">一、</text:span><text:span text:style-name="T11"><text:tab/></text:span><text:span text:style-name="T8">聯盟成員（醫院及合作企業）資料</text:span><text:span text:style-name="T7"><text:tab/>6</text:span></text:a></text:p>
          <text:p text:style-name="P40" loext:marker-style-name="T11"><text:a xlink:type="simple" xlink:href="#_Toc189839784" text:style-name="Index_20_Link" text:visited-style-name="Index_20_Link"><text:span text:style-name="T8">二、</text:span><text:span text:style-name="T11"><text:tab/></text:span><text:span text:style-name="T8">全程計畫藍圖(Roadmap)</text:span><text:span text:style-name="T7"><text:tab/>6</text:span></text:a></text:p>
          <text:p text:style-name="P40" loext:marker-style-name="T11"><text:a xlink:type="simple" xlink:href="#_Toc189839785" text:style-name="Index_20_Link" text:visited-style-name="Index_20_Link"><text:span text:style-name="T8">三、</text:span><text:span text:style-name="T11"><text:tab/></text:span><text:span text:style-name="T8">計畫重點項目說明</text:span><text:span text:style-name="T7"><text:tab/>6</text:span></text:a></text:p>
          <text:p text:style-name="P40" loext:marker-style-name="T11"><text:a xlink:type="simple" xlink:href="#_Toc189839786" text:style-name="Index_20_Link" text:visited-style-name="Index_20_Link"><text:span text:style-name="T6">四、</text:span><text:span text:style-name="T11"><text:tab/></text:span><text:span text:style-name="T6">主要研究人力</text:span><text:span text:style-name="T7"><text:tab/>7</text:span></text:a></text:p>
          <text:p text:style-name="P40" loext:marker-style-name="T11"><text:a xlink:type="simple" xlink:href="#_Toc189839787" text:style-name="Index_20_Link" text:visited-style-name="Index_20_Link"><text:span text:style-name="T6">五、</text:span><text:span text:style-name="T11"><text:tab/></text:span><text:span text:style-name="T6">研究計畫經費</text:span><text:span text:style-name="T7"><text:tab/>8</text:span></text:a></text:p>
          <text:p text:style-name="P38" loext:marker-style-name="T11"><text:a xlink:type="simple" xlink:href="#_Toc189839788" text:style-name="Index_20_Link" text:visited-style-name="Index_20_Link"><text:span text:style-name="T6">附件一、合作企業資格文件</text:span><text:span text:style-name="T7"><text:tab/>10</text:span></text:a></text:p>
          <text:p text:style-name="P38" loext:marker-style-name="T11"><text:a xlink:type="simple" xlink:href="#_Toc189839789" text:style-name="Index_20_Link" text:visited-style-name="Index_20_Link"><text:span text:style-name="T6">附件二、主持人/共同主持人近5年執行之研究計畫及重要績效或研究成果</text:span><text:span text:style-name="T7"><text:tab/>11</text:span></text:a></text:p>
        </text:index-body>
      </text:table-of-content>
      <text:p text:style-name="P92" loext:marker-style-name="T17"/>
      <text:p text:style-name="P77" loext:marker-style-name="T4"/>
      <text:p text:style-name="P64" loext:marker-style-name="T19"><text:bookmark-start text:name="_Toc154060655"/><text:span text:style-name="T19">國家科學及技術委員會補助智慧醫療產學聯盟計畫</text:span><text:bookmark-end text:name="_Toc154060655"/><text:span text:style-name="T19"/></text:p>
      <text:p text:style-name="P63" loext:marker-style-name="T19"><text:span text:style-name="T19">（數位健康領域）</text:span><text:span text:style-name="T19"/></text:p>
      <text:h text:style-name="P30" text:outline-level="1" loext:marker-style-name="T44"><text:bookmark-start text:name="_Toc122603010"/><text:bookmark-start text:name="_Toc189839778"/><text:span text:style-name="T44">切結書</text:span><text:bookmark-end text:name="_Toc122603010"/><text:bookmark-end text:name="_Toc189839778"/><text:span text:style-name="T44"/></text:h>
      <table:table table:name="表格2" table:style-name="表格2">
        <table:table-column table:style-name="表格2.A"/>
        <table:table-row table:style-name="表格2.1">
          <table:table-cell table:style-name="表格2.A1" office:value-type="string">
            <text:p text:style-name="P5" loext:marker-style-name="T3"><text:span text:style-name="T3">_____________________________（機構名稱）申請國家科學及技術委員會「智慧醫療產學聯盟計畫（數位健康領域）」，申請名冊所列____件申請案計畫主持人資格經審查均符合國家科學及技術委員會補助專題研究計畫作業要點第三點規定。特立此切結為憑，如有不實，願繳回該計畫主持人之計畫全部補助款並無異議接受貴部之處分，且負一切法律責任。</text:span><text:span text:style-name="T3"/></text:p>
            <text:p text:style-name="P24" loext:marker-style-name="T3"/>
            <text:p text:style-name="P6" loext:marker-style-name="T3"><text:span text:style-name="T3">此致</text:span><text:span text:style-name="T3"/></text:p>
            <text:p text:style-name="P5" loext:marker-style-name="T3"><text:span text:style-name="T3"><text:s text:c="2"/>國家科學及技術委員會</text:span><text:span text:style-name="T3"/></text:p>
            <text:p text:style-name="P25" loext:marker-style-name="T3"/>
            <text:p text:style-name="P25" loext:marker-style-name="T3"/>
            <text:p text:style-name="P5" loext:marker-style-name="T3"><text:span text:style-name="T3">申請機構：_____________________(請加蓋關防) </text:span><text:span text:style-name="T3"/></text:p>
            <text:p text:style-name="P5" loext:marker-style-name="T3"><text:span text:style-name="T3">代表人：_______________________(簽章) </text:span><text:span text:style-name="T3"/></text:p>
            <text:p text:style-name="P5" loext:marker-style-name="T3"><text:span text:style-name="T3">(申請機構首長)</text:span><text:span text:style-name="T3"/></text:p>
            <text:p text:style-name="P25" loext:marker-style-name="T3"/>
            <text:p text:style-name="P25" loext:marker-style-name="T3"/>
            <text:p text:style-name="P7" loext:marker-style-name="T3"><text:span text:style-name="T3">中 華 民 國 <text:s text:c="2"/>___ <text:s text:c="2"/>年 <text:s text:c="2"/>___ <text:s text:c="2"/>月 <text:s text:c="2"/>___ <text:s/>日</text:span><text:span text:style-name="T3"/></text:p>
            <text:p text:style-name="P27" loext:marker-style-name="T2"/>
          </table:table-cell>
        </table:table-row>
      </table:table>
      <text:h text:style-name="P31" text:outline-level="1" loext:marker-style-name="T45"><text:bookmark-start text:name="_Toc189839779"/><text:span text:style-name="T45">國家科學及技術委員會 智慧醫療產學聯盟計畫（數位健康領域）申請名冊</text:span><text:bookmark-end text:name="_Toc189839779"/><text:span text:style-name="T45"/></text:h>
      <text:p text:style-name="Standard" loext:marker-style-name="T3"><text:span text:style-name="T3">計畫歸屬：</text:span><text:span text:style-name="T3"/></text:p>
      <table:table table:name="表格3" table:style-name="表格3">
        <table:table-column table:style-name="表格3.A"/>
        <table:table-column table:style-name="表格3.B"/>
        <table:table-column table:style-name="表格3.C"/>
        <table:table-column table:style-name="表格3.D"/>
        <table:table-column table:style-name="表格3.E"/>
        <table:table-column table:style-name="表格3.F"/>
        <table:table-column table:style-name="表格3.G"/>
        <table:table-column table:style-name="表格3.H"/>
        <table:table-row table:style-name="表格3.1">
          <table:table-cell table:style-name="表格3.A1" office:value-type="string">
            <text:p text:style-name="P71" loext:marker-style-name="T3"><text:span text:style-name="T3">序號</text:span><text:span text:style-name="T3"/></text:p>
          </table:table-cell>
          <table:table-cell table:style-name="表格3.B1" office:value-type="string">
            <text:p text:style-name="P71" loext:marker-style-name="T3"><text:span text:style-name="T3">系所名稱</text:span><text:span text:style-name="T3"/></text:p>
          </table:table-cell>
          <table:table-cell table:style-name="表格3.B1" office:value-type="string">
            <text:p text:style-name="P71" loext:marker-style-name="T3"><text:span text:style-name="T3">姓名</text:span><text:span text:style-name="T3"/></text:p>
          </table:table-cell>
          <table:table-cell table:style-name="表格3.B1" office:value-type="string">
            <text:p text:style-name="P71" loext:marker-style-name="T3"><text:span text:style-name="T3">職稱</text:span><text:span text:style-name="T3"/></text:p>
          </table:table-cell>
          <table:table-cell table:style-name="表格3.B1" office:value-type="string">
            <text:p text:style-name="P71" loext:marker-style-name="T3"><text:span text:style-name="T3">學門代碼</text:span><text:span text:style-name="T3"/></text:p>
          </table:table-cell>
          <table:table-cell table:style-name="表格3.B1" office:value-type="string">
            <text:p text:style-name="P71" loext:marker-style-name="T3"><text:span text:style-name="T3">計畫名稱</text:span><text:span text:style-name="T3"/></text:p>
          </table:table-cell>
          <table:table-cell table:style-name="表格3.B1" office:value-type="string">
            <text:p text:style-name="P71" loext:marker-style-name="T3"><text:span text:style-name="T3">年齡</text:span><text:span text:style-name="T3"/></text:p>
          </table:table-cell>
          <table:table-cell table:style-name="表格3.H1" office:value-type="string">
            <text:p text:style-name="P71" loext:marker-style-name="T3"><text:span text:style-name="T3">備註</text:span><text:span text:style-name="T3"/></text:p>
          </table:table-cell>
        </table:table-row>
        <table:table-row table:style-name="表格3.2">
          <table:table-cell table:style-name="表格3.A2" office:value-type="string">
            <text:p text:style-name="P80" loext:marker-style-name="T3"/>
          </table:table-cell>
          <table:table-cell table:style-name="表格3.B2" office:value-type="string">
            <text:p text:style-name="P80" loext:marker-style-name="T3"/>
          </table:table-cell>
          <table:table-cell table:style-name="表格3.C2" office:value-type="string">
            <text:p text:style-name="P80" loext:marker-style-name="T3"/>
          </table:table-cell>
          <table:table-cell table:style-name="表格3.D2" office:value-type="string">
            <text:p text:style-name="P80" loext:marker-style-name="T3"/>
          </table:table-cell>
          <table:table-cell table:style-name="表格3.E2" office:value-type="string">
            <text:p text:style-name="P80" loext:marker-style-name="T3"/>
          </table:table-cell>
          <table:table-cell table:style-name="表格3.F2" office:value-type="string">
            <text:p text:style-name="P80" loext:marker-style-name="T3"/>
          </table:table-cell>
          <table:table-cell table:style-name="表格3.G2" office:value-type="string">
            <text:p text:style-name="P80" loext:marker-style-name="T3"/>
          </table:table-cell>
          <table:table-cell table:style-name="表格3.H2" office:value-type="string">
            <text:p text:style-name="P127" loext:marker-style-name="T3"><text:span text:style-name="T3">資格符合作業要點</text:span><text:span text:style-name="T3"/></text:p>
            <text:p text:style-name="P127" loext:marker-style-name="T3"><text:span text:style-name="T3">第三點第 <text:s/>項</text:span><text:span text:style-name="T3"/></text:p>
            <text:p text:style-name="P127" loext:marker-style-name="T3"><text:span text:style-name="T3">第 <text:s/>款第 <text:s/>目</text:span><text:span text:style-name="T3"/></text:p>
          </table:table-cell>
        </table:table-row>
      </table:table>
      <text:p text:style-name="Standard" loext:marker-style-name="T3"><text:span text:style-name="T3">合計：____件。</text:span><text:span text:style-name="T3"/></text:p>
      <text:p text:style-name="Standard" loext:marker-style-name="T3"><text:span text:style-name="T3">承辦單位主管： <text:s text:c="26"/>人事主管： <text:s text:c="26"/>機構首長：</text:span><text:span text:style-name="T3"/></text:p>
      <text:p text:style-name="Standard" loext:marker-style-name="T15"><text:span text:style-name="T46">◎</text:span><text:span text:style-name="T15">本申請名冊係依「系所」＋「申請條碼」之順序排列。</text:span></text:p>
      <text:p text:style-name="P67" loext:marker-style-name="T18"><text:span text:style-name="T18">國家科學及技術委員會補助智慧醫療產學聯盟計畫</text:span><text:span text:style-name="T18"/></text:p>
      <text:p text:style-name="P63" loext:marker-style-name="T18"><text:span text:style-name="T18">（數位健康領域）</text:span><text:span text:style-name="T18"/></text:p>
      <text:h text:style-name="P30" text:outline-level="1" loext:marker-style-name="T44"><text:bookmark-start text:name="_Toc91760501"/><text:bookmark-start text:name="_Toc189839780"/><text:bookmark-start text:name="_Toc122603011"/><text:span text:style-name="T44">計畫主持人聲明書</text:span><text:bookmark-end text:name="_Toc91760501"/><text:bookmark-end text:name="_Toc189839780"/><text:bookmark-end text:name="_Toc122603011"/><text:span text:style-name="T44"/></text:h>
      <table:table table:name="表格4" table:style-name="表格4">
        <table:table-column table:style-name="表格4.A"/>
        <table:table-row table:style-name="表格4.1">
          <table:table-cell table:style-name="表格4.A1" office:value-type="string">
            <text:p text:style-name="P9" loext:marker-style-name="T3"><text:span text:style-name="T3">本智慧醫療產學聯盟計畫（數位健康領域）申請補助之內容，並未向貴會或其他機關（含國內外、大陸及港澳地區）重複申請補助，且本計畫申請書內容及提供之各項資料，皆與本人現況、事實相符，並絕無侵害他人專利權、著作權、商標權或營業秘密等相關智慧財產權，如有不實情事，本人願負一切責任。特此聲明，以茲為憑。</text:span><text:span text:style-name="T3"/></text:p>
            <text:p text:style-name="P5" loext:marker-style-name="T3"><text:span text:style-name="T3"><text:s text:c="5"/></text:span><text:span text:style-name="T3"/></text:p>
            <text:p text:style-name="P6" loext:marker-style-name="T3"><text:span text:style-name="T3">此致</text:span><text:span text:style-name="T3"/></text:p>
            <text:p text:style-name="P5" loext:marker-style-name="T3"><text:span text:style-name="T3"><text:s text:c="2"/>國家科學及技術委員會</text:span><text:span text:style-name="T3"/></text:p>
            <text:p text:style-name="P25" loext:marker-style-name="T3"/>
            <text:p text:style-name="P25" loext:marker-style-name="T3"/>
            <text:p text:style-name="P25" loext:marker-style-name="T3"/>
            <text:p text:style-name="P25" loext:marker-style-name="T3"/>
            <text:p text:style-name="P5" loext:marker-style-name="T3"><text:span text:style-name="T3">總計畫主持人（申請人）： <text:s/></text:span><text:span text:style-name="T3"/></text:p>
            <text:p text:style-name="P25" loext:marker-style-name="T3"/>
            <text:p text:style-name="P25" loext:marker-style-name="T3"/>
            <text:p text:style-name="P7" loext:marker-style-name="T3"><text:span text:style-name="T3">中 華 民 國 <text:s text:c="2"/>___ <text:s text:c="2"/>年 <text:s text:c="2"/>___ <text:s text:c="2"/>月 <text:s text:c="2"/>___ <text:s/>日</text:span><text:span text:style-name="T3"/></text:p>
            <text:p text:style-name="P27" loext:marker-style-name="T2"/>
          </table:table-cell>
        </table:table-row>
      </table:table>
      <text:p text:style-name="P77" loext:marker-style-name="T4"/>
      <text:p text:style-name="P77" loext:marker-style-name="T4"/>
      <text:p text:style-name="P65" loext:marker-style-name="T18"><text:bookmark-start text:name="_Toc91760503"/><text:span text:style-name="T18">國家科學及技術委員會補助智慧醫療產學聯盟計畫</text:span><text:span text:style-name="T18"/></text:p>
      <text:p text:style-name="P63" loext:marker-style-name="T18"><text:span text:style-name="T18">（數位健康領域）</text:span><text:span text:style-name="T18"/></text:p>
      <text:h text:style-name="P30" text:outline-level="1" loext:marker-style-name="T44"><text:bookmark-start text:name="_Toc122603012"/><text:bookmark-start text:name="_Toc189839781"/><text:span text:style-name="T44">計畫主持人及共同主持人利益迴避聲明書</text:span><text:bookmark-end text:name="_Toc122603012"/><text:bookmark-end text:name="_Toc189839781"/><text:bookmark-end text:name="_Toc91760503"/><text:span text:style-name="T44"/></text:h>
      <text:p text:style-name="P95" loext:marker-style-name="T20"/>
      <text:p text:style-name="P95" loext:marker-style-name="T20"/>
      <text:p text:style-name="P95" loext:marker-style-name="T20"/>
      <text:p text:style-name="P134" loext:marker-style-name="T20"><text:span text:style-name="T20">立聲明書人已詳閱並瞭解「國家科學及技術委員會補助產學合作研究計畫作業要點」（下稱作業要點）相關迴避規定。立聲明書人同意於申請國家科學及技術委員會智慧醫療產學聯盟計畫（數位健康領域）補助案件時，遵守作業要點相關迴避規定。</text:span><text:span text:style-name="T20"/></text:p>
      <text:p text:style-name="P96" loext:marker-style-name="T20"/>
      <text:p text:style-name="P132" loext:marker-style-name="T20"><text:span text:style-name="T20">特此聲明</text:span><text:span text:style-name="T20"/></text:p>
      <text:p text:style-name="P96" loext:marker-style-name="T20"/>
      <text:p text:style-name="P94" loext:marker-style-name="T20"/>
      <text:p text:style-name="Standard" loext:marker-style-name="T20"><text:span text:style-name="T20">立聲明書人簽名：</text:span><text:span text:style-name="T20"/></text:p>
      <text:p text:style-name="Standard" loext:marker-style-name="T20"><text:span text:style-name="T20">(計畫主持人及共同主持人)</text:span><text:span text:style-name="T20"/></text:p>
      <text:p text:style-name="P94" loext:marker-style-name="T20"/>
      <text:p text:style-name="P94" loext:marker-style-name="T20"/>
      <text:p text:style-name="P94" loext:marker-style-name="T20"><text:soft-page-break/></text:p>
      <text:p text:style-name="P66" loext:marker-style-name="T20"><text:span text:style-name="T20">中 華 民 國 <text:s text:c="2"/>___ <text:s text:c="2"/>年 <text:s text:c="2"/>___ <text:s text:c="2"/>月 <text:s text:c="2"/>___ <text:s/>日</text:span><text:span text:style-name="T20"/></text:p>
      <text:p text:style-name="P69" loext:marker-style-name="T18"><text:span text:style-name="T18">國家科學及技術委員會補助智慧醫療產學聯盟計畫</text:span><text:span text:style-name="T18"/></text:p>
      <text:p text:style-name="P63" loext:marker-style-name="T18"><text:span text:style-name="T18">（數位健康領域）</text:span><text:span text:style-name="T18"/></text:p>
      <text:h text:style-name="P30" text:outline-level="1" loext:marker-style-name="T44"><text:bookmark-start text:name="_Toc91760504"/><text:bookmark-start text:name="_Toc189839782"/><text:bookmark-start text:name="_Toc122603013"/><text:span text:style-name="T44">合作企業參與合作計畫意願書</text:span><text:bookmark-end text:name="_Toc91760504"/><text:bookmark-end text:name="_Toc189839782"/><text:bookmark-end text:name="_Toc122603013"/><text:span text:style-name="T44"/></text:h>
      <text:p text:style-name="P68" loext:marker-style-name="T22"><text:span text:style-name="T22">（※各合作企業應分別填列）</text:span><text:span text:style-name="T22"/></text:p>
      <table:table table:name="表格6" table:style-name="表格6">
        <table:table-column table:style-name="表格6.A"/>
        <text:soft-page-break/>
        <table:table-row table:style-name="表格6.1">
          <table:table-cell table:style-name="表格6.A1" office:value-type="string">
            <text:p text:style-name="P10" loext:marker-style-name="T3"><text:span text:style-name="T3">本企業（名稱：__________________________________）參與智慧醫療產學聯盟計畫（數位健康領域）（名稱：____________________________，總計畫主持人：____________），並遵守下列事項：</text:span><text:span text:style-name="T3"/></text:p>
            <text:list text:style-name="WWNum10">
              <text:list-item>
                <text:p text:style-name="P11" loext:marker-style-name="T3"><text:span text:style-name="T3">本企業與(總)計畫主持人等合作，全程參與本研究計畫，並保證支付本研究計畫合作企業配合經費新臺幣__________元（不得少於案件總經費之50％），經費配置表如下：</text:span><text:span text:style-name="T3"/></text:p>
              </text:list-item>
            </text:list>
            <text:p text:style-name="P16" loext:marker-style-name="T15"><text:span text:style-name="T22">金額單位：新臺幣元</text:span><text:span text:style-name="T22"/></text:p>
            <table:table table:name="表格5" table:style-name="表格5">
              <table:table-column table:style-name="表格5.A"/>
              <table:table-column table:style-name="表格5.B"/>
              <table:table-column table:style-name="表格5.C"/>
              <table:table-column table:style-name="表格5.D"/>
              <table:table-row table:style-name="表格5.1">
                <table:table-cell table:style-name="表格5.A1" office:value-type="string">
                  <text:p text:style-name="P68" loext:marker-style-name="T15"><text:span text:style-name="T15">經費項目</text:span><text:span text:style-name="T15"/></text:p>
                </table:table-cell>
                <table:table-cell table:style-name="表格5.A1" office:value-type="string">
                  <text:p text:style-name="P68" loext:marker-style-name="T23"><text:span text:style-name="T3">向國家科學及技術委員會申請補助款</text:span><text:span text:style-name="T52"/></text:p>
                </table:table-cell>
                <table:table-cell table:style-name="表格5.A1" office:value-type="string">
                  <text:p text:style-name="P68" loext:marker-style-name="T3"><text:span text:style-name="T3">合作企業配合款</text:span><text:span text:style-name="T3"/></text:p>
                </table:table-cell>
                <table:table-cell table:style-name="表格5.A1" office:value-type="string">
                  <text:p text:style-name="P68" loext:marker-style-name="T24"><text:span text:style-name="T3">全程總經費</text:span><text:span text:style-name="T24"/></text:p>
                </table:table-cell>
              </table:table-row>
              <table:table-row table:style-name="表格5.2">
                <table:table-cell table:style-name="表格5.A1" office:value-type="string">
                  <text:p text:style-name="P68" loext:marker-style-name="T15"><text:span text:style-name="T15">經費（元）</text:span><text:span text:style-name="T15"/></text:p>
                </table:table-cell>
                <table:table-cell table:style-name="表格5.A1" office:value-type="string">
                  <text:p text:style-name="P97" loext:marker-style-name="T24"/>
                </table:table-cell>
                <table:table-cell table:style-name="表格5.A1" office:value-type="string">
                  <text:p text:style-name="P97" loext:marker-style-name="T24"/>
                </table:table-cell>
                <table:table-cell table:style-name="表格5.A1" office:value-type="string">
                  <text:p text:style-name="P97" loext:marker-style-name="T24"/>
                </table:table-cell>
              </table:table-row>
            </table:table>
            <text:list text:continue-numbering="true" text:style-name="WWNum10">
              <text:list-item>
                <text:p text:style-name="P11" loext:marker-style-name="T3"><text:span text:style-name="T3">申請智慧醫療產學聯盟計畫（數位健康領域）者，本企業同意配合下列事項：</text:span><text:span text:style-name="T3"/></text:p>
                <text:list>
                  <text:list-item>
                    <text:p text:style-name="P12" loext:marker-style-name="T3"><text:span text:style-name="T3">如計畫獲得補助執行，本企業同意提供具體資料證明自行投入研發經費之支出數額。</text:span><text:span text:style-name="T3"/></text:p>
                  </text:list-item>
                  <text:list-item>
                    <text:p text:style-name="P12" loext:marker-style-name="T3"><text:span text:style-name="T3">本企業同意由財團法人台灣中小企業聯合輔導基金會向財團法人金融聯合徵信中心、台灣票據交換所查詢本公司及負責人等往來金融機構債票信資料。</text:span><text:span text:style-name="T3"/></text:p>
                  </text:list-item>
                </text:list>
              </text:list-item>
              <text:list-item>
                <text:p text:style-name="P11" loext:marker-style-name="T3"><text:span text:style-name="T3">本企業保證公司負責人及經理人未具有大陸地區人民來臺投資許可辦法第三條所稱之投資人身分。(「大陸地區人民來臺投資許可辦法」第三條所稱投資人，指大陸地區人民、法人、團體、其他機構或其於第三地區投資之公司，依規定在臺灣地區從事投資行為者。)</text:span><text:span text:style-name="T25"> </text:span></text:p>
              </text:list-item>
              <text:list-item>
                <text:p text:style-name="P13" loext:marker-style-name="T3"><text:span text:style-name="T3">本研究計畫未曾向其他政府機關（構）申請補助。</text:span><text:span text:style-name="T3"/></text:p>
              </text:list-item>
            </text:list>
            <text:p text:style-name="P10" loext:marker-style-name="T3"><text:span text:style-name="T3">本企業所提供之本計畫申請書表內容及各項資料，皆與本企業現況、事實相符，本企業於本計畫所提出之內容絕無侵害他人專利權、著作權、商標權或營業秘密等相關智慧財產權，如有不實情事，本企業願負一切責任。特此聲明，以茲為憑。</text:span><text:span text:style-name="T3"/></text:p>
            <text:p text:style-name="P14" loext:marker-style-name="T3"><text:span text:style-name="T3"><text:s text:c="5"/>此致 <text:s/>國家科學及技術委員會</text:span><text:span text:style-name="T3"/></text:p>
            <text:p text:style-name="P26" loext:marker-style-name="T3"/>
            <text:p text:style-name="P15" loext:marker-style-name="T3"><text:span text:style-name="T3">合作企業負責人： <text:s text:c="18"/>（簽章）</text:span><text:span text:style-name="T3"/></text:p>
            <text:p text:style-name="P15" loext:marker-style-name="T3"><text:span text:style-name="T3">合作企業印 <text:s/>鑑：</text:span><text:span text:style-name="T3"/></text:p>
            <text:p text:style-name="P17" loext:marker-style-name="T3"><text:span text:style-name="T3"><text:s text:c="39"/>中 華 民 國 ___ 年 ___ 月 ___ 日</text:span><text:span text:style-name="T3"/></text:p>
          </table:table-cell>
        </table:table-row>
      </table:table>
      <text:p text:style-name="P77" loext:marker-style-name="T4"/>
      <text:h text:style-name="P33" text:outline-level="1" loext:marker-style-name="T48"><text:bookmark-start text:name="_Toc189839783"/><text:bookmark-start text:name="_Toc122603014"/><text:span text:style-name="T49">聯盟成員（醫院及合作企業）資料</text:span><text:bookmark-end text:name="_Toc189839783"/><text:span text:style-name="T49"/></text:h>
      <text:list xml:id="list2874928337" text:style-name="WWNum32">
        <text:list-item>
          <text:list>
            <text:list-item>
              <text:p text:style-name="P46" loext:marker-style-name="T34"><text:span text:style-name="T34">聯盟組成、分工、出資情形、核心競爭力/關鍵技術，並詳敘聯盟合作之運行模式。</text:span><text:span text:style-name="T34"/></text:p>
            </text:list-item>
            <text:list-item>
              <text:p text:style-name="P46" loext:marker-style-name="T34"><text:span text:style-name="T34">說明聯盟核心智財（技術）項目之成果歸屬，以下為歸屬機制：</text:span><text:span text:style-name="T34"/></text:p>
            </text:list-item>
          </text:list>
        </text:list-item>
      </text:list>
      <text:list text:style-name="WWNum33">
        <text:list-item>
          <text:list>
            <text:list-item>
              <text:list>
                <text:list-item>
                  <text:p text:style-name="P47" loext:marker-style-name="T36"><text:span text:style-name="T36">醫院核心智財歸醫院所有，合作企業使用必須技轉。</text:span><text:span text:style-name="T36"/></text:p>
                </text:list-item>
                <text:list-item>
                  <text:p text:style-name="P47" loext:marker-style-name="T36"><text:span text:style-name="T36">企業核心智財歸企業所有。</text:span><text:span text:style-name="T36"/></text:p>
                </text:list-item>
                <text:list-item>
                  <text:p text:style-name="P47" loext:marker-style-name="T36"><text:span text:style-name="T36">由國家科學及技術委員會與企業共同出資之研發產出，所有權由雙方議定。</text:span><text:span text:style-name="T36"/></text:p>
                </text:list-item>
              </text:list>
            </text:list-item>
          </text:list>
        </text:list-item>
      </text:list>
      <text:list text:continue-list="list2874928337" text:style-name="WWNum32">
        <text:list-item>
          <text:list>
            <text:list-item>
              <text:p text:style-name="P46" loext:marker-style-name="T34"><text:span text:style-name="T34">說明聯盟成員於智慧醫療之相關經驗與實績及過去相關研究成果。</text:span><text:span text:style-name="T34"/></text:p>
            </text:list-item>
          </text:list>
        </text:list-item>
      </text:list>
      <text:h text:style-name="P32" text:outline-level="1" loext:marker-style-name="T49"><text:bookmark-start text:name="_Toc189839784"/><text:span text:style-name="T49">全程計畫藍圖(Roadmap)</text:span><text:bookmark-end text:name="_Toc189839784"/><text:span text:style-name="T49"/></text:h>
      <text:p text:style-name="P135" loext:marker-style-name="T34"><text:span text:style-name="T34">整體計畫概述</text:span><text:span text:style-name="T36">，</text:span><text:span text:style-name="T34">含</text:span><text:span text:style-name="T36">可行性分析評估、技術規格與時程規劃搭配、技術應用範圍、</text:span><text:span text:style-name="T34">智慧醫療場域展示、預期成果（解決方案如何創造病人福祉與社會效益）、國內/外（哪個國家）落地之規劃、</text:span><text:span text:style-name="T36">甘特圖及查核點</text:span><text:span text:style-name="T34">（圖示與文字說明）。</text:span></text:p>
      <text:h text:style-name="P32" text:outline-level="1" loext:marker-style-name="T49"><text:bookmark-start text:name="_Toc189839785"/><text:span text:style-name="T49">計畫重點項目說明</text:span><text:bookmark-end text:name="_Toc189839785"/><text:bookmark-end text:name="_Toc122603014"/><text:span text:style-name="T49"/></text:h>
      <text:list xml:id="list4170270679" text:style-name="WWNum43">
        <text:list-item>
          <text:p text:style-name="P48" loext:marker-style-name="T34"><text:span text:style-name="T34">全方位智慧解決方案：</text:span><text:span text:style-name="T34"/></text:p>
        </text:list-item>
      </text:list>
      <text:list text:style-name="WWNum45">
        <text:list-item>
          <text:p text:style-name="P49" loext:marker-style-name="T36"><text:span text:style-name="T36">說明推動方案之核心技術，以及結合之ICT科技（如生醫大數據、AI、5G、MIoT、雲端服務等）</text:span><text:span text:style-name="T36"/></text:p>
        </text:list-item>
        <text:list-item>
          <text:p text:style-name="P49" loext:marker-style-name="T36"><text:span text:style-name="T36">說明解決方案如何強化健康促進（如個人化的健康管理、疾病預防、及即時的健康監測等）</text:span><text:span text:style-name="T36"/></text:p>
        </text:list-item>
        <text:list-item>
          <text:p text:style-name="P49" loext:marker-style-name="T36"><text:span text:style-name="T36">數據間需具互操作性(interoperability)之國際標準</text:span><text:span text:style-name="T36"/></text:p>
        </text:list-item>
        <text:list-item>
          <text:p text:style-name="P49" loext:marker-style-name="T36"><text:span text:style-name="T36">具體或量化比較方案使用前後預期增進之醫療效益</text:span><text:span text:style-name="T36"/></text:p>
        </text:list-item>
      </text:list>
      <text:list text:continue-list="list4170270679" text:style-name="WWNum43">
        <text:list-item>
          <text:p text:style-name="P48" loext:marker-style-name="T34"><text:span text:style-name="T34">場域落地與商模：</text:span><text:span text:style-name="T34"/></text:p>
        </text:list-item>
      </text:list>
      <text:list text:style-name="WWNum49">
        <text:list-item>
          <text:p text:style-name="P50" loext:marker-style-name="T36"><text:span text:style-name="T36">醫院承諾投入情形（如IRB規劃、收案資料提供、資料能界接雲端資料平台等）</text:span><text:span text:style-name="T36"/></text:p>
        </text:list-item>
        <text:list-item>
          <text:p text:style-name="P50" loext:marker-style-name="T36"><text:span text:style-name="T36">醫院自費項目評估與健保採用的可能性</text:span><text:span text:style-name="T36"/></text:p>
        </text:list-item>
        <text:list-item>
          <text:p text:style-name="P50" loext:marker-style-name="T36"><text:span text:style-name="T36">商模或技轉規劃</text:span><text:span text:style-name="T36"/></text:p>
        </text:list-item>
        <text:list-item>
          <text:p text:style-name="P50" loext:marker-style-name="T36"><text:span text:style-name="T36">國際行銷推動（如MEDICA等相關展會）</text:span><text:span text:style-name="T36"/></text:p>
        </text:list-item>
      </text:list>
      <text:p text:style-name="P136"/>
      <text:h text:style-name="P34" text:outline-level="1" loext:marker-style-name="T47"><text:bookmark-start text:name="_Toc122603018"/><text:bookmark-start text:name="_Toc189839786"/><text:span text:style-name="T47">主要研究人力</text:span><text:bookmark-end text:name="_Toc122603018"/><text:bookmark-end text:name="_Toc189839786"/><text:span text:style-name="T47"/></text:h>
      <text:p text:style-name="P70" loext:marker-style-name="T12"><text:span text:style-name="T12">參與研究工作人員（含不支薪）之實際投入人力情形，務必請依照「計畫主持人」、「共同主持人」、「協同研究人員」及「博士級研究人員」等類別順序分別詳實填寫。</text:span><text:span text:style-name="T12"/></text:p>
      <table:table table:name="表格7" table:style-name="表格7">
        <table:table-column table:style-name="表格7.A"/>
        <table:table-column table:style-name="表格7.B"/>
        <table:table-column table:style-name="表格7.C"/>
        <table:table-column table:style-name="表格7.D"/>
        <table:table-column table:style-name="表格7.E"/>
        <table:table-row table:style-name="表格7.1">
          <table:table-cell table:style-name="表格7.A1" office:value-type="string">
            <text:p text:style-name="P137" loext:marker-style-name="T4"><text:span text:style-name="T4">類別</text:span><text:span text:style-name="T4"/></text:p>
          </table:table-cell>
          <table:table-cell table:style-name="表格7.A1" office:value-type="string">
            <text:p text:style-name="P137" loext:marker-style-name="T4"><text:span text:style-name="T4">服務機構/系所</text:span><text:span text:style-name="T4"/></text:p>
          </table:table-cell>
          <table:table-cell table:style-name="表格7.A1" office:value-type="string">
            <text:p text:style-name="P137" loext:marker-style-name="T4"><text:span text:style-name="T4">姓名</text:span><text:span text:style-name="T4"/></text:p>
          </table:table-cell>
          <table:table-cell table:style-name="表格7.A1" office:value-type="string">
            <text:p text:style-name="P137" loext:marker-style-name="T4"><text:span text:style-name="T4">職稱</text:span><text:span text:style-name="T4"/></text:p>
          </table:table-cell>
          <table:table-cell table:style-name="表格7.A1" office:value-type="string">
            <text:p text:style-name="P137" loext:marker-style-name="T13"><text:span text:style-name="T13">計畫內具體工作</text:span><text:span text:style-name="T13"/></text:p>
            <text:p text:style-name="P137" loext:marker-style-name="T13"><text:span text:style-name="T13">性質、項目及範圍</text:span><text:span text:style-name="T13"/></text:p>
          </table:table-cell>
        </table:table-row>
        <table:table-row table:style-name="表格7.1">
          <table:table-cell table:style-name="表格7.A2" office:value-type="string">
            <text:p text:style-name="P75" loext:marker-style-name="T4"/>
          </table:table-cell>
          <table:table-cell table:style-name="表格7.B2" office:value-type="string">
            <text:p text:style-name="P75" loext:marker-style-name="T4"/>
          </table:table-cell>
          <table:table-cell table:style-name="表格7.C2" office:value-type="string">
            <text:p text:style-name="P75" loext:marker-style-name="T4"/>
          </table:table-cell>
          <table:table-cell table:style-name="表格7.D2" office:value-type="string">
            <text:p text:style-name="P75" loext:marker-style-name="T4"/>
          </table:table-cell>
          <table:table-cell table:style-name="表格7.E2" office:value-type="string">
            <text:p text:style-name="P75" loext:marker-style-name="T4"/>
          </table:table-cell>
        </table:table-row>
        <table:table-row table:style-name="表格7.1">
          <table:table-cell table:style-name="表格7.A3" office:value-type="string">
            <text:p text:style-name="P75" loext:marker-style-name="T4"/>
          </table:table-cell>
          <table:table-cell table:style-name="表格7.B3" office:value-type="string">
            <text:p text:style-name="P75" loext:marker-style-name="T4"/>
          </table:table-cell>
          <table:table-cell table:style-name="表格7.C3" office:value-type="string">
            <text:p text:style-name="P75" loext:marker-style-name="T4"/>
          </table:table-cell>
          <table:table-cell table:style-name="表格7.D3" office:value-type="string">
            <text:p text:style-name="P75" loext:marker-style-name="T4"/>
          </table:table-cell>
          <table:table-cell table:style-name="表格7.E3" office:value-type="string">
            <text:p text:style-name="P75" loext:marker-style-name="T4"/>
          </table:table-cell>
        </table:table-row>
        <table:table-row table:style-name="表格7.1">
          <table:table-cell table:style-name="表格7.A4" office:value-type="string">
            <text:p text:style-name="P75" loext:marker-style-name="T4"/>
          </table:table-cell>
          <table:table-cell table:style-name="表格7.B4" office:value-type="string">
            <text:p text:style-name="P75" loext:marker-style-name="T4"/>
          </table:table-cell>
          <table:table-cell table:style-name="表格7.C4" office:value-type="string">
            <text:p text:style-name="P75" loext:marker-style-name="T4"/>
          </table:table-cell>
          <table:table-cell table:style-name="表格7.D4" office:value-type="string">
            <text:p text:style-name="P75" loext:marker-style-name="T4"/>
          </table:table-cell>
          <table:table-cell table:style-name="表格7.E4" office:value-type="string">
            <text:p text:style-name="P75" loext:marker-style-name="T4"/>
          </table:table-cell>
        </table:table-row>
        <table:table-row table:style-name="表格7.1">
          <table:table-cell table:style-name="表格7.A5" office:value-type="string">
            <text:p text:style-name="P75" loext:marker-style-name="T4"/>
          </table:table-cell>
          <table:table-cell table:style-name="表格7.B5" office:value-type="string">
            <text:p text:style-name="P75" loext:marker-style-name="T4"/>
          </table:table-cell>
          <table:table-cell table:style-name="表格7.C5" office:value-type="string">
            <text:p text:style-name="P75" loext:marker-style-name="T4"/>
          </table:table-cell>
          <table:table-cell table:style-name="表格7.D5" office:value-type="string">
            <text:p text:style-name="P75" loext:marker-style-name="T4"/>
          </table:table-cell>
          <table:table-cell table:style-name="表格7.E5" office:value-type="string">
            <text:p text:style-name="P75" loext:marker-style-name="T4"/>
          </table:table-cell>
        </table:table-row>
        <table:table-row table:style-name="表格7.1">
          <table:table-cell table:style-name="表格7.A6" office:value-type="string">
            <text:p text:style-name="P75" loext:marker-style-name="T4"/>
          </table:table-cell>
          <table:table-cell table:style-name="表格7.B6" office:value-type="string">
            <text:p text:style-name="P75" loext:marker-style-name="T4"/>
          </table:table-cell>
          <table:table-cell table:style-name="表格7.C6" office:value-type="string">
            <text:p text:style-name="P75" loext:marker-style-name="T4"/>
          </table:table-cell>
          <table:table-cell table:style-name="表格7.D6" office:value-type="string">
            <text:p text:style-name="P75" loext:marker-style-name="T4"/>
          </table:table-cell>
          <table:table-cell table:style-name="表格7.E6" office:value-type="string">
            <text:p text:style-name="P75" loext:marker-style-name="T4"/>
          </table:table-cell>
        </table:table-row>
      </table:table>
      <text:p text:style-name="P140" loext:marker-style-name="T15"><text:span text:style-name="T15">註：「計畫主持人」及「共同主持人」皆須於國家科學及技術委員會學術資料網建檔，該員年齡大於65歲(含)者，請檢附延聘或轉聘證明。</text:span><text:span text:style-name="T15"/></text:p>
      <text:p text:style-name="P90" loext:marker-style-name="T12"/>
      <text:h text:style-name="P35" text:outline-level="1" loext:marker-style-name="T47"><text:bookmark-start text:name="_Toc122603019"/><text:bookmark-start text:name="_Toc189839787"/><text:span text:style-name="T47">研究計畫經費</text:span><text:bookmark-end text:name="_Toc122603019"/><text:bookmark-end text:name="_Toc189839787"/><text:span text:style-name="T47"/></text:h>
      <text:p text:style-name="P72" loext:marker-style-name="T3"><text:span text:style-name="T3">(一)申請經費總表</text:span><text:span text:style-name="T3"/></text:p>
      <table:table table:name="表格8" table:style-name="表格8">
        <table:table-column table:style-name="表格8.A"/>
        <table:table-column table:style-name="表格8.B"/>
        <table:table-column table:style-name="表格8.C"/>
        <table:table-column table:style-name="表格8.D"/>
        <table:table-header-rows>
          <table:table-row table:style-name="表格8.1">
            <table:table-cell table:style-name="表格8.A1" office:value-type="string">
              <text:p text:style-name="P128" loext:marker-style-name="T15"><text:span text:style-name="T15">補助項目</text:span><text:span text:style-name="T15"/></text:p>
            </table:table-cell>
            <table:table-cell table:style-name="表格8.A1" office:value-type="string">
              <text:p text:style-name="P128" loext:marker-style-name="T15"><text:span text:style-name="T15">向國家科學及技術委員會</text:span><text:span text:style-name="T15"/></text:p>
              <text:p text:style-name="P128" loext:marker-style-name="T15"><text:span text:style-name="T15">申請金額(元)</text:span><text:span text:style-name="T15"/></text:p>
            </table:table-cell>
            <table:table-cell table:style-name="表格8.A1" office:value-type="string">
              <text:p text:style-name="P128" loext:marker-style-name="T15"><text:span text:style-name="T15">合作企業</text:span><text:span text:style-name="T15"/></text:p>
              <text:p text:style-name="P128" loext:marker-style-name="T15"><text:span text:style-name="T15">配合款(元)</text:span><text:span text:style-name="T15"/></text:p>
            </table:table-cell>
            <table:table-cell table:style-name="表格8.A1" office:value-type="string">
              <text:p text:style-name="P128" loext:marker-style-name="T15"><text:span text:style-name="T15">國家科學及技術委員會核定金額說明</text:span><text:span text:style-name="T15"/></text:p>
              <text:p text:style-name="P129" loext:marker-style-name="T15"><text:span text:style-name="T15">(合作企業配合款經費用途詳見合作企業明細表)</text:span><text:span text:style-name="T15"/></text:p>
            </table:table-cell>
          </table:table-row>
        </table:table-header-rows>
        <table:table-row table:style-name="表格8.1">
          <table:table-cell table:style-name="表格8.A1" office:value-type="string">
            <text:p text:style-name="P128" loext:marker-style-name="T15"><text:span text:style-name="T15">業務費</text:span><text:span text:style-name="T15"/></text:p>
          </table:table-cell>
          <table:table-cell table:style-name="表格8.A1" office:value-type="string">
            <text:p text:style-name="P100" loext:marker-style-name="T15"/>
          </table:table-cell>
          <table:table-cell table:style-name="表格8.A1" office:value-type="string">
            <text:p text:style-name="P100" loext:marker-style-name="T15"/>
          </table:table-cell>
          <table:table-cell table:style-name="表格8.D2" office:value-type="string">
            <text:list xml:id="list3039338179" text:style-name="WWNum16">
              <text:list-item>
                <text:p text:style-name="P51" loext:marker-style-name="T32"><text:span text:style-name="T32">研究人力費:XXX元</text:span><text:span text:style-name="T32"/></text:p>
              </text:list-item>
            </text:list>
            <text:list text:style-name="WWNum17">
              <text:list-item>
                <text:p text:style-name="P29" loext:marker-style-name="T15"><text:span text:style-name="T15">專任人員(碩士)X名XXX元</text:span><text:span text:style-name="T15"/></text:p>
              </text:list-item>
              <text:list-item>
                <text:p text:style-name="P29" loext:marker-style-name="T15"><text:span text:style-name="T15">專任人員(學士)X名XXX元</text:span><text:span text:style-name="T15"/></text:p>
              </text:list-item>
              <text:list-item>
                <text:p text:style-name="P29" loext:marker-style-name="T15"><text:span text:style-name="T15">專任人員(博士)X名XXX元</text:span><text:span text:style-name="T15"/></text:p>
              </text:list-item>
              <text:list-item>
                <text:p text:style-name="P29" loext:marker-style-name="T15"><text:span text:style-name="T15">兼任人員(大學生-學習範疇)X名XXX元</text:span><text:span text:style-name="T15"/></text:p>
              </text:list-item>
              <text:list-item>
                <text:p text:style-name="P29" loext:marker-style-name="T15"><text:span text:style-name="T15">兼任人員(碩士生-學習範疇)X名XXX元</text:span><text:span text:style-name="T15"/></text:p>
              </text:list-item>
              <text:list-item>
                <text:p text:style-name="P29" loext:marker-style-name="T15"><text:span text:style-name="T15">兼任人員(博士生-學習範疇)X名XXX元</text:span><text:span text:style-name="T15"/></text:p>
              </text:list-item>
            </text:list>
            <text:list text:continue-list="list3039338179" text:style-name="WWNum16">
              <text:list-item>
                <text:p text:style-name="P51" loext:marker-style-name="T32"><text:span text:style-name="T32">耗材、物品、圖書及雜項費用:XXX元</text:span><text:span text:style-name="T32"/></text:p>
              </text:list-item>
              <text:list-item>
                <text:p text:style-name="P51" loext:marker-style-name="T32"><text:span text:style-name="T32">國外學者來台費用: XXX元</text:span><text:span text:style-name="T32"/></text:p>
              </text:list-item>
            </text:list>
            <text:p text:style-name="P130" loext:marker-style-name="T15"><text:span text:style-name="T15">*計畫主持人得依執行機構自訂標準考量實際約用研究人力之工作內容、專業技能、預期績效表現等因素，於補助經費內調整核給相關費用。</text:span><text:span text:style-name="T15"/></text:p>
          </table:table-cell>
        </table:table-row>
        <table:table-row table:style-name="表格8.3">
          <table:table-cell table:style-name="表格8.A1" office:value-type="string">
            <text:p text:style-name="P128" loext:marker-style-name="T15"><text:span text:style-name="T15">研究設備費</text:span><text:span text:style-name="T15"/></text:p>
          </table:table-cell>
          <table:table-cell table:style-name="表格8.A1" office:value-type="string">
            <text:p text:style-name="P100" loext:marker-style-name="T15"/>
          </table:table-cell>
          <table:table-cell table:style-name="表格8.A1" office:value-type="string">
            <text:p text:style-name="P100" loext:marker-style-name="T15"/>
          </table:table-cell>
          <table:table-cell table:style-name="表格8.D3" office:value-type="string">
            <text:p text:style-name="P131" loext:marker-style-name="T15"><text:span text:style-name="T15">[設備中文名稱]</text:span><text:span text:style-name="T15"/></text:p>
          </table:table-cell>
        </table:table-row>
        <table:table-row table:style-name="表格8.3">
          <table:table-cell table:style-name="表格8.A1" office:value-type="string">
            <text:p text:style-name="P128" loext:marker-style-name="T15"><text:span text:style-name="T15">國外差旅費</text:span><text:span text:style-name="T15"/></text:p>
          </table:table-cell>
          <table:table-cell table:style-name="表格8.A1" office:value-type="string">
            <text:p text:style-name="P100" loext:marker-style-name="T15"/>
          </table:table-cell>
          <table:table-cell table:style-name="表格8.A1" office:value-type="string">
            <text:p text:style-name="P100" loext:marker-style-name="T15"/>
          </table:table-cell>
          <table:table-cell table:style-name="表格8.D4" office:value-type="string">
            <text:p text:style-name="P101" loext:marker-style-name="T15"/>
          </table:table-cell>
        </table:table-row>
        <table:table-row table:style-name="表格8.3">
          <table:table-cell table:style-name="表格8.A1" office:value-type="string">
            <text:p text:style-name="P128" loext:marker-style-name="T15"><text:span text:style-name="T15">管理費</text:span><text:span text:style-name="T15"/></text:p>
          </table:table-cell>
          <table:table-cell table:style-name="表格8.A1" office:value-type="string">
            <text:p text:style-name="P100" loext:marker-style-name="T15"/>
          </table:table-cell>
          <table:table-cell table:style-name="表格8.A1" office:value-type="string">
            <text:p text:style-name="P100" loext:marker-style-name="T15"/>
          </table:table-cell>
          <table:table-cell table:style-name="表格8.D5" office:value-type="string">
            <text:p text:style-name="P101" loext:marker-style-name="T15"/>
          </table:table-cell>
        </table:table-row>
        <table:table-row table:style-name="表格8.3">
          <table:table-cell table:style-name="表格8.A1" office:value-type="string">
            <text:p text:style-name="P128" loext:marker-style-name="T15"><text:span text:style-name="T15">合計</text:span><text:span text:style-name="T15"/></text:p>
          </table:table-cell>
          <table:table-cell table:style-name="表格8.A1" office:value-type="string">
            <text:p text:style-name="P100" loext:marker-style-name="T15"/>
          </table:table-cell>
          <table:table-cell table:style-name="表格8.A1" office:value-type="string">
            <text:p text:style-name="P100" loext:marker-style-name="T15"/>
          </table:table-cell>
          <table:table-cell table:style-name="表格8.D6" office:value-type="string">
            <text:p text:style-name="P101" loext:marker-style-name="T15"/>
          </table:table-cell>
        </table:table-row>
      </table:table>
      <text:p text:style-name="P141" loext:marker-style-name="T15"><text:span text:style-name="T15">註1：研究主持費僅能編列於合作企業配合款。</text:span><text:span text:style-name="T15"/></text:p>
      <text:p text:style-name="P142" loext:marker-style-name="T15"><text:span text:style-name="T15">註2：依據本會補助專題研究計畫研究人力約用注意事項第四點規定，學生兼任人員每月均應至少支給新臺幣6,000元；博士生兼任人員每月支領總金額不得低於新臺幣16,000元。</text:span><text:span text:style-name="T15"/></text:p>
      <text:p text:style-name="P143" loext:marker-style-name="T15"><text:span text:style-name="T15">註3：管理費為申請機構配合執行本研究計畫所需之費用，請按「向本會申請補助款」欄之「研究人力費」、「耗材、物品、圖書及雜項費用」、「研究設備費」之總和計算，合計應達15%以上（其中「向本會申請補助款」欄之管理費「9%」編列，餘於「合作企業配合款」欄編列）</text:span><text:span text:style-name="T15"/></text:p>
      <text:p text:style-name="P98" loext:marker-style-name="T25"/>
      <text:p text:style-name="P73" loext:marker-style-name="T3"><text:span text:style-name="T3">(二)合作企業明細表（各合作企業應分別填列）</text:span><text:span text:style-name="T3"/></text:p>
      <table:table table:name="表格9" table:style-name="表格9">
        <table:table-column table:style-name="表格9.A"/>
        <table:table-column table:style-name="表格9.B"/>
        <table:table-row table:style-name="表格9.1">
          <table:table-cell table:style-name="表格9.A1" office:value-type="string">
            <text:p text:style-name="P144" loext:marker-style-name="T26"><text:span text:style-name="T26">補助項目</text:span><text:span text:style-name="T26"/></text:p>
          </table:table-cell>
          <table:table-cell table:style-name="表格9.A1" office:value-type="string">
            <text:p text:style-name="P144" loext:marker-style-name="T26"><text:span text:style-name="T26">xxx公司</text:span><text:span text:style-name="T26"/></text:p>
          </table:table-cell>
        </table:table-row>
        <table:table-row table:style-name="表格9.1">
          <table:table-cell table:style-name="表格9.A1" office:value-type="string">
            <text:p text:style-name="P144" loext:marker-style-name="T26"><text:span text:style-name="T26">業務費</text:span><text:span text:style-name="T26"/></text:p>
          </table:table-cell>
          <table:table-cell table:style-name="表格9.B2" office:value-type="string">
            <text:p text:style-name="P141" loext:marker-style-name="T26"><text:span text:style-name="T26">xxx元</text:span><text:span text:style-name="T26"/></text:p>
            <text:p text:style-name="P142" loext:marker-style-name="T26"><text:span text:style-name="T26">(合作企業配合款xxx元用於主持人研究主持費，x位共同主持人研究主持費xxx元，用於研究人力費，xxx元用於國外學者來臺費用)</text:span><text:span text:style-name="T26"/></text:p>
          </table:table-cell>
        </table:table-row>
        <table:table-row table:style-name="表格9.1">
          <table:table-cell table:style-name="表格9.A1" office:value-type="string">
            <text:p text:style-name="P144" loext:marker-style-name="T26"><text:span text:style-name="T26">研究設備費</text:span><text:span text:style-name="T26"/></text:p>
          </table:table-cell>
          <table:table-cell table:style-name="表格9.B3" office:value-type="string">
            <text:p text:style-name="P141" loext:marker-style-name="T26"><text:span text:style-name="T26">xxx元</text:span><text:span text:style-name="T26"/></text:p>
            <text:p text:style-name="P142" loext:marker-style-name="T26"><text:span text:style-name="T26">(合作企業配合款用於購置xxx設備)</text:span><text:span text:style-name="T26"/></text:p>
          </table:table-cell>
        </table:table-row>
        <table:table-row table:style-name="表格9.1">
          <table:table-cell table:style-name="表格9.A1" office:value-type="string">
            <text:p text:style-name="P144" loext:marker-style-name="T26"><text:span text:style-name="T26">國外差旅費</text:span><text:span text:style-name="T26"/></text:p>
          </table:table-cell>
          <table:table-cell table:style-name="表格9.A1" office:value-type="string">
            <text:p text:style-name="P141" loext:marker-style-name="T26"><text:span text:style-name="T26">xxx元</text:span><text:span text:style-name="T26"/></text:p>
            <text:p text:style-name="P141" loext:marker-style-name="T26"><text:span text:style-name="T26">(合作企業配合款用於執行國際合作與交流、出席國際會議、出國參訪及考察及參與國際展覽)</text:span><text:span text:style-name="T26"/></text:p>
          </table:table-cell>
        </table:table-row>
        <table:table-row table:style-name="表格9.1">
          <table:table-cell table:style-name="表格9.A1" office:value-type="string">
            <text:p text:style-name="P144" loext:marker-style-name="T26"><text:span text:style-name="T26">管理費</text:span><text:span text:style-name="T26"/></text:p>
          </table:table-cell>
          <table:table-cell table:style-name="表格9.A1" office:value-type="string">
            <text:p text:style-name="P141" loext:marker-style-name="T26"><text:span text:style-name="T26">xxx元</text:span><text:span text:style-name="T26"/></text:p>
          </table:table-cell>
        </table:table-row>
        <table:table-row table:style-name="表格9.1">
          <table:table-cell table:style-name="表格9.A1" office:value-type="string">
            <text:p text:style-name="P144" loext:marker-style-name="T26"><text:span text:style-name="T26">合計</text:span><text:span text:style-name="T26"/></text:p>
          </table:table-cell>
          <table:table-cell table:style-name="表格9.A1" office:value-type="string">
            <text:p text:style-name="P141" loext:marker-style-name="T26"><text:span text:style-name="T26">xxx元</text:span><text:span text:style-name="T26"/></text:p>
            <text:p text:style-name="P141" loext:marker-style-name="T26"><text:span text:style-name="T26">﹝含合作企業提供設備作為出資比費用xxx元﹞</text:span><text:span text:style-name="T26"/></text:p>
          </table:table-cell>
        </table:table-row>
        <table:table-row table:style-name="表格9.1">
          <table:table-cell table:style-name="表格9.A1" office:value-type="string">
            <text:p text:style-name="P144" loext:marker-style-name="T26"><text:span text:style-name="T26">出資比例</text:span><text:span text:style-name="T26"/></text:p>
          </table:table-cell>
          <table:table-cell table:style-name="表格9.B7" office:value-type="string">
            <text:p text:style-name="P141" loext:marker-style-name="T26"><text:span text:style-name="T26">xx%</text:span><text:span text:style-name="T26"/></text:p>
          </table:table-cell>
        </table:table-row>
      </table:table>
      <text:p text:style-name="P91" loext:marker-style-name="T14"/>
      <text:p text:style-name="P133" loext:marker-style-name="T21"><text:span text:style-name="T21">(三)設備抵出資請詳列項目、數量及金額 </text:span><text:span text:style-name="T10">（若無此需求請填「無」）</text:span></text:p>
      <table:table table:name="表格10" table:style-name="表格10">
        <table:table-column table:style-name="表格10.A"/>
        <table:table-column table:style-name="表格10.B"/>
        <table:table-column table:style-name="表格10.C"/>
        <table:table-column table:style-name="表格10.D"/>
        <table:table-column table:style-name="表格10.E"/>
        <table:table-row table:style-name="表格10.1">
          <table:table-cell table:style-name="表格10.A1" office:value-type="string">
            <text:p text:style-name="P8" loext:marker-style-name="T4"><text:span text:style-name="T4">合作企業名稱</text:span><text:span text:style-name="T4"/></text:p>
          </table:table-cell>
          <table:table-cell table:style-name="表格10.A1" office:value-type="string">
            <text:p text:style-name="P8" loext:marker-style-name="T4"><text:span text:style-name="T4">設備項目</text:span><text:span text:style-name="T4"/></text:p>
          </table:table-cell>
          <table:table-cell table:style-name="表格10.A1" office:value-type="string">
            <text:p text:style-name="P8" loext:marker-style-name="T4"><text:span text:style-name="T4">數量</text:span><text:span text:style-name="T4"/></text:p>
          </table:table-cell>
          <table:table-cell table:style-name="表格10.A1" office:value-type="string">
            <text:p text:style-name="P8" loext:marker-style-name="T4"><text:span text:style-name="T4">單價(元)</text:span><text:span text:style-name="T4"/></text:p>
          </table:table-cell>
          <table:table-cell table:style-name="表格10.A1" office:value-type="string">
            <text:p text:style-name="P8" loext:marker-style-name="T4"><text:span text:style-name="T4">小計(元)</text:span><text:span text:style-name="T4"/></text:p>
          </table:table-cell>
        </table:table-row>
        <table:table-row table:style-name="表格10.1">
          <table:table-cell table:style-name="表格10.A2" office:value-type="string">
            <text:p text:style-name="P21" loext:marker-style-name="T4"/>
          </table:table-cell>
          <table:table-cell table:style-name="表格10.B2" office:value-type="string">
            <text:p text:style-name="P21" loext:marker-style-name="T4"/>
          </table:table-cell>
          <table:table-cell table:style-name="表格10.C2" office:value-type="string">
            <text:p text:style-name="P22" loext:marker-style-name="T4"/>
          </table:table-cell>
          <table:table-cell table:style-name="表格10.D2" office:value-type="string">
            <text:p text:style-name="P22" loext:marker-style-name="T4"/>
          </table:table-cell>
          <table:table-cell table:style-name="表格10.E2" office:value-type="string">
            <text:p text:style-name="P22" loext:marker-style-name="T4"/>
          </table:table-cell>
        </table:table-row>
        <table:table-row table:style-name="表格10.1">
          <table:table-cell table:style-name="表格10.A3" office:value-type="string">
            <text:p text:style-name="P28" loext:marker-style-name="T26"/>
          </table:table-cell>
          <table:table-cell table:style-name="表格10.B3" office:value-type="string">
            <text:p text:style-name="P21" loext:marker-style-name="T4"/>
          </table:table-cell>
          <table:table-cell table:style-name="表格10.C3" office:value-type="string">
            <text:p text:style-name="P22" loext:marker-style-name="T4"/>
          </table:table-cell>
          <table:table-cell table:style-name="表格10.D3" office:value-type="string">
            <text:p text:style-name="P22" loext:marker-style-name="T4"/>
          </table:table-cell>
          <table:table-cell table:style-name="表格10.E3" office:value-type="string">
            <text:p text:style-name="P22" loext:marker-style-name="T4"/>
          </table:table-cell>
        </table:table-row>
        <table:table-row table:style-name="表格10.1">
          <table:table-cell table:style-name="表格10.A4" office:value-type="string">
            <text:p text:style-name="P28" loext:marker-style-name="T26"/>
          </table:table-cell>
          <table:table-cell table:style-name="表格10.B4" office:value-type="string">
            <text:p text:style-name="P21" loext:marker-style-name="T4"/>
          </table:table-cell>
          <table:table-cell table:style-name="表格10.C4" office:value-type="string">
            <text:p text:style-name="P22" loext:marker-style-name="T4"/>
          </table:table-cell>
          <table:table-cell table:style-name="表格10.D4" office:value-type="string">
            <text:p text:style-name="P22" loext:marker-style-name="T4"/>
          </table:table-cell>
          <table:table-cell table:style-name="表格10.E4" office:value-type="string">
            <text:p text:style-name="P22" loext:marker-style-name="T4"/>
          </table:table-cell>
        </table:table-row>
        <table:table-row table:style-name="表格10.1">
          <table:table-cell table:style-name="表格10.A1" table:number-columns-spanned="4" office:value-type="string">
            <text:p text:style-name="P8" loext:marker-style-name="T4"><text:span text:style-name="T26">合計 (元)</text:span><text:span text:style-name="T4"/></text:p>
          </table:table-cell>
          <table:covered-table-cell/>
          <table:covered-table-cell/>
          <table:covered-table-cell/>
          <table:table-cell table:style-name="表格10.E5" office:value-type="string">
            <text:p text:style-name="P23" loext:marker-style-name="T4"/>
          </table:table-cell>
        </table:table-row>
        <table:table-row table:style-name="表格10.1">
          <table:table-cell table:style-name="表格10.A1" table:number-columns-spanned="4" office:value-type="string">
            <text:p text:style-name="P8" loext:marker-style-name="T26"><text:span text:style-name="T26">佔企業配合款比例 (%)</text:span><text:span text:style-name="T26"/></text:p>
          </table:table-cell>
          <table:covered-table-cell/>
          <table:covered-table-cell/>
          <table:covered-table-cell/>
          <table:table-cell table:style-name="表格10.E6" office:value-type="string">
            <text:p text:style-name="P23" loext:marker-style-name="T4"/>
          </table:table-cell>
        </table:table-row>
      </table:table>
      <text:p text:style-name="P91" loext:marker-style-name="T14"/>
      <text:h text:style-name="P36" text:outline-level="1" loext:marker-style-name="T47"><text:bookmark-start text:name="_Toc122603020"/><text:bookmark-start text:name="_Toc189839788"/><text:span text:style-name="T47">附件一、合作企業資格文件</text:span><text:bookmark-end text:name="_Toc122603020"/><text:bookmark-end text:name="_Toc189839788"/><text:span text:style-name="T47"/></text:h>
      <text:p text:style-name="P74" loext:marker-style-name="T3"><text:span text:style-name="T3">合作企業應非屬銀行拒絕往來戶，且公司淨值(股東權益)為正值，故請檢附下述文件，以利判定：</text:span><text:span text:style-name="T3"/></text:p>
      <text:list text:style-name="WWNum14">
        <text:list-item>
          <text:p text:style-name="P52" loext:marker-style-name="T33"><text:span text:style-name="T33">「台灣票據交換所」或與其連線之金融業者所出具之</text:span><text:span text:style-name="T37">票據信用查覆單</text:span></text:p>
        </text:list-item>
        <text:list-item>
          <text:p text:style-name="P52" loext:marker-style-name="T33"><text:span text:style-name="T33">申請時最近一年度</text:span><text:span text:style-name="T37">會計師財務簽證之查核報告書或營利事業所得稅結算申報書(須含資產負債表)</text:span><text:span text:style-name="T33">。</text:span></text:p>
        </text:list-item>
      </text:list>
      <text:p text:style-name="P99" loext:marker-style-name="T25"/>
      <text:p text:style-name="P91" loext:marker-style-name="T14"/>
      <text:h text:style-name="P37" text:outline-level="1" loext:marker-style-name="T47"><text:bookmark-start text:name="_Toc122603021"/><text:bookmark-start text:name="_Toc189839789"/><text:span text:style-name="T47">附件二、主持人/共同主持人近5年執行之研究計畫及重要績效或研究成果</text:span><text:bookmark-end text:name="_Toc122603021"/><text:bookmark-end text:name="_Toc189839789"/><text:span text:style-name="T47"/></text:h>
      <text:p text:style-name="P74" loext:marker-style-name="T3"><text:span text:style-name="T3">請說明計畫主持人／共同主持人申請截止日前5年（含國內外、大陸及港澳地區，此段期間曾生產或請育嬰假者，得延長至7年內，曾服國民義務役者，得依實際服役期間予以延長，但應檢附相關證明文件）執行之研究計畫及重要績效或研究成果</text:span><text:span text:style-name="T3"/></text:p>
      <text:p text:style-name="P125" loext:marker-style-name="T39"><text:span text:style-name="T39">計畫主持人：______________________</text:span><text:span text:style-name="T39"/></text:p>
      <text:list text:style-name="WWNum4">
        <text:list-item>
          <text:p text:style-name="P53" loext:marker-style-name="T34"><text:span text:style-name="T34">申請截止日前5年執行之所有研究計畫</text:span><text:span text:style-name="T35">（含國內外、大陸及港澳地區</text:span><text:span text:style-name="T40">）</text:span><text:span text:style-name="T34">（含各政府機構/民間企業出資者），填寫資料應含計畫名稱（本會補助者請註明計畫編號）、主持人擔任之工作、計畫起迄年月、受補助或委託機構、執行情形、受補助或委託經費及經費總計等項(表格請自行增列)。</text:span></text:p>
        </text:list-item>
      </text:list>
      <text:p text:style-name="P58" loext:marker-style-name="T51"><text:span text:style-name="T50">國家科學及技術委員會</text:span><text:span text:style-name="T50"/></text:p>
      <text:p text:style-name="P58" loext:marker-style-name="T51"><draw:frame draw:style-name="fr1" draw:name="外框1" text:anchor-type="paragraph" svg:x="-0.039cm" svg:y="0.21cm" svg:width="17cm" style:rel-width="100%" draw:z-index="0" loext:may-break-between-pages="true"><draw:text-box fo:min-height="0cm"><table:table table:name="表格11" table:style-name="表格11"><table:table-column table:style-name="表格11.A"/><table:table-column table:style-name="表格11.B"/><table:table-column table:style-name="表格11.C"/><table:table-column table:style-name="表格11.D"/><table:table-column table:style-name="表格11.C"/><table:table-column table:style-name="表格11.F"/><table:table-row table:style-name="表格11.1"><table:table-cell table:style-name="表格11.A1" office:value-type="string"><text:p text:style-name="P138" loext:marker-style-name="T28"><text:span text:style-name="T27">計畫名稱</text:span></text:p></table:table-cell><table:table-cell table:style-name="表格11.A1" office:value-type="string"><text:p text:style-name="P138" loext:marker-style-name="T28"><text:span text:style-name="T27">計畫內擔任的工作</text:span></text:p></table:table-cell><table:table-cell table:style-name="表格11.A1" office:value-type="string"><text:p text:style-name="P138" loext:marker-style-name="T28"><text:span text:style-name="T27">起訖年月</text:span></text:p></table:table-cell><table:table-cell table:style-name="表格11.A1" office:value-type="string"><text:p text:style-name="P138" loext:marker-style-name="T28"><text:span text:style-name="T27">補助或委託機構</text:span></text:p></table:table-cell><table:table-cell table:style-name="表格11.A1" office:value-type="string"><text:p text:style-name="P138" loext:marker-style-name="T28"><text:span text:style-name="T27">執行情形</text:span></text:p></table:table-cell><table:table-cell table:style-name="表格11.A1" office:value-type="string"><text:p text:style-name="P138" loext:marker-style-name="T28"><text:span text:style-name="T27">經費總額</text:span></text:p></table:table-cell></table:table-row><table:table-row table:style-name="表格11.2"><table:table-cell table:style-name="表格11.A1" office:value-type="string"><text:p text:style-name="P103" loext:marker-style-name="T28"/></table:table-cell><table:table-cell table:style-name="表格11.A1" office:value-type="string"><text:p text:style-name="P103" loext:marker-style-name="T28"/></table:table-cell><table:table-cell table:style-name="表格11.A1" office:value-type="string"><text:p text:style-name="P104" loext:marker-style-name="T28"/></table:table-cell><table:table-cell table:style-name="表格11.A1" office:value-type="string"><text:p text:style-name="P103" loext:marker-style-name="T28"/></table:table-cell><table:table-cell table:style-name="表格11.A1" office:value-type="string"><text:p text:style-name="P103" loext:marker-style-name="T28"/></table:table-cell><table:table-cell table:style-name="表格11.A1" office:value-type="string"><text:p text:style-name="P105" loext:marker-style-name="T28"/></table:table-cell></table:table-row><table:table-row table:style-name="表格11.3"><table:table-cell table:style-name="表格11.A1" office:value-type="string"><text:p text:style-name="P103" loext:marker-style-name="T28"/></table:table-cell><table:table-cell table:style-name="表格11.A1" office:value-type="string"><text:p text:style-name="P103" loext:marker-style-name="T28"/></table:table-cell><table:table-cell table:style-name="表格11.A1" office:value-type="string"><text:p text:style-name="P104" loext:marker-style-name="T28"/></table:table-cell><table:table-cell table:style-name="表格11.A1" office:value-type="string"><text:p text:style-name="P103" loext:marker-style-name="T28"/></table:table-cell><table:table-cell table:style-name="表格11.A1" office:value-type="string"><text:p text:style-name="P103" loext:marker-style-name="T28"/></table:table-cell><table:table-cell table:style-name="表格11.A1" office:value-type="string"><text:p text:style-name="P105" loext:marker-style-name="T28"/></table:table-cell></table:table-row></table:table></draw:text-box></draw:frame><text:span text:style-name="T50">其它機構補助申請</text:span><text:span text:style-name="T50"/></text:p>
      <table:table table:name="表格12" table:style-name="表格12">
        <table:table-column table:style-name="表格12.A"/>
        <table:table-column table:style-name="表格12.B"/>
        <table:table-column table:style-name="表格12.C"/>
        <table:table-column table:style-name="表格12.D"/>
        <table:table-column table:style-name="表格12.C"/>
        <table:table-column table:style-name="表格12.F"/>
        <table:table-row table:style-name="表格12.1">
          <table:table-cell table:style-name="表格12.A1" office:value-type="string">
            <text:p text:style-name="P138" loext:marker-style-name="T28"><text:span text:style-name="T27">計畫名稱</text:span><text:span text:style-name="T53"/></text:p>
          </table:table-cell>
          <table:table-cell table:style-name="表格12.A1" office:value-type="string">
            <text:p text:style-name="P138" loext:marker-style-name="T28"><text:span text:style-name="T27">計畫內擔任的工作</text:span><text:span text:style-name="T53"/></text:p>
          </table:table-cell>
          <table:table-cell table:style-name="表格12.A1" office:value-type="string">
            <text:p text:style-name="P138" loext:marker-style-name="T28"><text:span text:style-name="T27">起訖年月</text:span><text:span text:style-name="T53"/></text:p>
          </table:table-cell>
          <table:table-cell table:style-name="表格12.A1" office:value-type="string">
            <text:p text:style-name="P138" loext:marker-style-name="T28"><text:span text:style-name="T27">補助或委託機構</text:span><text:span text:style-name="T53"/></text:p>
          </table:table-cell>
          <table:table-cell table:style-name="表格12.A1" office:value-type="string">
            <text:p text:style-name="P138" loext:marker-style-name="T28"><text:span text:style-name="T27">執行情形</text:span><text:span text:style-name="T53"/></text:p>
          </table:table-cell>
          <table:table-cell table:style-name="表格12.A1" office:value-type="string">
            <text:p text:style-name="P138" loext:marker-style-name="T28"><text:span text:style-name="T27">經費總額</text:span><text:span text:style-name="T53"/></text:p>
          </table:table-cell>
        </table:table-row>
        <table:table-row table:style-name="表格12.1">
          <table:table-cell table:style-name="表格12.A1" office:value-type="string">
            <text:p text:style-name="P103" loext:marker-style-name="T28"/>
          </table:table-cell>
          <table:table-cell table:style-name="表格12.A1" office:value-type="string">
            <text:p text:style-name="P103" loext:marker-style-name="T28"/>
          </table:table-cell>
          <table:table-cell table:style-name="表格12.A1" office:value-type="string">
            <text:p text:style-name="P104" loext:marker-style-name="T28"/>
          </table:table-cell>
          <table:table-cell table:style-name="表格12.A1" office:value-type="string">
            <text:p text:style-name="P103" loext:marker-style-name="T28"/>
          </table:table-cell>
          <table:table-cell table:style-name="表格12.A1" office:value-type="string">
            <text:p text:style-name="P103" loext:marker-style-name="T28"/>
          </table:table-cell>
          <table:table-cell table:style-name="表格12.A1" office:value-type="string">
            <text:p text:style-name="P105" loext:marker-style-name="T28"/>
          </table:table-cell>
        </table:table-row>
        <table:table-row table:style-name="表格12.1">
          <table:table-cell table:style-name="表格12.A1" office:value-type="string">
            <text:p text:style-name="P103" loext:marker-style-name="T28"/>
          </table:table-cell>
          <table:table-cell table:style-name="表格12.A1" office:value-type="string">
            <text:p text:style-name="P103" loext:marker-style-name="T28"/>
          </table:table-cell>
          <table:table-cell table:style-name="表格12.A1" office:value-type="string">
            <text:p text:style-name="P104" loext:marker-style-name="T28"/>
          </table:table-cell>
          <table:table-cell table:style-name="表格12.A1" office:value-type="string">
            <text:p text:style-name="P103" loext:marker-style-name="T28"/>
          </table:table-cell>
          <table:table-cell table:style-name="表格12.A1" office:value-type="string">
            <text:p text:style-name="P103" loext:marker-style-name="T28"/>
          </table:table-cell>
          <table:table-cell table:style-name="表格12.A1" office:value-type="string">
            <text:p text:style-name="P105" loext:marker-style-name="T28"/>
          </table:table-cell>
        </table:table-row>
      </table:table>
      <text:list xml:id="list145145997281067" text:continue-numbering="true" text:style-name="WWNum4">
        <text:list-item>
          <text:p text:style-name="P53" loext:marker-style-name="T34"><text:span text:style-name="T34">申請截止日前5年執行計畫之重要績效或研究成果說明如次：</text:span><text:span text:style-name="T34"/></text:p>
        </text:list-item>
      </text:list>
      <text:list text:style-name="WWNum8">
        <text:list-item>
          <text:p text:style-name="P54" loext:marker-style-name="T34"><text:span text:style-name="T34">請務必填寫申請截止日前5年所有研究計畫之重要績效、主要研發成果說明，或執行本會各類產學合作研究計畫、專題研究計畫之研發成果績效（包括：智慧財產權、專利、技術移轉、論文發表、獲選為本會未來科技展展出技術等），如屬本會補助研究計畫（尤其各類產學合作研究計畫）之研發成果績效請計畫主持人及共同主持人提出具體說明（含量化數據），並註明計畫編號。</text:span><text:span text:style-name="T34"/></text:p>
        </text:list-item>
        <text:list-item>
          <text:p text:style-name="P54" loext:marker-style-name="T34"><text:span text:style-name="T34">若績效無法具體說明（含量化數據）或產學合作研究計畫未辦理技術移轉者，亦請詳述原因，以利計畫審查時之參考。</text:span><text:span text:style-name="T34"/></text:p>
        </text:list-item>
      </text:list>
      <text:p text:style-name="P57" loext:marker-style-name="T41"><text:span text:style-name="T39">專利</text:span><text:span text:style-name="T41"> </text:span><text:span text:style-name="T39">：</text:span></text:p>
      <text:p text:style-name="P139" loext:marker-style-name="T30"><text:soft-page-break/><text:span text:style-name="T29">請填入目前仍有效之專利。「類別」請填入代碼：</text:span><text:span text:style-name="T30">(A)</text:span><text:span text:style-name="T29">發明專利</text:span><text:span text:style-name="T30">(B)</text:span><text:span text:style-name="T29">新型專利</text:span><text:span text:style-name="T30">(C)</text:span><text:span text:style-name="T29">新式樣專利。</text:span></text:p>
      <table:table table:name="表格13" table:style-name="表格13">
        <table:table-column table:style-name="表格13.A"/>
        <table:table-column table:style-name="表格13.B"/>
        <table:table-column table:style-name="表格13.C"/>
        <table:table-column table:style-name="表格13.A" table:number-columns-repeated="3"/>
        <table:table-column table:style-name="表格13.G"/>
        <table:table-column table:style-name="表格13.H"/>
        <table:table-row table:style-name="表格13.1">
          <table:table-cell table:style-name="表格13.A1" office:value-type="string">
            <text:p text:style-name="P138" loext:marker-style-name="T28"><text:span text:style-name="T27">類別</text:span><text:span text:style-name="T53"/></text:p>
          </table:table-cell>
          <table:table-cell table:style-name="表格13.A1" office:value-type="string">
            <text:p text:style-name="P138" loext:marker-style-name="T28"><text:span text:style-name="T27">專利名稱</text:span><text:span text:style-name="T53"/></text:p>
          </table:table-cell>
          <table:table-cell table:style-name="表格13.A1" office:value-type="string">
            <text:p text:style-name="P138" loext:marker-style-name="T28"><text:span text:style-name="T27">國別</text:span><text:span text:style-name="T53"/></text:p>
          </table:table-cell>
          <table:table-cell table:style-name="表格13.A1" office:value-type="string">
            <text:p text:style-name="P138" loext:marker-style-name="T28"><text:span text:style-name="T27">專利號碼</text:span><text:span text:style-name="T53"/></text:p>
          </table:table-cell>
          <table:table-cell table:style-name="表格13.A1" office:value-type="string">
            <text:p text:style-name="P138" loext:marker-style-name="T28"><text:span text:style-name="T27">發明人</text:span><text:span text:style-name="T53"/></text:p>
          </table:table-cell>
          <table:table-cell table:style-name="表格13.A1" office:value-type="string">
            <text:p text:style-name="P138" loext:marker-style-name="T28"><text:span text:style-name="T27">專利權人</text:span><text:span text:style-name="T53"/></text:p>
          </table:table-cell>
          <table:table-cell table:style-name="表格13.A1" office:value-type="string">
            <text:p text:style-name="P138" loext:marker-style-name="T28"><text:span text:style-name="T27">專利核准</text:span><text:span text:style-name="T53"/></text:p>
            <text:p text:style-name="P138" loext:marker-style-name="T28"><text:span text:style-name="T27">日期</text:span><text:span text:style-name="T53"/></text:p>
          </table:table-cell>
          <table:table-cell table:style-name="表格13.A1" office:value-type="string">
            <text:p text:style-name="P138" loext:marker-style-name="T28"><text:span text:style-name="T27">計畫編號</text:span><text:span text:style-name="T53"/></text:p>
          </table:table-cell>
        </table:table-row>
        <table:table-row table:style-name="表格13.1">
          <table:table-cell table:style-name="表格13.A1" office:value-type="string">
            <text:p text:style-name="P103" loext:marker-style-name="T28"/>
          </table:table-cell>
          <table:table-cell table:style-name="表格13.A1" office:value-type="string">
            <text:p text:style-name="P103" loext:marker-style-name="T28"/>
          </table:table-cell>
          <table:table-cell table:style-name="表格13.A1" office:value-type="string">
            <text:p text:style-name="P103" loext:marker-style-name="T28"/>
          </table:table-cell>
          <table:table-cell table:style-name="表格13.A1" office:value-type="string">
            <text:p text:style-name="P103" loext:marker-style-name="T28"/>
          </table:table-cell>
          <table:table-cell table:style-name="表格13.A1" office:value-type="string">
            <text:p text:style-name="P103" loext:marker-style-name="T28"/>
          </table:table-cell>
          <table:table-cell table:style-name="表格13.A1" office:value-type="string">
            <text:p text:style-name="P103" loext:marker-style-name="T28"/>
          </table:table-cell>
          <table:table-cell table:style-name="表格13.A1" office:value-type="string">
            <text:p text:style-name="P103" loext:marker-style-name="T28"/>
          </table:table-cell>
          <table:table-cell table:style-name="表格13.A1" office:value-type="string">
            <text:p text:style-name="P103" loext:marker-style-name="T28"/>
          </table:table-cell>
        </table:table-row>
      </table:table>
      <text:p text:style-name="P126" loext:marker-style-name="T30"><text:span text:style-name="T31">技術移轉</text:span><text:span text:style-name="T30"> </text:span><text:span text:style-name="T31">：</text:span></text:p>
      <table:table table:name="表格14" table:style-name="表格14">
        <table:table-column table:style-name="表格14.A"/>
        <table:table-column table:style-name="表格14.B"/>
        <table:table-column table:style-name="表格14.C"/>
        <table:table-column table:style-name="表格14.D"/>
        <table:table-column table:style-name="表格14.C"/>
        <table:table-column table:style-name="表格14.F"/>
        <table:table-row table:style-name="表格14.1">
          <table:table-cell table:style-name="表格14.A1" office:value-type="string">
            <text:p text:style-name="P138" loext:marker-style-name="T28"><text:span text:style-name="T27">技術名稱</text:span><text:span text:style-name="T53"/></text:p>
          </table:table-cell>
          <table:table-cell table:style-name="表格14.A1" office:value-type="string">
            <text:p text:style-name="P138" loext:marker-style-name="T28"><text:span text:style-name="T27">專利名稱</text:span><text:span text:style-name="T53"/></text:p>
          </table:table-cell>
          <table:table-cell table:style-name="表格14.A1" office:value-type="string">
            <text:p text:style-name="P138" loext:marker-style-name="T28"><text:span text:style-name="T27">授權單位</text:span><text:span text:style-name="T53"/></text:p>
          </table:table-cell>
          <table:table-cell table:style-name="表格14.A1" office:value-type="string">
            <text:p text:style-name="P138" loext:marker-style-name="T28"><text:span text:style-name="T27">被授權單位</text:span><text:span text:style-name="T53"/></text:p>
          </table:table-cell>
          <table:table-cell table:style-name="表格14.A1" office:value-type="string">
            <text:p text:style-name="P138" loext:marker-style-name="T28"><text:span text:style-name="T27">簽約日期</text:span><text:span text:style-name="T53"/></text:p>
          </table:table-cell>
          <table:table-cell table:style-name="表格14.A1" office:value-type="string">
            <text:p text:style-name="P138" loext:marker-style-name="T28"><text:span text:style-name="T27">計畫編號</text:span><text:span text:style-name="T53"/></text:p>
          </table:table-cell>
        </table:table-row>
        <table:table-row table:style-name="表格14.1">
          <table:table-cell table:style-name="表格14.A2" office:value-type="string">
            <text:p text:style-name="P103" loext:marker-style-name="T28"/>
          </table:table-cell>
          <table:table-cell table:style-name="表格14.A2" office:value-type="string">
            <text:p text:style-name="P103" loext:marker-style-name="T28"/>
          </table:table-cell>
          <table:table-cell table:style-name="表格14.A2" office:value-type="string">
            <text:p text:style-name="P103" loext:marker-style-name="T28"/>
          </table:table-cell>
          <table:table-cell table:style-name="表格14.A2" office:value-type="string">
            <text:p text:style-name="P103" loext:marker-style-name="T28"/>
          </table:table-cell>
          <table:table-cell table:style-name="表格14.A2" office:value-type="string">
            <text:p text:style-name="P103" loext:marker-style-name="T28"/>
          </table:table-cell>
          <table:table-cell table:style-name="表格14.A2" office:value-type="string">
            <text:p text:style-name="P103" loext:marker-style-name="T28"/>
          </table:table-cell>
        </table:table-row>
      </table:table>
      <text:p text:style-name="P126" loext:marker-style-name="T30"><text:span text:style-name="T31">著作授權</text:span><text:span text:style-name="T30"> </text:span><text:span text:style-name="T29">「類別」分</text:span><text:span text:style-name="T30">(1)</text:span><text:span text:style-name="T29">語文著作</text:span><text:span text:style-name="T30">(2)</text:span><text:span text:style-name="T29">電腦程式著作</text:span><text:span text:style-name="T30">(3)</text:span><text:span text:style-name="T29">視聽著作</text:span><text:span text:style-name="T30">(4)</text:span><text:span text:style-name="T29">錄音著作</text:span><text:span text:style-name="T30">(5)</text:span><text:span text:style-name="T29">其他，請擇一代碼填入</text:span><text:span text:style-name="T30"> </text:span><text:span text:style-name="T29">。</text:span></text:p>
      <table:table table:name="表格15" table:style-name="表格15">
        <table:table-column table:style-name="表格15.A"/>
        <table:table-column table:style-name="表格15.B"/>
        <table:table-column table:style-name="表格15.C"/>
        <table:table-column table:style-name="表格15.D"/>
        <table:table-column table:style-name="表格15.E"/>
        <table:table-column table:style-name="表格15.F"/>
        <table:table-row table:style-name="表格15.1">
          <table:table-cell table:style-name="表格15.A1" office:value-type="string">
            <text:p text:style-name="P138" loext:marker-style-name="T28"><text:span text:style-name="T27">著作名稱</text:span><text:span text:style-name="T53"/></text:p>
          </table:table-cell>
          <table:table-cell table:style-name="表格15.A1" office:value-type="string">
            <text:p text:style-name="P138" loext:marker-style-name="T28"><text:span text:style-name="T27">類別</text:span><text:span text:style-name="T53"/></text:p>
          </table:table-cell>
          <table:table-cell table:style-name="表格15.A1" office:value-type="string">
            <text:p text:style-name="P138" loext:marker-style-name="T28"><text:span text:style-name="T27">著作人</text:span><text:span text:style-name="T53"/></text:p>
          </table:table-cell>
          <table:table-cell table:style-name="表格15.A1" office:value-type="string">
            <text:p text:style-name="P138" loext:marker-style-name="T28"><text:span text:style-name="T27">著作財產權人</text:span><text:span text:style-name="T53"/></text:p>
          </table:table-cell>
          <table:table-cell table:style-name="表格15.A1" office:value-type="string">
            <text:p text:style-name="P138" loext:marker-style-name="T28"><text:span text:style-name="T27">被授權人</text:span><text:span text:style-name="T53"/></text:p>
          </table:table-cell>
          <table:table-cell table:style-name="表格15.A1" office:value-type="string">
            <text:p text:style-name="P138" loext:marker-style-name="T28"><text:span text:style-name="T27">計畫編號</text:span><text:span text:style-name="T53"/></text:p>
          </table:table-cell>
        </table:table-row>
        <table:table-row table:style-name="表格15.2">
          <table:table-cell table:style-name="表格15.A2" office:value-type="string">
            <text:p text:style-name="P103" loext:marker-style-name="T28"/>
          </table:table-cell>
          <table:table-cell table:style-name="表格15.A2" office:value-type="string">
            <text:p text:style-name="P103" loext:marker-style-name="T28"/>
          </table:table-cell>
          <table:table-cell table:style-name="表格15.A2" office:value-type="string">
            <text:p text:style-name="P103" loext:marker-style-name="T28"/>
          </table:table-cell>
          <table:table-cell table:style-name="表格15.A2" office:value-type="string">
            <text:p text:style-name="P103" loext:marker-style-name="T28"/>
          </table:table-cell>
          <table:table-cell table:style-name="表格15.A2" office:value-type="string">
            <text:p text:style-name="P103" loext:marker-style-name="T28"/>
          </table:table-cell>
          <table:table-cell table:style-name="表格15.A2" office:value-type="string">
            <text:p text:style-name="P103" loext:marker-style-name="T28"/>
          </table:table-cell>
        </table:table-row>
        <table:table-row table:style-name="表格15.3">
          <table:table-cell table:style-name="表格15.A2" table:number-columns-spanned="6" office:value-type="string">
            <text:p text:style-name="P139" loext:marker-style-name="T28"><text:span text:style-name="T27">產生績效</text:span><text:span text:style-name="T28"> </text:span><text:span text:style-name="T27">：</text:span></text:p>
          </table:table-cell>
          <table:covered-table-cell/>
          <table:covered-table-cell/>
          <table:covered-table-cell/>
          <table:covered-table-cell/>
          <table:covered-table-cell/>
        </table:table-row>
      </table:table>
      <text:p text:style-name="P126" loext:marker-style-name="T30"><text:span text:style-name="T31">其他協助產業技術發展之具體績效</text:span></text:p>
      <table:table table:name="表格16" table:style-name="表格16">
        <table:table-column table:style-name="表格16.A"/>
        <table:table-row table:style-name="表格16.1">
          <table:table-cell table:style-name="表格16.A1" office:value-type="string">
            <text:p text:style-name="P106" loext:marker-style-name="T28"/>
          </table:table-cell>
        </table:table-row>
      </table:table>
      <text:p text:style-name="P79" loext:marker-style-name="T4"/>
      <text:list text:continue-list="list145145997281067" text:style-name="WWNum4">
        <text:list-item>
          <text:p text:style-name="P59" loext:marker-style-name="T34"><text:span text:style-name="T34">檢附計畫主持人及共同主持人至申請截止日前5年最具代表性之著作、專利或技術報告</text:span><text:span text:style-name="T38">最多五件</text:span><text:span text:style-name="T34">。</text:span></text:p>
        </text:list-item>
        <text:list-item>
          <text:p text:style-name="P59" loext:marker-style-name="T34"><text:span text:style-name="T34">申請多年期計畫時，應繳交上年度精簡進度報告（原則上公開）及完整進度報告（原則上不公開），以供審查。</text:span><text:span text:style-name="T34"/></text:p>
        </text:list-item>
        <text:list-item>
          <text:p text:style-name="P59" loext:marker-style-name="T34"><text:span text:style-name="T34">計畫主持人及共同主持人之專利及技術移轉等研發成果績效，請務必登錄於本會科技研發成果資訊系統（STRIKE路徑：國家科學及技術委員會首頁→網頁右側登入「學術研發服務網」→點選學術獎補助申辦及查詢→點選科技研發成果資訊系統(STRIKE)，非本會之專利及技術移轉資料亦可登錄於該資訊系統），以作為審查計畫績效之參考。</text:span><text:span text:style-name="T34"/></text:p>
        </text:list-item>
      </text:list>
      <text:p text:style-name="P77" loext:marker-style-name="T4"/>
      <text:p text:style-name="P124" loext:marker-style-name="T42"><text:span text:style-name="T39">共同主持人：______________________ </text:span><text:span text:style-name="T43">（若無此需求請填「無」）</text:span></text:p>
      <text:list text:style-name="WWNum47">
        <text:list-item>
          <text:p text:style-name="P55" loext:marker-style-name="T34"><text:span text:style-name="T34">申請截止日前5年執行之所有研究計畫</text:span><text:span text:style-name="T35">（含國內外、大陸及港澳地區</text:span><text:span text:style-name="T40">）</text:span><text:span text:style-name="T34">（含各政府機構/民間企業出資者），填寫資料應含計畫名稱（本會補助者請註明計畫編號）、主持人擔任之工作、計畫起迄年月、受補助或委託機構、執行情形、受補助或委託經費及經費總計等項(表格請自行增列)。</text:span></text:p>
        </text:list-item>
      </text:list>
      <text:p text:style-name="P58" loext:marker-style-name="T51"><text:span text:style-name="T50">國家科學及技術委員會</text:span><text:span text:style-name="T50"/></text:p>
      <text:p text:style-name="P58" loext:marker-style-name="T51"><draw:frame draw:style-name="fr1" draw:name="外框2" text:anchor-type="paragraph" svg:x="-0.039cm" svg:y="0.21cm" svg:width="17cm" style:rel-width="100%" draw:z-index="1" loext:may-break-between-pages="true"><draw:text-box fo:min-height="0cm"><table:table table:name="表格17" table:style-name="表格17"><table:table-column table:style-name="表格17.A"/><table:table-column table:style-name="表格17.B"/><table:table-column table:style-name="表格17.C"/><table:table-column table:style-name="表格17.D"/><table:table-column table:style-name="表格17.C"/><table:table-column table:style-name="表格17.F"/><table:table-row table:style-name="表格17.1"><table:table-cell table:style-name="表格17.A1" office:value-type="string"><text:p text:style-name="P138" loext:marker-style-name="T28"><text:span text:style-name="T27">計畫名稱</text:span></text:p></table:table-cell><table:table-cell table:style-name="表格17.A1" office:value-type="string"><text:p text:style-name="P138" loext:marker-style-name="T28"><text:span text:style-name="T27">計畫內擔任的工作</text:span></text:p></table:table-cell><table:table-cell table:style-name="表格17.A1" office:value-type="string"><text:p text:style-name="P138" loext:marker-style-name="T28"><text:span text:style-name="T27">起訖年月</text:span></text:p></table:table-cell><table:table-cell table:style-name="表格17.A1" office:value-type="string"><text:p text:style-name="P138" loext:marker-style-name="T28"><text:span text:style-name="T27">補助或委託機構</text:span></text:p></table:table-cell><table:table-cell table:style-name="表格17.A1" office:value-type="string"><text:p text:style-name="P138" loext:marker-style-name="T28"><text:span text:style-name="T27">執行情形</text:span></text:p></table:table-cell><table:table-cell table:style-name="表格17.A1" office:value-type="string"><text:p text:style-name="P138" loext:marker-style-name="T28"><text:span text:style-name="T27">經費總額</text:span></text:p></table:table-cell></table:table-row><table:table-row table:style-name="表格17.2"><table:table-cell table:style-name="表格17.A1" office:value-type="string"><text:p text:style-name="P103" loext:marker-style-name="T28"/></table:table-cell><table:table-cell table:style-name="表格17.A1" office:value-type="string"><text:p text:style-name="P103" loext:marker-style-name="T28"/></table:table-cell><table:table-cell table:style-name="表格17.A1" office:value-type="string"><text:p text:style-name="P104" loext:marker-style-name="T28"/></table:table-cell><table:table-cell table:style-name="表格17.A1" office:value-type="string"><text:p text:style-name="P103" loext:marker-style-name="T28"/></table:table-cell><table:table-cell table:style-name="表格17.A1" office:value-type="string"><text:p text:style-name="P103" loext:marker-style-name="T28"/></table:table-cell><table:table-cell table:style-name="表格17.A1" office:value-type="string"><text:p text:style-name="P105" loext:marker-style-name="T28"/></table:table-cell></table:table-row><table:table-row table:style-name="表格17.3"><table:table-cell table:style-name="表格17.A1" office:value-type="string"><text:p text:style-name="P103" loext:marker-style-name="T28"/></table:table-cell><table:table-cell table:style-name="表格17.A1" office:value-type="string"><text:p text:style-name="P103" loext:marker-style-name="T28"/></table:table-cell><table:table-cell table:style-name="表格17.A1" office:value-type="string"><text:p text:style-name="P104" loext:marker-style-name="T28"/></table:table-cell><table:table-cell table:style-name="表格17.A1" office:value-type="string"><text:p text:style-name="P103" loext:marker-style-name="T28"/></table:table-cell><table:table-cell table:style-name="表格17.A1" office:value-type="string"><text:p text:style-name="P103" loext:marker-style-name="T28"/></table:table-cell><table:table-cell table:style-name="表格17.A1" office:value-type="string"><text:p text:style-name="P105" loext:marker-style-name="T28"/></table:table-cell></table:table-row></table:table></draw:text-box></draw:frame><text:span text:style-name="T50">其它機構補助申請</text:span><text:span text:style-name="T50"/></text:p>
      <table:table table:name="表格18" table:style-name="表格18">
        <table:table-column table:style-name="表格18.A"/>
        <table:table-column table:style-name="表格18.B"/>
        <table:table-column table:style-name="表格18.C"/>
        <table:table-column table:style-name="表格18.D"/>
        <table:table-column table:style-name="表格18.C"/>
        <table:table-column table:style-name="表格18.F"/>
        <table:table-row table:style-name="表格18.1">
          <table:table-cell table:style-name="表格18.A1" office:value-type="string">
            <text:p text:style-name="P138" loext:marker-style-name="T28"><text:span text:style-name="T27">計畫名稱</text:span><text:span text:style-name="T53"/></text:p>
          </table:table-cell>
          <table:table-cell table:style-name="表格18.A1" office:value-type="string">
            <text:p text:style-name="P138" loext:marker-style-name="T28"><text:span text:style-name="T27">計畫內擔任的工作</text:span><text:span text:style-name="T53"/></text:p>
          </table:table-cell>
          <table:table-cell table:style-name="表格18.A1" office:value-type="string">
            <text:p text:style-name="P138" loext:marker-style-name="T28"><text:span text:style-name="T27">起訖年月</text:span><text:span text:style-name="T53"/></text:p>
          </table:table-cell>
          <table:table-cell table:style-name="表格18.A1" office:value-type="string">
            <text:p text:style-name="P138" loext:marker-style-name="T28"><text:span text:style-name="T27">補助或委託機構</text:span><text:span text:style-name="T53"/></text:p>
          </table:table-cell>
          <table:table-cell table:style-name="表格18.A1" office:value-type="string">
            <text:p text:style-name="P138" loext:marker-style-name="T28"><text:span text:style-name="T27">執行情形</text:span><text:span text:style-name="T53"/></text:p>
          </table:table-cell>
          <table:table-cell table:style-name="表格18.A1" office:value-type="string">
            <text:p text:style-name="P138" loext:marker-style-name="T28"><text:span text:style-name="T27">經費總額</text:span><text:span text:style-name="T53"/></text:p>
          </table:table-cell>
        </table:table-row>
        <table:table-row table:style-name="表格18.1">
          <table:table-cell table:style-name="表格18.A1" office:value-type="string">
            <text:p text:style-name="P103" loext:marker-style-name="T28"/>
          </table:table-cell>
          <table:table-cell table:style-name="表格18.A1" office:value-type="string">
            <text:p text:style-name="P103" loext:marker-style-name="T28"/>
          </table:table-cell>
          <table:table-cell table:style-name="表格18.A1" office:value-type="string">
            <text:p text:style-name="P104" loext:marker-style-name="T28"/>
          </table:table-cell>
          <table:table-cell table:style-name="表格18.A1" office:value-type="string">
            <text:p text:style-name="P103" loext:marker-style-name="T28"/>
          </table:table-cell>
          <table:table-cell table:style-name="表格18.A1" office:value-type="string">
            <text:p text:style-name="P103" loext:marker-style-name="T28"/>
          </table:table-cell>
          <table:table-cell table:style-name="表格18.A1" office:value-type="string">
            <text:p text:style-name="P105" loext:marker-style-name="T28"/>
          </table:table-cell>
        </table:table-row>
        <table:table-row table:style-name="表格18.1">
          <table:table-cell table:style-name="表格18.A1" office:value-type="string">
            <text:p text:style-name="P103" loext:marker-style-name="T28"/>
          </table:table-cell>
          <table:table-cell table:style-name="表格18.A1" office:value-type="string">
            <text:p text:style-name="P103" loext:marker-style-name="T28"/>
          </table:table-cell>
          <table:table-cell table:style-name="表格18.A1" office:value-type="string">
            <text:p text:style-name="P104" loext:marker-style-name="T28"/>
          </table:table-cell>
          <table:table-cell table:style-name="表格18.A1" office:value-type="string">
            <text:p text:style-name="P103" loext:marker-style-name="T28"/>
          </table:table-cell>
          <table:table-cell table:style-name="表格18.A1" office:value-type="string">
            <text:p text:style-name="P103" loext:marker-style-name="T28"/>
          </table:table-cell>
          <table:table-cell table:style-name="表格18.A1" office:value-type="string">
            <text:p text:style-name="P105" loext:marker-style-name="T28"/>
          </table:table-cell>
        </table:table-row>
      </table:table>
      <text:list xml:id="list145145446636103" text:continue-numbering="true" text:style-name="WWNum47">
        <text:list-item>
          <text:p text:style-name="P55" loext:marker-style-name="T34"><text:span text:style-name="T34">申請截止日前5年執行計畫之重要績效或研究成果說明如次：</text:span><text:span text:style-name="T34"/></text:p>
        </text:list-item>
      </text:list>
      <text:list text:style-name="WWNum48">
        <text:list-item>
          <text:p text:style-name="P56" loext:marker-style-name="T34"><text:span text:style-name="T34">請務必填寫申請截止日前5年所有研究計畫之重要績效、主要研發成果說明，或執行本會各類產學合作研究計畫、專題研究計畫之研發成果績效（包括：智慧財產權、專利、技術移轉、論文發表、獲選為本會未來科技展展出技術等），如屬本會補助研究計畫（尤其各類產學合作研究計畫）之研發成果績效請計畫主持人及共同主持人提出具體說明（含量化數據），並註明計畫編號。</text:span><text:span text:style-name="T34"/></text:p>
        </text:list-item>
        <text:list-item>
          <text:p text:style-name="P56" loext:marker-style-name="T34"><text:span text:style-name="T34">若績效無法具體說明（含量化數據）或產學合作研究計畫未辦理技術移轉者，亦請詳述原因，以利計畫審查時之參考。</text:span><text:span text:style-name="T34"/></text:p>
        </text:list-item>
      </text:list>
      <text:p text:style-name="P57" loext:marker-style-name="T41"><text:span text:style-name="T39">專利</text:span><text:span text:style-name="T41"> </text:span><text:span text:style-name="T39">：</text:span></text:p>
      <text:p text:style-name="P139" loext:marker-style-name="T30"><text:span text:style-name="T29">請填入目前仍有效之專利。「類別」請填入代碼：</text:span><text:span text:style-name="T30">(A)</text:span><text:span text:style-name="T29">發明專利</text:span><text:span text:style-name="T30">(B)</text:span><text:span text:style-name="T29">新型專利</text:span><text:span text:style-name="T30">(C)</text:span><text:span text:style-name="T29">新式樣專利。</text:span></text:p>
      <table:table table:name="表格19" table:style-name="表格19">
        <table:table-column table:style-name="表格19.A"/>
        <table:table-column table:style-name="表格19.B"/>
        <table:table-column table:style-name="表格19.C"/>
        <table:table-column table:style-name="表格19.A" table:number-columns-repeated="3"/>
        <table:table-column table:style-name="表格19.G"/>
        <table:table-column table:style-name="表格19.H"/>
        <table:table-row table:style-name="表格19.1">
          <table:table-cell table:style-name="表格19.A1" office:value-type="string">
            <text:p text:style-name="P138" loext:marker-style-name="T28"><text:span text:style-name="T27">類別</text:span><text:span text:style-name="T53"/></text:p>
          </table:table-cell>
          <table:table-cell table:style-name="表格19.A1" office:value-type="string">
            <text:p text:style-name="P138" loext:marker-style-name="T28"><text:span text:style-name="T27">專利名稱</text:span><text:span text:style-name="T53"/></text:p>
          </table:table-cell>
          <table:table-cell table:style-name="表格19.A1" office:value-type="string">
            <text:p text:style-name="P138" loext:marker-style-name="T28"><text:span text:style-name="T27">國別</text:span><text:span text:style-name="T53"/></text:p>
          </table:table-cell>
          <table:table-cell table:style-name="表格19.A1" office:value-type="string">
            <text:p text:style-name="P138" loext:marker-style-name="T28"><text:span text:style-name="T27">專利號碼</text:span><text:span text:style-name="T53"/></text:p>
          </table:table-cell>
          <table:table-cell table:style-name="表格19.A1" office:value-type="string">
            <text:p text:style-name="P138" loext:marker-style-name="T28"><text:span text:style-name="T27">發明人</text:span><text:span text:style-name="T53"/></text:p>
          </table:table-cell>
          <table:table-cell table:style-name="表格19.A1" office:value-type="string">
            <text:p text:style-name="P138" loext:marker-style-name="T28"><text:span text:style-name="T27">專利權人</text:span><text:span text:style-name="T53"/></text:p>
          </table:table-cell>
          <table:table-cell table:style-name="表格19.A1" office:value-type="string">
            <text:p text:style-name="P138" loext:marker-style-name="T28"><text:span text:style-name="T27">專利核准</text:span><text:span text:style-name="T53"/></text:p>
            <text:p text:style-name="P138" loext:marker-style-name="T28"><text:span text:style-name="T27">日期</text:span><text:span text:style-name="T53"/></text:p>
          </table:table-cell>
          <table:table-cell table:style-name="表格19.A1" office:value-type="string">
            <text:p text:style-name="P138" loext:marker-style-name="T28"><text:span text:style-name="T27">計畫編號</text:span><text:span text:style-name="T53"/></text:p>
          </table:table-cell>
        </table:table-row>
        <table:table-row table:style-name="表格19.1">
          <table:table-cell table:style-name="表格19.A1" office:value-type="string">
            <text:p text:style-name="P103" loext:marker-style-name="T28"/>
          </table:table-cell>
          <table:table-cell table:style-name="表格19.A1" office:value-type="string">
            <text:p text:style-name="P103" loext:marker-style-name="T28"/>
          </table:table-cell>
          <table:table-cell table:style-name="表格19.A1" office:value-type="string">
            <text:p text:style-name="P103" loext:marker-style-name="T28"/>
          </table:table-cell>
          <table:table-cell table:style-name="表格19.A1" office:value-type="string">
            <text:p text:style-name="P103" loext:marker-style-name="T28"/>
          </table:table-cell>
          <table:table-cell table:style-name="表格19.A1" office:value-type="string">
            <text:p text:style-name="P103" loext:marker-style-name="T28"/>
          </table:table-cell>
          <table:table-cell table:style-name="表格19.A1" office:value-type="string">
            <text:p text:style-name="P103" loext:marker-style-name="T28"/>
          </table:table-cell>
          <table:table-cell table:style-name="表格19.A1" office:value-type="string">
            <text:p text:style-name="P103" loext:marker-style-name="T28"/>
          </table:table-cell>
          <table:table-cell table:style-name="表格19.A1" office:value-type="string">
            <text:p text:style-name="P103" loext:marker-style-name="T28"/>
          </table:table-cell>
        </table:table-row>
      </table:table>
      <text:p text:style-name="P126" loext:marker-style-name="T30"><text:span text:style-name="T31">技術移轉</text:span><text:span text:style-name="T30"> </text:span><text:span text:style-name="T31">：</text:span></text:p>
      <table:table table:name="表格20" table:style-name="表格20">
        <table:table-column table:style-name="表格20.A"/>
        <table:table-column table:style-name="表格20.B"/>
        <table:table-column table:style-name="表格20.C"/>
        <table:table-column table:style-name="表格20.D"/>
        <table:table-column table:style-name="表格20.C"/>
        <table:table-column table:style-name="表格20.F"/>
        <text:soft-page-break/>
        <table:table-row table:style-name="表格20.1">
          <table:table-cell table:style-name="表格20.A1" office:value-type="string">
            <text:p text:style-name="P138" loext:marker-style-name="T28"><text:span text:style-name="T27">技術名稱</text:span><text:span text:style-name="T53"/></text:p>
          </table:table-cell>
          <table:table-cell table:style-name="表格20.A1" office:value-type="string">
            <text:p text:style-name="P138" loext:marker-style-name="T28"><text:span text:style-name="T27">專利名稱</text:span><text:span text:style-name="T53"/></text:p>
          </table:table-cell>
          <table:table-cell table:style-name="表格20.A1" office:value-type="string">
            <text:p text:style-name="P138" loext:marker-style-name="T28"><text:span text:style-name="T27">授權單位</text:span><text:span text:style-name="T53"/></text:p>
          </table:table-cell>
          <table:table-cell table:style-name="表格20.A1" office:value-type="string">
            <text:p text:style-name="P138" loext:marker-style-name="T28"><text:span text:style-name="T27">被授權單位</text:span><text:span text:style-name="T53"/></text:p>
          </table:table-cell>
          <table:table-cell table:style-name="表格20.A1" office:value-type="string">
            <text:p text:style-name="P138" loext:marker-style-name="T28"><text:span text:style-name="T27">簽約日期</text:span><text:span text:style-name="T53"/></text:p>
          </table:table-cell>
          <table:table-cell table:style-name="表格20.A1" office:value-type="string">
            <text:p text:style-name="P138" loext:marker-style-name="T28"><text:span text:style-name="T27">計畫編號</text:span><text:span text:style-name="T53"/></text:p>
          </table:table-cell>
        </table:table-row>
        <table:table-row table:style-name="表格20.1">
          <table:table-cell table:style-name="表格20.A2" office:value-type="string">
            <text:p text:style-name="P103" loext:marker-style-name="T28"/>
          </table:table-cell>
          <table:table-cell table:style-name="表格20.A2" office:value-type="string">
            <text:p text:style-name="P103" loext:marker-style-name="T28"/>
          </table:table-cell>
          <table:table-cell table:style-name="表格20.A2" office:value-type="string">
            <text:p text:style-name="P103" loext:marker-style-name="T28"/>
          </table:table-cell>
          <table:table-cell table:style-name="表格20.A2" office:value-type="string">
            <text:p text:style-name="P103" loext:marker-style-name="T28"/>
          </table:table-cell>
          <table:table-cell table:style-name="表格20.A2" office:value-type="string">
            <text:p text:style-name="P103" loext:marker-style-name="T28"/>
          </table:table-cell>
          <table:table-cell table:style-name="表格20.A2" office:value-type="string">
            <text:p text:style-name="P103" loext:marker-style-name="T28"/>
          </table:table-cell>
        </table:table-row>
      </table:table>
      <text:p text:style-name="P126" loext:marker-style-name="T30"><text:span text:style-name="T31">著作授權</text:span><text:span text:style-name="T30"> </text:span><text:span text:style-name="T29">「類別」分</text:span><text:span text:style-name="T30">(1)</text:span><text:span text:style-name="T29">語文著作</text:span><text:span text:style-name="T30">(2)</text:span><text:span text:style-name="T29">電腦程式著作</text:span><text:span text:style-name="T30">(3)</text:span><text:span text:style-name="T29">視聽著作</text:span><text:span text:style-name="T30">(4)</text:span><text:span text:style-name="T29">錄音著作</text:span><text:span text:style-name="T30">(5)</text:span><text:span text:style-name="T29">其他，請擇一代碼填入</text:span><text:span text:style-name="T30"> </text:span><text:span text:style-name="T29">。</text:span></text:p>
      <table:table table:name="表格21" table:style-name="表格21">
        <table:table-column table:style-name="表格21.A"/>
        <table:table-column table:style-name="表格21.B"/>
        <table:table-column table:style-name="表格21.C"/>
        <table:table-column table:style-name="表格21.D"/>
        <table:table-column table:style-name="表格21.E"/>
        <table:table-column table:style-name="表格21.F"/>
        <table:table-row table:style-name="表格21.1">
          <table:table-cell table:style-name="表格21.A1" office:value-type="string">
            <text:p text:style-name="P138" loext:marker-style-name="T28"><text:span text:style-name="T27">著作名稱</text:span><text:span text:style-name="T53"/></text:p>
          </table:table-cell>
          <table:table-cell table:style-name="表格21.A1" office:value-type="string">
            <text:p text:style-name="P138" loext:marker-style-name="T28"><text:span text:style-name="T27">類別</text:span><text:span text:style-name="T53"/></text:p>
          </table:table-cell>
          <table:table-cell table:style-name="表格21.A1" office:value-type="string">
            <text:p text:style-name="P138" loext:marker-style-name="T28"><text:span text:style-name="T27">著作人</text:span><text:span text:style-name="T53"/></text:p>
          </table:table-cell>
          <table:table-cell table:style-name="表格21.A1" office:value-type="string">
            <text:p text:style-name="P138" loext:marker-style-name="T28"><text:span text:style-name="T27">著作財產權人</text:span><text:span text:style-name="T53"/></text:p>
          </table:table-cell>
          <table:table-cell table:style-name="表格21.A1" office:value-type="string">
            <text:p text:style-name="P138" loext:marker-style-name="T28"><text:span text:style-name="T27">被授權人</text:span><text:span text:style-name="T53"/></text:p>
          </table:table-cell>
          <table:table-cell table:style-name="表格21.A1" office:value-type="string">
            <text:p text:style-name="P138" loext:marker-style-name="T28"><text:span text:style-name="T27">計畫編號</text:span><text:span text:style-name="T53"/></text:p>
          </table:table-cell>
        </table:table-row>
        <table:table-row table:style-name="表格21.2">
          <table:table-cell table:style-name="表格21.A2" office:value-type="string">
            <text:p text:style-name="P103" loext:marker-style-name="T28"/>
          </table:table-cell>
          <table:table-cell table:style-name="表格21.A2" office:value-type="string">
            <text:p text:style-name="P103" loext:marker-style-name="T28"/>
          </table:table-cell>
          <table:table-cell table:style-name="表格21.A2" office:value-type="string">
            <text:p text:style-name="P103" loext:marker-style-name="T28"/>
          </table:table-cell>
          <table:table-cell table:style-name="表格21.A2" office:value-type="string">
            <text:p text:style-name="P103" loext:marker-style-name="T28"/>
          </table:table-cell>
          <table:table-cell table:style-name="表格21.A2" office:value-type="string">
            <text:p text:style-name="P103" loext:marker-style-name="T28"/>
          </table:table-cell>
          <table:table-cell table:style-name="表格21.A2" office:value-type="string">
            <text:p text:style-name="P103" loext:marker-style-name="T28"/>
          </table:table-cell>
        </table:table-row>
        <table:table-row table:style-name="表格21.3">
          <table:table-cell table:style-name="表格21.A2" table:number-columns-spanned="6" office:value-type="string">
            <text:p text:style-name="P139" loext:marker-style-name="T28"><text:span text:style-name="T27">產生績效</text:span><text:span text:style-name="T28"> </text:span><text:span text:style-name="T27">：</text:span></text:p>
          </table:table-cell>
          <table:covered-table-cell/>
          <table:covered-table-cell/>
          <table:covered-table-cell/>
          <table:covered-table-cell/>
          <table:covered-table-cell/>
        </table:table-row>
      </table:table>
      <text:p text:style-name="P126" loext:marker-style-name="T30"><text:span text:style-name="T31">其他協助產業技術發展之具體績效</text:span></text:p>
      <table:table table:name="表格22" table:style-name="表格22">
        <table:table-column table:style-name="表格22.A"/>
        <table:table-row table:style-name="表格22.1">
          <table:table-cell table:style-name="表格22.A1" office:value-type="string">
            <text:p text:style-name="P106" loext:marker-style-name="T28"/>
          </table:table-cell>
        </table:table-row>
      </table:table>
      <text:p text:style-name="P79" loext:marker-style-name="T4"/>
      <text:list text:continue-list="list145145446636103" text:style-name="WWNum47">
        <text:list-item>
          <text:p text:style-name="P60" loext:marker-style-name="T34"><text:span text:style-name="T34">檢附計畫主持人及共同主持人至申請截止日前5年最具代表性之著作、專利或技術報告</text:span><text:span text:style-name="T38">最多五件</text:span><text:span text:style-name="T34">。</text:span></text:p>
        </text:list-item>
        <text:list-item>
          <text:p text:style-name="P60" loext:marker-style-name="T34"><text:span text:style-name="T34">申請多年期計畫時，應繳交上年度精簡進度報告（原則上公開）及完整進度報告（原則上不公開），以供審查。</text:span><text:span text:style-name="T34"/></text:p>
        </text:list-item>
        <text:list-item>
          <text:p text:style-name="P60" loext:marker-style-name="T34"><text:span text:style-name="T34">計畫主持人及共同主持人之專利及技術移轉等研發成果績效，請務必登錄於本會科技研發成果資訊系統（STRIKE路徑：國家科學及技術委員會首頁→網頁右側登入「學術研發服務網」→點選學術獎補助申辦及查詢→點選科技研發成果資訊系統(STRIKE)，非本會之專利及技術移轉資料亦可登錄於該資訊系統），以作為審查計畫績效之參考。</text:span><text:span text:style-name="T34"/></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roman" style:font-pitch="variable"/>
    <style:font-face style:name="Calibri Light" svg:font-family="'Calibri Light'" style:font-family-generic="roman" style:font-pitch="variable"/>
    <style:font-face style:name="Calibri Light1" svg:font-family="'Calibri Light'" style:font-family-generic="swiss" style:font-pitch="variable"/>
    <style:font-face style:name="Cambria Math" svg:font-family="'Cambria Math'" style:font-family-generic="roman" style:font-pitch="variable"/>
    <style:font-face style:name="Cambria Math1" svg:font-family="'Cambria Math'"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微軟正黑體" svg:font-family="微軟正黑體" style:font-family-generic="system" style:font-pitch="variable"/>
    <style:font-face style:name="新細明體" svg:font-family="新細明體" style:font-family-generic="roman" style:font-pitch="variable"/>
    <style:font-face style:name="新細明體1" svg:font-family="新細明體" style:font-family-generic="system" style:font-pitch="variable"/>
    <style:font-face style:name="標楷體" svg:font-family="標楷體" style:font-family-generic="roman" style:font-pitch="variable"/>
    <style:font-face style:name="標楷體1" svg:font-family="標楷體" style:font-family-generic="swiss" style:font-pitch="variable"/>
    <style:font-face style:name="標楷體2" svg:font-family="標楷體"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2pt" fo:language="en" fo:country="US" style:letter-kerning="true" style:font-name-asian="新細明體1" style:font-size-asian="12pt" style:language-asian="zh" style:country-asian="TW"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847cm" style:writing-mode="page"/>
      <style:text-properties style:use-window-font-color="true" loext:opacity="0%" style:font-name="Calibri" fo:font-size="12pt" fo:language="en" fo:country="US" style:letter-kerning="true" style:font-name-asian="新細明體1" style:font-size-asian="12pt" style:language-asian="zh" style:country-asian="TW"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0" fo:widows="0"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微軟正黑體" style:font-family-asian="微軟正黑體"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List_20_Paragraph" style:next-style-name="Standard" loext:linked-style-name="標題_20_1_20_字元" style:default-outline-level="1" style:class="text">
      <style:paragraph-properties fo:margin-left="0cm" fo:margin-top="0.318cm" fo:margin-bottom="0.318cm" style:contextual-spacing="false" fo:line-height="0.847cm" fo:text-align="justify" style:justify-single-word="false"/>
      <style:text-properties fo:font-size="14pt" fo:font-weight="bold" style:font-name-asian="標楷體2" style:font-family-asian="標楷體" style:font-family-generic-asian="system" style:font-pitch-asian="variable" style:font-size-asian="14pt" style:font-weight-asian="bold" style:font-size-complex="14pt"/>
    </style:style>
    <style:style style:name="Header_20_and_20_Footer" style:display-name="Header and Footer" style:family="paragraph" style:parent-style-name="Standard" style:class="extra"/>
    <style:style style:name="Header" style:family="paragraph" style:parent-style-name="Standard" loext:linked-style-name="頁首_20_字元" style:class="extra">
      <style:paragraph-properties style:snap-to-layout-grid="false">
        <style:tab-stops>
          <style:tab-stop style:position="7.325cm" style:type="center"/>
          <style:tab-stop style:position="14.651cm" style:type="right"/>
        </style:tab-stops>
      </style:paragraph-properties>
      <style:text-properties fo:font-size="10pt" style:font-size-asian="10pt" style:font-size-complex="10pt"/>
    </style:style>
    <style:style style:name="Footer" style:family="paragraph" style:parent-style-name="Standard" loext:linked-style-name="頁尾_20_字元" style:class="extra">
      <style:paragraph-properties style:snap-to-layout-grid="false">
        <style:tab-stops>
          <style:tab-stop style:position="7.325cm" style:type="center"/>
          <style:tab-stop style:position="14.651cm" style:type="right"/>
        </style:tab-stops>
      </style:paragraph-properties>
      <style:text-properties fo:font-size="10pt" style:font-size-asian="10pt" style:font-size-complex="10pt"/>
    </style:style>
    <style:style style:name="List_20_Paragraph" style:display-name="List Paragraph" style:family="paragraph" style:parent-style-name="Standard">
      <style:paragraph-properties fo:margin-left="0.847cm"/>
      <style:text-properties style:font-name="Times New Roman" fo:font-family="'Times New Roman'" style:font-family-generic="roman" style:font-pitch="variable" style:font-name-asian="新細明體1" style:font-family-asian="新細明體" style:font-family-generic-asian="system" style:font-pitch-asian="variable" style:font-name-complex="Times New Roman1" style:font-family-complex="'Times New Roman'" style:font-family-generic-complex="system" style:font-pitch-complex="variable" style:font-size-complex="12pt"/>
    </style:style>
    <style:style style:name="cjk" style:family="paragraph" style:parent-style-name="Standard">
      <style:paragraph-properties fo:margin-top="0.494cm" fo:margin-bottom="0.494cm" style:contextual-spacing="false" fo:orphans="2" fo:widows="2"/>
      <style:text-properties style:font-name="新細明體" fo:font-family="新細明體" style:font-family-generic="roman" style:font-pitch="variable" style:letter-kerning="false" style:font-name-asian="新細明體1" style:font-family-asian="新細明體" style:font-family-generic-asian="system" style:font-pitch-asian="variable" style:font-name-complex="新細明體1" style:font-family-complex="新細明體" style:font-family-generic-complex="system" style:font-pitch-complex="variable" style:font-size-complex="12pt"/>
    </style:style>
    <style:style style:name="樣式1" style:family="paragraph" style:parent-style-name="Title" loext:linked-style-name="樣式1_20_字元">
      <style:text-properties style:font-name="標楷體1" fo:font-family="標楷體" style:font-family-generic="swiss" style:font-pitch="variable" fo:font-size="20pt" fo:font-weight="normal" style:font-name-asian="標楷體2" style:font-family-asian="標楷體" style:font-family-generic-asian="system" style:font-pitch-asian="variable" style:font-size-asian="20pt" style:font-weight-asian="normal"/>
    </style:style>
    <style:style style:name="Title" style:family="paragraph" style:parent-style-name="Standard" style:next-style-name="Standard" loext:linked-style-name="標題_20_字元" style:default-outline-level="1" style:list-style-name="" style:class="chapter">
      <style:paragraph-properties fo:margin-top="0.423cm" fo:margin-bottom="0.106cm" style:contextual-spacing="false" fo:text-align="center" style:justify-single-word="false"/>
      <style:text-properties style:font-name="Calibri Light" fo:font-family="'Calibri Light'" style:font-family-generic="roman" style:font-pitch="variable" fo:font-size="16pt" fo:font-weight="bold" style:font-name-asian="新細明體1" style:font-family-asian="新細明體" style:font-family-generic-asian="system" style:font-pitch-asian="variable" style:font-size-asian="16pt" style:font-weight-asian="bold" style:font-name-complex="F" style:font-family-generic-complex="system" style:font-pitch-complex="variable" style:font-size-complex="16pt" style:font-weight-complex="bold"/>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list-style-name="" style:class="index">
      <style:paragraph-properties fo:margin-top="0.423cm" fo:margin-bottom="0cm" style:contextual-spacing="false" fo:line-height="108%" fo:text-align="start" style:justify-single-word="false" fo:keep-together="always" fo:orphans="2" fo:widows="2" fo:keep-with-next="always"/>
      <style:text-properties fo:color="#2f5496" loext:opacity="100%" style:font-name="Calibri Light1" fo:font-family="'Calibri Light'" style:font-family-generic="swiss" style:font-pitch="variable" fo:font-size="16pt" fo:font-weight="normal" style:letter-kerning="false" style:font-name-asian="新細明體1" style:font-family-asian="新細明體" style:font-family-generic-asian="system" style:font-pitch-asian="variable" style:font-size-asian="16pt" style:font-weight-asian="normal" style:font-name-complex="F" style:font-family-generic-complex="system" style:font-pitch-complex="variable" style:font-size-complex="16pt">
        <loext:char-complex-color loext:theme-type="accent1" loext:color-type="theme">
          <loext:transformation loext:type="shade" loext:value="2509"/>
        </loext:char-complex-color>
      </style:text-properties>
    </style:style>
    <style:style style:name="Contents_20_2" style:display-name="Contents 2" style:family="paragraph" style:parent-style-name="Standard" style:next-style-name="Standard" style:auto-update="true" style:class="index">
      <style:paragraph-properties fo:margin-left="0.388cm" fo:margin-top="0cm" fo:margin-bottom="0.176cm" style:contextual-spacing="false" fo:line-height="108%" fo:orphans="2" fo:widows="2"/>
      <style:text-properties fo:font-size="11pt" style:letter-kerning="false" style:font-size-asian="11pt" style:font-name-complex="Times New Roman1" style:font-family-complex="'Times New Roman'" style:font-family-generic-complex="system" style:font-pitch-complex="variable"/>
    </style:style>
    <style:style style:name="Contents_20_1" style:display-name="Contents 1" style:family="paragraph" style:parent-style-name="Standard" style:next-style-name="Standard" style:auto-update="true" style:class="index">
      <style:paragraph-properties fo:margin-top="0cm" fo:margin-bottom="0.176cm" style:contextual-spacing="false" fo:line-height="108%" fo:orphans="2" fo:widows="2">
        <style:tab-stops>
          <style:tab-stop style:position="16.983cm" style:type="right" style:leader-style="solid" style:leader-text="·"/>
        </style:tab-stops>
      </style:paragraph-properties>
      <style:text-properties fo:font-size="11pt" style:letter-kerning="false" style:font-size-asian="11pt" style:font-name-complex="Times New Roman1" style:font-family-complex="'Times New Roman'" style:font-family-generic-complex="system" style:font-pitch-complex="variable"/>
    </style:style>
    <style:style style:name="Contents_20_3" style:display-name="Contents 3" style:family="paragraph" style:parent-style-name="Standard" style:next-style-name="Standard" style:auto-update="true" style:class="index">
      <style:paragraph-properties fo:margin-left="0.776cm" fo:margin-top="0cm" fo:margin-bottom="0.176cm" style:contextual-spacing="false" fo:line-height="108%" fo:orphans="2" fo:widows="2"/>
      <style:text-properties fo:font-size="11pt" style:letter-kerning="false" style:font-size-asian="11pt" style:font-name-complex="Times New Roman1" style:font-family-complex="'Times New Roman'" style:font-family-generic-complex="system" style:font-pitch-complex="variable"/>
    </style:style>
    <style:style style:name="_31_2-1-1項目排序符號" style:display-name="12-1-1項目排序符號" style:family="paragraph" style:parent-style-name="Standard" style:list-style-name="WWNum17"/>
    <style:style style:name="Body_20_Text_2c__20_Indented" style:display-name="Body Text, Indented" style:family="paragraph" style:parent-style-name="Standard" loext:linked-style-name="本文縮排_20_字元">
      <style:paragraph-properties fo:margin-left="1.482cm" fo:line-height="0.635cm" fo:text-indent="-1.482cm" style:auto-text-indent="false" style:vertical-align="baseline"/>
      <style:text-properties style:font-name="標楷體" fo:font-family="標楷體" style:font-family-generic="roman" style:font-pitch="variable" fo:font-size="14pt" style:letter-kerning="false" style:font-name-asian="標楷體2" style:font-family-asian="標楷體" style:font-family-generic-asian="system" style:font-pitch-asian="variable" style:font-size-asian="14pt" style:font-name-complex="Times New Roman1" style:font-family-complex="'Times New Roman'" style:font-family-generic-complex="system" style:font-pitch-complex="variable" style:font-size-complex="10pt"/>
    </style:style>
    <style:style style:name="Body_20_Text_20_Indent_20_2" style:display-name="Body Text Indent 2" style:family="paragraph" style:parent-style-name="Standard" loext:linked-style-name="本文縮排_20_2_20_字元">
      <style:paragraph-properties fo:margin-left="0.847cm" fo:margin-top="0cm" fo:margin-bottom="0.212cm" style:contextual-spacing="false" fo:line-height="200%"/>
    </style:style>
    <style:style style:name="Balloon_20_Text" style:display-name="Balloon Text" style:family="paragraph" style:parent-style-name="Standard" loext:linked-style-name="註解方塊文字_20_字元">
      <style:text-properties style:font-name="Calibri Light" fo:font-family="'Calibri Light'" style:font-family-generic="roman" style:font-pitch="variable" fo:font-size="9pt" style:font-name-asian="新細明體1" style:font-family-asian="新細明體" style:font-family-generic-asian="system" style:font-pitch-asian="variable" style:font-size-asian="9pt" style:font-name-complex="F" style:font-family-generic-complex="system" style:font-pitch-complex="variable" style:font-size-complex="9pt"/>
    </style:style>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Frame_20_contents" style:display-name="Frame contents" style:family="paragraph" style:parent-style-name="Standard" style:class="extra"/>
    <style:style style:name="Default_20_Paragraph_20_Font" style:display-name="Default Paragraph Font" style:family="text"/>
    <style:style style:name="頁首_20_字元" style:display-name="頁首 字元" style:family="text" style:parent-style-name="Default_20_Paragraph_20_Font">
      <style:text-properties fo:font-size="10pt" style:font-size-asian="10pt" style:font-size-complex="10pt"/>
    </style:style>
    <style:style style:name="頁尾_20_字元" style:display-name="頁尾 字元" style:family="text" style:parent-style-name="Default_20_Paragraph_20_Font">
      <style:text-properties fo:font-size="10pt" style:font-size-asian="10pt" style:font-size-complex="10pt"/>
    </style:style>
    <style:style style:name="標題_20_1_20_字元" style:display-name="標題 1 字元" style:family="text" style:parent-style-name="Default_20_Paragraph_20_Font">
      <style:text-properties style:font-name="Times New Roman" fo:font-family="'Times New Roman'" style:font-family-generic="roman" style:font-pitch="variable" fo:font-size="14pt" fo:font-weight="bold" style:font-name-asian="標楷體2" style:font-family-asian="標楷體"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style>
    <style:style style:name="樣式1_20_字元" style:display-name="樣式1 字元" style:family="text" style:parent-style-name="標題_20_字元" loext:linked-style-name="樣式1">
      <style:text-properties style:font-name="標楷體" fo:font-family="標楷體" style:font-family-generic="roman" style:font-pitch="variable" fo:font-size="20pt" fo:font-weight="normal" style:font-name-asian="標楷體2" style:font-family-asian="標楷體" style:font-family-generic-asian="system" style:font-pitch-asian="variable" style:font-size-asian="20pt" style:font-weight-asian="normal" style:font-name-complex="F" style:font-family-generic-complex="system" style:font-pitch-complex="variable" style:font-size-complex="16pt" style:font-weight-complex="bold"/>
    </style:style>
    <style:style style:name="標題_20_字元" style:display-name="標題 字元" style:family="text" style:parent-style-name="Default_20_Paragraph_20_Font">
      <style:text-properties style:font-name="Calibri Light" fo:font-family="'Calibri Light'" style:font-family-generic="roman" style:font-pitch="variable" fo:font-size="16pt" fo:font-weight="bold" style:font-name-asian="新細明體1" style:font-family-asian="新細明體" style:font-family-generic-asian="system" style:font-pitch-asian="variable" style:font-size-asian="16pt" style:font-weight-asian="bold" style:font-name-complex="F" style:font-family-generic-complex="system" style:font-pitch-complex="variable" style:font-size-complex="16pt" style:font-weight-complex="bold"/>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loext:char-complex-color loext:theme-type="hyperlink" loext:color-type="theme"/>
      </style:text-properties>
    </style:style>
    <style:style style:name="本文縮排_20_字元" style:display-name="本文縮排 字元" style:family="text" style:parent-style-name="Default_20_Paragraph_20_Font" loext:linked-style-name="Body_20_Text_2c__20_Indented">
      <style:text-properties style:font-name="標楷體" fo:font-family="標楷體" style:font-family-generic="roman" style:font-pitch="variable" fo:font-size="14pt" style:letter-kerning="false" style:font-name-asian="標楷體2" style:font-family-asian="標楷體" style:font-family-generic-asian="system" style:font-pitch-asian="variable" style:font-size-asian="14pt" style:font-name-complex="Times New Roman1" style:font-family-complex="'Times New Roman'" style:font-family-generic-complex="system" style:font-pitch-complex="variable" style:font-size-complex="10pt"/>
    </style:style>
    <style:style style:name="本文縮排_20_2_20_字元" style:display-name="本文縮排 2 字元" style:family="text" style:parent-style-name="Default_20_Paragraph_20_Font" loext:linked-style-name="Body_20_Text_20_Indent_20_2"/>
    <style:style style:name="註解方塊文字_20_字元" style:display-name="註解方塊文字 字元" style:family="text" style:parent-style-name="Default_20_Paragraph_20_Font" loext:linked-style-name="Balloon_20_Text">
      <style:text-properties style:font-name="Calibri Light" fo:font-family="'Calibri Light'" style:font-family-generic="roman" style:font-pitch="variable" fo:font-size="9pt" style:font-name-asian="新細明體1" style:font-family-asian="新細明體" style:font-family-generic-asian="system" style:font-pitch-asian="variable" style:font-size-asian="9pt" style:font-name-complex="F" style:font-family-generic-complex="system" style:font-pitch-complex="variable" style:font-size-complex="9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text-properties fo:font-size="12pt" style:font-size-asian="12pt" style:font-size-complex="12pt"/>
    </style:style>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text-properties style:font-name-asian="微軟正黑體" style:font-family-asian="微軟正黑體" style:font-family-generic-asian="system" style:font-pitch-asian="variable"/>
    </style:style>
    <style:style style:name="ListLabel_20_38" style:display-name="ListLabel 38" style:family="text"/>
    <style:style style:name="ListLabel_20_39" style:display-name="ListLabel 39" style:family="text">
      <style:text-properties style:font-name-asian="微軟正黑體" style:font-family-asian="微軟正黑體" style:font-family-generic-asian="system" style:font-pitch-asian="variable"/>
    </style:style>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text-properties fo:color="#000000" loext:opacity="100%" fo:language="en" fo:country="US">
        <loext:char-complex-color loext:theme-type="dark1" loext:color-type="theme"/>
      </style:text-properties>
    </style:style>
    <style:style style:name="ListLabel_20_83" style:display-name="ListLabel 83" style:family="text">
      <style:text-properties fo:language="en" fo:country="US"/>
    </style:style>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text-properties style:use-window-font-color="true" loext:opacity="0%" fo:font-size="12pt" style:font-size-asian="12pt"/>
    </style:style>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text-properties fo:font-size="12pt" style:font-size-asian="12pt" style:font-size-complex="12pt"/>
    </style:style>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ListLabel_20_289" style:display-name="ListLabel 289" style:family="text"/>
    <style:style style:name="ListLabel_20_290" style:display-name="ListLabel 290" style:family="text"/>
    <style:style style:name="ListLabel_20_291" style:display-name="ListLabel 291" style:family="text"/>
    <style:style style:name="ListLabel_20_292" style:display-name="ListLabel 292" style:family="text"/>
    <style:style style:name="ListLabel_20_293" style:display-name="ListLabel 293" style:family="text"/>
    <style:style style:name="ListLabel_20_294" style:display-name="ListLabel 294" style:family="text"/>
    <style:style style:name="ListLabel_20_295" style:display-name="ListLabel 295" style:family="text"/>
    <style:style style:name="ListLabel_20_296" style:display-name="ListLabel 296" style:family="text"/>
    <style:style style:name="ListLabel_20_297" style:display-name="ListLabel 297" style:family="text"/>
    <style:style style:name="ListLabel_20_298" style:display-name="ListLabel 298" style:family="text"/>
    <style:style style:name="ListLabel_20_299" style:display-name="ListLabel 299" style:family="text"/>
    <style:style style:name="ListLabel_20_300" style:display-name="ListLabel 300" style:family="text"/>
    <style:style style:name="ListLabel_20_301" style:display-name="ListLabel 301" style:family="text"/>
    <style:style style:name="ListLabel_20_302" style:display-name="ListLabel 302" style:family="text"/>
    <style:style style:name="ListLabel_20_303" style:display-name="ListLabel 303" style:family="text"/>
    <style:style style:name="ListLabel_20_304" style:display-name="ListLabel 304" style:family="text"/>
    <style:style style:name="ListLabel_20_305" style:display-name="ListLabel 305" style:family="text"/>
    <style:style style:name="ListLabel_20_306" style:display-name="ListLabel 306" style:family="text"/>
    <style:style style:name="ListLabel_20_307" style:display-name="ListLabel 307" style:family="text"/>
    <style:style style:name="ListLabel_20_308" style:display-name="ListLabel 308" style:family="text"/>
    <style:style style:name="ListLabel_20_309" style:display-name="ListLabel 309" style:family="text"/>
    <style:style style:name="ListLabel_20_310" style:display-name="ListLabel 310" style:family="text"/>
    <style:style style:name="ListLabel_20_311" style:display-name="ListLabel 311" style:family="text"/>
    <style:style style:name="ListLabel_20_312" style:display-name="ListLabel 312" style:family="text"/>
    <style:style style:name="ListLabel_20_313" style:display-name="ListLabel 313" style:family="text"/>
    <style:style style:name="ListLabel_20_314" style:display-name="ListLabel 314" style:family="text"/>
    <style:style style:name="ListLabel_20_315" style:display-name="ListLabel 315" style:family="text"/>
    <style:style style:name="ListLabel_20_316" style:display-name="ListLabel 316" style:family="text"/>
    <style:style style:name="ListLabel_20_317" style:display-name="ListLabel 317" style:family="text"/>
    <style:style style:name="ListLabel_20_318" style:display-name="ListLabel 318" style:family="text"/>
    <style:style style:name="ListLabel_20_319" style:display-name="ListLabel 319" style:family="text"/>
    <style:style style:name="ListLabel_20_320" style:display-name="ListLabel 320" style:family="text"/>
    <style:style style:name="ListLabel_20_321" style:display-name="ListLabel 321" style:family="text"/>
    <style:style style:name="ListLabel_20_322" style:display-name="ListLabel 322" style:family="text"/>
    <style:style style:name="ListLabel_20_323" style:display-name="ListLabel 323" style:family="text"/>
    <style:style style:name="ListLabel_20_324" style:display-name="ListLabel 324" style:family="text"/>
    <style:style style:name="ListLabel_20_325" style:display-name="ListLabel 325" style:family="text"/>
    <style:style style:name="ListLabel_20_326" style:display-name="ListLabel 326" style:family="text"/>
    <style:style style:name="ListLabel_20_327" style:display-name="ListLabel 327" style:family="text"/>
    <style:style style:name="ListLabel_20_328" style:display-name="ListLabel 328" style:family="text"/>
    <style:style style:name="ListLabel_20_329" style:display-name="ListLabel 329" style:family="text"/>
    <style:style style:name="ListLabel_20_330" style:display-name="ListLabel 330" style:family="text"/>
    <style:style style:name="ListLabel_20_331" style:display-name="ListLabel 331" style:family="text"/>
    <style:style style:name="ListLabel_20_332" style:display-name="ListLabel 332" style:family="text"/>
    <style:style style:name="ListLabel_20_333" style:display-name="ListLabel 333" style:family="text"/>
    <style:style style:name="ListLabel_20_334" style:display-name="ListLabel 334" style:family="text"/>
    <style:style style:name="ListLabel_20_335" style:display-name="ListLabel 335" style:family="text"/>
    <style:style style:name="ListLabel_20_336" style:display-name="ListLabel 336" style:family="text"/>
    <style:style style:name="ListLabel_20_337" style:display-name="ListLabel 337" style:family="text"/>
    <style:style style:name="ListLabel_20_338" style:display-name="ListLabel 338" style:family="text"/>
    <style:style style:name="ListLabel_20_339" style:display-name="ListLabel 339" style:family="text"/>
    <style:style style:name="ListLabel_20_340" style:display-name="ListLabel 340" style:family="text"/>
    <style:style style:name="ListLabel_20_341" style:display-name="ListLabel 341" style:family="text"/>
    <style:style style:name="ListLabel_20_342" style:display-name="ListLabel 342" style:family="text"/>
    <style:style style:name="ListLabel_20_343" style:display-name="ListLabel 343" style:family="text"/>
    <style:style style:name="ListLabel_20_344" style:display-name="ListLabel 344" style:family="text"/>
    <style:style style:name="ListLabel_20_345" style:display-name="ListLabel 345" style:family="text"/>
    <style:style style:name="ListLabel_20_346" style:display-name="ListLabel 346" style:family="text"/>
    <style:style style:name="ListLabel_20_347" style:display-name="ListLabel 347" style:family="text"/>
    <style:style style:name="ListLabel_20_348" style:display-name="ListLabel 348" style:family="text"/>
    <style:style style:name="ListLabel_20_349" style:display-name="ListLabel 349" style:family="text"/>
    <style:style style:name="ListLabel_20_350" style:display-name="ListLabel 350" style:family="text"/>
    <style:style style:name="ListLabel_20_351" style:display-name="ListLabel 351" style:family="text"/>
    <style:style style:name="ListLabel_20_352" style:display-name="ListLabel 352" style:family="text"/>
    <style:style style:name="ListLabel_20_353" style:display-name="ListLabel 353" style:family="text"/>
    <style:style style:name="ListLabel_20_354" style:display-name="ListLabel 354" style:family="text"/>
    <style:style style:name="ListLabel_20_355" style:display-name="ListLabel 355" style:family="text"/>
    <style:style style:name="ListLabel_20_356" style:display-name="ListLabel 356" style:family="text"/>
    <style:style style:name="ListLabel_20_357" style:display-name="ListLabel 357" style:family="text"/>
    <style:style style:name="ListLabel_20_358" style:display-name="ListLabel 358" style:family="text"/>
    <style:style style:name="ListLabel_20_359" style:display-name="ListLabel 359" style:family="text"/>
    <style:style style:name="ListLabel_20_360" style:display-name="ListLabel 360" style:family="text"/>
    <style:style style:name="ListLabel_20_361" style:display-name="ListLabel 361" style:family="text"/>
    <style:style style:name="ListLabel_20_362" style:display-name="ListLabel 362" style:family="text"/>
    <style:style style:name="ListLabel_20_363" style:display-name="ListLabel 363" style:family="text"/>
    <style:style style:name="ListLabel_20_364" style:display-name="ListLabel 364" style:family="text"/>
    <style:style style:name="ListLabel_20_365" style:display-name="ListLabel 365" style:family="text"/>
    <style:style style:name="ListLabel_20_366" style:display-name="ListLabel 366" style:family="text"/>
    <style:style style:name="ListLabel_20_367" style:display-name="ListLabel 367" style:family="text"/>
    <style:style style:name="ListLabel_20_368" style:display-name="ListLabel 368" style:family="text"/>
    <style:style style:name="ListLabel_20_369" style:display-name="ListLabel 369" style:family="text"/>
    <style:style style:name="ListLabel_20_370" style:display-name="ListLabel 370"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371" style:display-name="ListLabel 371" style:family="text"/>
    <style:style style:name="ListLabel_20_372" style:display-name="ListLabel 372" style:family="text"/>
    <style:style style:name="ListLabel_20_373" style:display-name="ListLabel 373" style:family="text"/>
    <style:style style:name="ListLabel_20_374" style:display-name="ListLabel 374" style:family="text"/>
    <style:style style:name="ListLabel_20_375" style:display-name="ListLabel 375" style:family="text"/>
    <style:style style:name="ListLabel_20_376" style:display-name="ListLabel 376" style:family="text"/>
    <style:style style:name="ListLabel_20_377" style:display-name="ListLabel 377" style:family="text"/>
    <style:style style:name="ListLabel_20_378" style:display-name="ListLabel 378" style:family="text"/>
    <style:style style:name="ListLabel_20_379" style:display-name="ListLabel 379" style:family="text"/>
    <style:style style:name="ListLabel_20_380" style:display-name="ListLabel 380" style:family="text"/>
    <style:style style:name="ListLabel_20_381" style:display-name="ListLabel 381" style:family="text"/>
    <style:style style:name="ListLabel_20_382" style:display-name="ListLabel 382" style:family="text"/>
    <style:style style:name="ListLabel_20_383" style:display-name="ListLabel 383" style:family="text"/>
    <style:style style:name="ListLabel_20_384" style:display-name="ListLabel 384" style:family="text"/>
    <style:style style:name="ListLabel_20_385" style:display-name="ListLabel 385" style:family="text"/>
    <style:style style:name="ListLabel_20_386" style:display-name="ListLabel 386" style:family="text"/>
    <style:style style:name="ListLabel_20_387" style:display-name="ListLabel 387" style:family="text"/>
    <style:style style:name="ListLabel_20_388" style:display-name="ListLabel 388" style:family="text"/>
    <style:style style:name="ListLabel_20_389" style:display-name="ListLabel 389" style:family="text"/>
    <style:style style:name="ListLabel_20_390" style:display-name="ListLabel 390" style:family="text"/>
    <style:style style:name="ListLabel_20_391" style:display-name="ListLabel 391" style:family="text"/>
    <style:style style:name="ListLabel_20_392" style:display-name="ListLabel 392" style:family="text"/>
    <style:style style:name="ListLabel_20_393" style:display-name="ListLabel 393" style:family="text"/>
    <style:style style:name="ListLabel_20_394" style:display-name="ListLabel 394" style:family="text"/>
    <style:style style:name="ListLabel_20_395" style:display-name="ListLabel 395" style:family="text"/>
    <style:style style:name="ListLabel_20_396" style:display-name="ListLabel 396" style:family="text"/>
    <style:style style:name="ListLabel_20_397" style:display-name="ListLabel 397" style:family="text"/>
    <style:style style:name="ListLabel_20_398" style:display-name="ListLabel 398" style:family="text"/>
    <style:style style:name="ListLabel_20_399" style:display-name="ListLabel 399" style:family="text"/>
    <style:style style:name="ListLabel_20_400" style:display-name="ListLabel 400" style:family="text"/>
    <style:style style:name="ListLabel_20_401" style:display-name="ListLabel 401" style:family="text"/>
    <style:style style:name="ListLabel_20_402" style:display-name="ListLabel 402" style:family="text"/>
    <style:style style:name="ListLabel_20_403" style:display-name="ListLabel 403" style:family="text"/>
    <style:style style:name="ListLabel_20_404" style:display-name="ListLabel 404" style:family="text"/>
    <style:style style:name="ListLabel_20_405" style:display-name="ListLabel 405" style:family="text"/>
    <style:style style:name="ListLabel_20_406" style:display-name="ListLabel 406" style:family="text"/>
    <style:style style:name="ListLabel_20_407" style:display-name="ListLabel 407" style:family="text"/>
    <style:style style:name="ListLabel_20_408" style:display-name="ListLabel 408" style:family="text"/>
    <style:style style:name="ListLabel_20_409" style:display-name="ListLabel 409" style:family="text"/>
    <style:style style:name="ListLabel_20_410" style:display-name="ListLabel 410" style:family="text"/>
    <style:style style:name="ListLabel_20_411" style:display-name="ListLabel 411" style:family="text"/>
    <style:style style:name="ListLabel_20_412" style:display-name="ListLabel 412" style:family="text"/>
    <style:style style:name="ListLabel_20_413" style:display-name="ListLabel 413" style:family="text"/>
    <style:style style:name="ListLabel_20_414" style:display-name="ListLabel 414" style:family="text"/>
    <style:style style:name="ListLabel_20_415" style:display-name="ListLabel 415" style:family="text"/>
    <style:style style:name="ListLabel_20_416" style:display-name="ListLabel 416" style:family="text"/>
    <style:style style:name="ListLabel_20_417" style:display-name="ListLabel 417" style:family="text"/>
    <style:style style:name="ListLabel_20_418" style:display-name="ListLabel 418" style:family="text"/>
    <style:style style:name="ListLabel_20_419" style:display-name="ListLabel 419" style:family="text"/>
    <style:style style:name="ListLabel_20_420" style:display-name="ListLabel 420" style:family="text"/>
    <style:style style:name="ListLabel_20_421" style:display-name="ListLabel 421" style:family="text"/>
    <style:style style:name="ListLabel_20_422" style:display-name="ListLabel 422" style:family="text"/>
    <style:style style:name="ListLabel_20_423" style:display-name="ListLabel 423" style:family="text"/>
    <style:style style:name="ListLabel_20_424" style:display-name="ListLabel 424" style:family="text"/>
    <style:style style:name="ListLabel_20_425" style:display-name="ListLabel 425" style:family="text"/>
    <style:style style:name="ListLabel_20_426" style:display-name="ListLabel 426" style:family="text"/>
    <style:style style:name="ListLabel_20_427" style:display-name="ListLabel 427" style:family="text"/>
    <style:style style:name="ListLabel_20_428" style:display-name="ListLabel 428" style:family="text"/>
    <style:style style:name="ListLabel_20_429" style:display-name="ListLabel 429" style:family="text"/>
    <style:style style:name="ListLabel_20_430" style:display-name="ListLabel 430" style:family="text"/>
    <style:style style:name="ListLabel_20_431" style:display-name="ListLabel 431" style:family="text"/>
    <style:style style:name="ListLabel_20_432" style:display-name="ListLabel 432" style:family="text"/>
    <style:style style:name="ListLabel_20_433" style:display-name="ListLabel 433" style:family="text"/>
    <style:style style:name="ListLabel_20_434" style:display-name="ListLabel 434" style:family="text"/>
    <style:style style:name="ListLabel_20_435" style:display-name="ListLabel 435" style:family="text"/>
    <style:style style:name="ListLabel_20_436" style:display-name="ListLabel 436" style:family="text"/>
    <style:style style:name="ListLabel_20_437" style:display-name="ListLabel 437" style:family="text"/>
    <style:style style:name="ListLabel_20_438" style:display-name="ListLabel 438" style:family="text"/>
    <style:style style:name="ListLabel_20_439" style:display-name="ListLabel 439" style:family="text"/>
    <style:style style:name="ListLabel_20_440" style:display-name="ListLabel 440" style:family="text"/>
    <style:style style:name="ListLabel_20_441" style:display-name="ListLabel 441"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text:outline-style style:name="Outline">
      <text:outline-level-style text:level="1" text:style-name="ListLabel_20_1" loext:num-list-format="%1%、" style:num-suffix="、" style:num-format="一, 二, 三, ...">
        <style:list-level-properties text:list-level-position-and-space-mode="label-alignment">
          <style:list-level-label-alignment text:label-followed-by="listtab" fo:text-indent="-0.847cm" fo:margin-left="11.1cm"/>
        </style:list-level-properties>
      </text:outline-level-style>
      <text:outline-level-style text:level="2" text:style-name="ListLabel_20_2" loext:num-list-format="%2%." style:num-suffix="." style:num-format="1">
        <style:list-level-properties text:list-level-position-and-space-mode="label-alignment">
          <style:list-level-label-alignment text:label-followed-by="listtab" fo:text-indent="-0.847cm" fo:margin-left="1.693cm"/>
        </style:list-level-properties>
      </text:outline-level-style>
      <text:outline-level-style text:level="3" text:style-name="ListLabel_20_3" loext:num-list-format="%3%." style:num-suffix="." style:num-format="1">
        <style:list-level-properties text:list-level-position-and-space-mode="label-alignment">
          <style:list-level-label-alignment text:label-followed-by="listtab" fo:text-indent="-0.847cm" fo:margin-left="2.54cm"/>
        </style:list-level-properties>
      </text:outline-level-style>
      <text:outline-level-style text:level="4" text:style-name="ListLabel_20_4" loext:num-list-format="(%4%)" style:num-prefix="(" style:num-suffix=")" style:num-format="1">
        <style:list-level-properties text:list-level-position-and-space-mode="label-alignment">
          <style:list-level-label-alignment text:label-followed-by="listtab" fo:text-indent="-0.635cm" fo:margin-left="3.175cm"/>
        </style:list-level-properties>
      </text:outline-level-style>
      <text:outline-level-style text:level="5" text:style-name="ListLabel_20_5" loext:num-list-format="%5%、" style:num-suffix="、" style:num-format="甲, 乙, 丙, ...">
        <style:list-level-properties text:list-level-position-and-space-mode="label-alignment">
          <style:list-level-label-alignment text:label-followed-by="listtab" fo:text-indent="-0.847cm" fo:margin-left="4.233cm"/>
        </style:list-level-properties>
      </text:outline-level-style>
      <text:outline-level-style text:level="6" text:style-name="ListLabel_20_6" loext:num-list-format="%6%." style:num-suffix="." style:num-format="i">
        <style:list-level-properties text:list-level-position-and-space-mode="label-alignment" fo:text-align="end">
          <style:list-level-label-alignment text:label-followed-by="listtab" fo:text-indent="-0.847cm" fo:margin-left="5.08cm"/>
        </style:list-level-properties>
      </text:outline-level-style>
      <text:outline-level-style text:level="7" text:style-name="ListLabel_20_7" loext:num-list-format="%7%." style:num-suffix="." style:num-format="1">
        <style:list-level-properties text:list-level-position-and-space-mode="label-alignment">
          <style:list-level-label-alignment text:label-followed-by="listtab" fo:text-indent="-0.847cm" fo:margin-left="5.927cm"/>
        </style:list-level-properties>
      </text:outline-level-style>
      <text:outline-level-style text:level="8" text:style-name="ListLabel_20_8" loext:num-list-format="%8%、" style:num-suffix="、" style:num-format="甲, 乙, 丙, ...">
        <style:list-level-properties text:list-level-position-and-space-mode="label-alignment">
          <style:list-level-label-alignment text:label-followed-by="listtab" fo:text-indent="-0.847cm" fo:margin-left="6.773cm"/>
        </style:list-level-properties>
      </text:outline-level-style>
      <text:outline-level-style text:level="9" text:style-name="ListLabel_20_9" loext:num-list-format="%9%." style:num-suffix="." style:num-format="i">
        <style:list-level-properties text:list-level-position-and-space-mode="label-alignment" fo:text-align="end">
          <style:list-level-label-alignment text:label-followed-by="listtab" fo:text-indent="-0.847cm" fo:margin-left="7.62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935cm"/>
        </style:list-level-properties>
      </text:list-level-style-number>
      <text:list-level-style-number text:level="2" text:style-name="ListLabel_20_11" loext:num-list-format="%2%、" style:num-suffix="、" style:num-format="甲, 乙, 丙, ...">
        <style:list-level-properties text:list-level-position-and-space-mode="label-alignment">
          <style:list-level-label-alignment text:label-followed-by="listtab" fo:text-indent="-0.847cm" fo:margin-left="2.993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847cm" fo:margin-left="3.84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847cm" fo:margin-left="4.687cm"/>
        </style:list-level-properties>
      </text:list-level-style-number>
      <text:list-level-style-number text:level="5" text:style-name="ListLabel_20_14" loext:num-list-format="%5%、" style:num-suffix="、" style:num-format="甲, 乙, 丙, ...">
        <style:list-level-properties text:list-level-position-and-space-mode="label-alignment">
          <style:list-level-label-alignment text:label-followed-by="listtab" fo:text-indent="-0.847cm" fo:margin-left="5.533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847cm" fo:margin-left="6.38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847cm" fo:margin-left="7.227cm"/>
        </style:list-level-properties>
      </text:list-level-style-number>
      <text:list-level-style-number text:level="8" text:style-name="ListLabel_20_17" loext:num-list-format="%8%、" style:num-suffix="、" style:num-format="甲, 乙, 丙, ...">
        <style:list-level-properties text:list-level-position-and-space-mode="label-alignment">
          <style:list-level-label-alignment text:label-followed-by="listtab" fo:text-indent="-0.847cm" fo:margin-left="8.073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847cm" fo:margin-left="8.9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ListLabel_20_20" loext:num-list-format="(%2%)" style:num-prefix="(" style:num-suffix=")" style:num-format="1">
        <style:list-level-properties text:list-level-position-and-space-mode="label-alignment">
          <style:list-level-label-alignment text:label-followed-by="listtab" fo:text-indent="-0.847cm" fo:margin-left="2.963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847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847cm" fo:margin-left="4.657cm"/>
        </style:list-level-properties>
      </text:list-level-style-number>
      <text:list-level-style-number text:level="5" text:style-name="ListLabel_20_23" loext:num-list-format="%5%、" style:num-suffix="、" style:num-format="甲, 乙, 丙, ...">
        <style:list-level-properties text:list-level-position-and-space-mode="label-alignment">
          <style:list-level-label-alignment text:label-followed-by="listtab" fo:text-indent="-0.847cm" fo:margin-left="5.503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847cm" fo:margin-left="6.35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847cm" fo:margin-left="7.197cm"/>
        </style:list-level-properties>
      </text:list-level-style-number>
      <text:list-level-style-number text:level="8" text:style-name="ListLabel_20_26" loext:num-list-format="%8%、" style:num-suffix="、" style:num-format="甲, 乙, 丙, ...">
        <style:list-level-properties text:list-level-position-and-space-mode="label-alignment">
          <style:list-level-label-alignment text:label-followed-by="listtab" fo:text-indent="-0.847cm" fo:margin-left="8.043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847cm" fo:margin-left="8.8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一, 二, 三, ...">
        <style:list-level-properties text:list-level-position-and-space-mode="label-alignment">
          <style:list-level-label-alignment text:label-followed-by="listtab" fo:text-indent="-1.429cm" fo:margin-left="1.429cm"/>
        </style:list-level-properties>
      </text:list-level-style-number>
      <text:list-level-style-number text:level="2" text:style-name="ListLabel_20_29" loext:num-list-format="%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ListLabel_20_32" loext:num-list-format="%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ListLabel_20_35" loext:num-list-format="%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847cm" fo:margin-left="3.097cm"/>
        </style:list-level-properties>
        <style:text-properties fo:font-family="微軟正黑體" style:font-style-name="Regular" style:font-family-generic="swiss" style:font-pitch="variable"/>
      </text:list-level-style-bullet>
      <text:list-level-style-bullet text:level="2" text:style-name="ListLabel_20_38" loext:num-list-format="" style:num-suffix="" text:bullet-char="">
        <style:list-level-properties text:list-level-position-and-space-mode="label-alignment">
          <style:list-level-label-alignment text:label-followed-by="listtab" fo:text-indent="-0.847cm" fo:margin-left="1.693cm"/>
        </style:list-level-properties>
        <style:text-properties fo:font-family="Wingdings" style:font-style-name="Regular" style:font-pitch="variable" style:font-charset="x-symbol"/>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847cm" fo:margin-left="2.54cm"/>
        </style:list-level-properties>
        <style:text-properties fo:font-family="微軟正黑體" style:font-style-name="Regular" style:font-family-generic="swiss" style:font-pitch="variable"/>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847cm" fo:margin-left="3.387cm"/>
        </style:list-level-properties>
        <style:text-properties fo:font-family="Wingdings" style:font-style-name="Regular" style:font-pitch="variable" style:font-charset="x-symbol"/>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0.847cm" fo:margin-left="4.233cm"/>
        </style:list-level-properties>
        <style:text-properties fo:font-family="Wingdings" style:font-style-name="Regular" style:font-pitch="variable" style:font-charset="x-symbol"/>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847cm" fo:margin-left="5.08cm"/>
        </style:list-level-properties>
        <style:text-properties fo:font-family="Wingdings" style:font-style-name="Regular" style:font-pitch="variable"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847cm" fo:margin-left="5.927cm"/>
        </style:list-level-properties>
        <style:text-properties fo:font-family="Wingdings" style:font-style-name="Regular" style:font-pitch="variable" style:font-charset="x-symbol"/>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0.847cm" fo:margin-left="6.773cm"/>
        </style:list-level-properties>
        <style:text-properties fo:font-family="Wingdings" style:font-style-name="Regular" style:font-pitch="variable" style:font-charset="x-symbol"/>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847cm" fo:margin-left="7.62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847cm" fo:margin-left="1.693cm"/>
        </style:list-level-properties>
      </text:list-level-style-number>
      <text:list-level-style-number text:level="2" text:style-name="ListLabel_20_47" loext:num-list-format="%2%、" style:num-suffix="、" style:num-format="甲, 乙, 丙, ...">
        <style:list-level-properties text:list-level-position-and-space-mode="label-alignment">
          <style:list-level-label-alignment text:label-followed-by="listtab" fo:text-indent="-0.847cm" fo:margin-left="2.54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847cm" fo:margin-left="3.387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847cm" fo:margin-left="4.233cm"/>
        </style:list-level-properties>
      </text:list-level-style-number>
      <text:list-level-style-number text:level="5" text:style-name="ListLabel_20_50" loext:num-list-format="%5%、" style:num-suffix="、" style:num-format="甲, 乙, 丙, ...">
        <style:list-level-properties text:list-level-position-and-space-mode="label-alignment">
          <style:list-level-label-alignment text:label-followed-by="listtab" fo:text-indent="-0.847cm" fo:margin-left="5.08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847cm" fo:margin-left="5.927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847cm" fo:margin-left="6.773cm"/>
        </style:list-level-properties>
      </text:list-level-style-number>
      <text:list-level-style-number text:level="8" text:style-name="ListLabel_20_53" loext:num-list-format="%8%、" style:num-suffix="、" style:num-format="甲, 乙, 丙, ...">
        <style:list-level-properties text:list-level-position-and-space-mode="label-alignment">
          <style:list-level-label-alignment text:label-followed-by="listtab" fo:text-indent="-0.847cm" fo:margin-left="7.62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847cm" fo:margin-left="8.46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text:start-value="3">
        <style:list-level-properties text:list-level-position-and-space-mode="label-alignment">
          <style:list-level-label-alignment text:label-followed-by="listtab" fo:text-indent="-0.847cm" fo:margin-left="1.693cm"/>
        </style:list-level-properties>
      </text:list-level-style-number>
      <text:list-level-style-number text:level="2" text:style-name="ListLabel_20_56" loext:num-list-format="%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ListLabel_20_59" loext:num-list-format="%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ListLabel_20_62" loext:num-list-format="%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847cm" fo:margin-left="1.348cm"/>
        </style:list-level-properties>
      </text:list-level-style-number>
      <text:list-level-style-number text:level="2" text:style-name="ListLabel_20_65" loext:num-list-format="%2%、" style:num-suffix="、" style:num-format="甲, 乙, 丙, ...">
        <style:list-level-properties text:list-level-position-and-space-mode="label-alignment">
          <style:list-level-label-alignment text:label-followed-by="listtab" fo:text-indent="-0.847cm" fo:margin-left="2.194cm"/>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847cm" fo:margin-left="3.041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847cm" fo:margin-left="3.888cm"/>
        </style:list-level-properties>
      </text:list-level-style-number>
      <text:list-level-style-number text:level="5" text:style-name="ListLabel_20_68" loext:num-list-format="%5%、" style:num-suffix="、" style:num-format="甲, 乙, 丙, ...">
        <style:list-level-properties text:list-level-position-and-space-mode="label-alignment">
          <style:list-level-label-alignment text:label-followed-by="listtab" fo:text-indent="-0.847cm" fo:margin-left="4.734cm"/>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847cm" fo:margin-left="5.581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847cm" fo:margin-left="6.428cm"/>
        </style:list-level-properties>
      </text:list-level-style-number>
      <text:list-level-style-number text:level="8" text:style-name="ListLabel_20_71" loext:num-list-format="%8%、" style:num-suffix="、" style:num-format="甲, 乙, 丙, ...">
        <style:list-level-properties text:list-level-position-and-space-mode="label-alignment">
          <style:list-level-label-alignment text:label-followed-by="listtab" fo:text-indent="-0.847cm" fo:margin-left="7.274cm"/>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847cm" fo:margin-left="8.12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一, 二, 三, ...">
        <style:list-level-properties text:list-level-position-and-space-mode="label-alignment">
          <style:list-level-label-alignment text:label-followed-by="listtab" fo:text-indent="-0.847cm" fo:margin-left="11.1cm"/>
        </style:list-level-properties>
      </text:list-level-style-number>
      <text:list-level-style-number text:level="2" text:style-name="ListLabel_20_74" loext:num-list-format="%2%." style:num-suffix="." style:num-format="1">
        <style:list-level-properties text:list-level-position-and-space-mode="label-alignment">
          <style:list-level-label-alignment text:label-followed-by="listtab" fo:text-indent="-0.847cm" fo:margin-left="1.693cm"/>
        </style:list-level-properties>
      </text:list-level-style-number>
      <text:list-level-style-number text:level="3" text:style-name="ListLabel_20_75" loext:num-list-format="%3%." style:num-suffix="." style:num-format="1">
        <style:list-level-properties text:list-level-position-and-space-mode="label-alignment">
          <style:list-level-label-alignment text:label-followed-by="listtab" fo:text-indent="-0.847cm" fo:margin-left="2.54cm"/>
        </style:list-level-properties>
      </text:list-level-style-number>
      <text:list-level-style-number text:level="4" text:style-name="ListLabel_20_76" loext:num-list-format="(%4%)" style:num-prefix="("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77" loext:num-list-format="%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ListLabel_20_80" loext:num-list-format="%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一, 二, 三, ...">
        <style:list-level-properties text:list-level-position-and-space-mode="label-alignment">
          <style:list-level-label-alignment text:label-followed-by="listtab" text:list-tab-stop-position="0.7cm" fo:text-indent="-1.101cm" fo:margin-left="1.101cm"/>
        </style:list-level-properties>
      </text:list-level-style-number>
      <text:list-level-style-number text:level="2" text:style-name="ListLabel_20_83" loext:num-list-format="（%2%）" style:num-prefix="（" style:num-suffix="）" style:num-format="一, 二, 三, ...">
        <style:list-level-properties text:list-level-position-and-space-mode="label-alignment">
          <style:list-level-label-alignment text:label-followed-by="listtab" text:list-tab-stop-position="1.693cm" fo:text-indent="-0.847cm" fo:margin-left="1.693cm"/>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text:list-tab-stop-position="2.54cm" fo:text-indent="-0.847cm" fo:margin-left="2.54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text:list-tab-stop-position="3.387cm" fo:text-indent="-0.847cm" fo:margin-left="3.387cm"/>
        </style:list-level-properties>
      </text:list-level-style-number>
      <text:list-level-style-number text:level="5" text:style-name="ListLabel_20_86" loext:num-list-format="%5%、" style:num-suffix="、" style:num-format="甲, 乙, 丙, ...">
        <style:list-level-properties text:list-level-position-and-space-mode="label-alignment">
          <style:list-level-label-alignment text:label-followed-by="listtab" text:list-tab-stop-position="4.233cm" fo:text-indent="-0.847cm" fo:margin-left="4.233cm"/>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text:list-tab-stop-position="5.08cm" fo:text-indent="-0.847cm" fo:margin-left="5.08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text:list-tab-stop-position="5.927cm" fo:text-indent="-0.847cm" fo:margin-left="5.927cm"/>
        </style:list-level-properties>
      </text:list-level-style-number>
      <text:list-level-style-number text:level="8" text:style-name="ListLabel_20_89" loext:num-list-format="%8%、" style:num-suffix="、" style:num-format="甲, 乙, 丙, ...">
        <style:list-level-properties text:list-level-position-and-space-mode="label-alignment">
          <style:list-level-label-alignment text:label-followed-by="listtab" text:list-tab-stop-position="6.773cm" fo:text-indent="-0.847cm" fo:margin-left="6.773cm"/>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text:list-tab-stop-position="7.62cm" fo:text-indent="-0.847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92" loext:num-list-format="%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ListLabel_20_95" loext:num-list-format="%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ListLabel_20_98" loext:num-list-format="%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01" loext:num-list-format="%2%、" style:num-suffix="、" style:num-format="甲, 乙, 丙, ...">
        <style:list-level-properties text:list-level-position-and-space-mode="label-alignment">
          <style:list-level-label-alignment text:label-followed-by="listtab" fo:text-indent="-0.847cm" fo:margin-left="2.328cm"/>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847cm" fo:margin-left="3.175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847cm" fo:margin-left="4.022cm"/>
        </style:list-level-properties>
      </text:list-level-style-number>
      <text:list-level-style-number text:level="5" text:style-name="ListLabel_20_104" loext:num-list-format="%5%、" style:num-suffix="、" style:num-format="甲, 乙, 丙, ...">
        <style:list-level-properties text:list-level-position-and-space-mode="label-alignment">
          <style:list-level-label-alignment text:label-followed-by="listtab" fo:text-indent="-0.847cm" fo:margin-left="4.868cm"/>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847cm" fo:margin-left="5.715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847cm" fo:margin-left="6.562cm"/>
        </style:list-level-properties>
      </text:list-level-style-number>
      <text:list-level-style-number text:level="8" text:style-name="ListLabel_20_107" loext:num-list-format="%8%、" style:num-suffix="、" style:num-format="甲, 乙, 丙, ...">
        <style:list-level-properties text:list-level-position-and-space-mode="label-alignment">
          <style:list-level-label-alignment text:label-followed-by="listtab" fo:text-indent="-0.847cm" fo:margin-left="7.408cm"/>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847cm" fo:margin-left="8.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0" loext:num-list-format="%2%、" style:num-suffix="、" style:num-format="甲, 乙, 丙, ...">
        <style:list-level-properties text:list-level-position-and-space-mode="label-alignment">
          <style:list-level-label-alignment text:label-followed-by="listtab" fo:text-indent="-0.847cm" fo:margin-left="2.328cm"/>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847cm" fo:margin-left="3.175cm"/>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847cm" fo:margin-left="4.022cm"/>
        </style:list-level-properties>
      </text:list-level-style-number>
      <text:list-level-style-number text:level="5" text:style-name="ListLabel_20_113" loext:num-list-format="%5%、" style:num-suffix="、" style:num-format="甲, 乙, 丙, ...">
        <style:list-level-properties text:list-level-position-and-space-mode="label-alignment">
          <style:list-level-label-alignment text:label-followed-by="listtab" fo:text-indent="-0.847cm" fo:margin-left="4.868cm"/>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847cm" fo:margin-left="5.715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847cm" fo:margin-left="6.562cm"/>
        </style:list-level-properties>
      </text:list-level-style-number>
      <text:list-level-style-number text:level="8" text:style-name="ListLabel_20_116" loext:num-list-format="%8%、" style:num-suffix="、" style:num-format="甲, 乙, 丙, ...">
        <style:list-level-properties text:list-level-position-and-space-mode="label-alignment">
          <style:list-level-label-alignment text:label-followed-by="listtab" fo:text-indent="-0.847cm" fo:margin-left="7.408cm"/>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847cm" fo:margin-left="8.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9" loext:num-list-format="%2%、" style:num-suffix="、" style:num-format="甲, 乙, 丙, ...">
        <style:list-level-properties text:list-level-position-and-space-mode="label-alignment">
          <style:list-level-label-alignment text:label-followed-by="listtab" fo:text-indent="-0.847cm" fo:margin-left="2.328cm"/>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847cm" fo:margin-left="3.175cm"/>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847cm" fo:margin-left="4.022cm"/>
        </style:list-level-properties>
      </text:list-level-style-number>
      <text:list-level-style-number text:level="5" text:style-name="ListLabel_20_122" loext:num-list-format="%5%、" style:num-suffix="、" style:num-format="甲, 乙, 丙, ...">
        <style:list-level-properties text:list-level-position-and-space-mode="label-alignment">
          <style:list-level-label-alignment text:label-followed-by="listtab" fo:text-indent="-0.847cm" fo:margin-left="4.868cm"/>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847cm" fo:margin-left="5.715cm"/>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847cm" fo:margin-left="6.562cm"/>
        </style:list-level-properties>
      </text:list-level-style-number>
      <text:list-level-style-number text:level="8" text:style-name="ListLabel_20_125" loext:num-list-format="%8%、" style:num-suffix="、" style:num-format="甲, 乙, 丙, ...">
        <style:list-level-properties text:list-level-position-and-space-mode="label-alignment">
          <style:list-level-label-alignment text:label-followed-by="listtab" fo:text-indent="-0.847cm" fo:margin-left="7.408cm"/>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847cm" fo:margin-left="8.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一, 二, 三, ...">
        <style:list-level-properties text:list-level-position-and-space-mode="label-alignment">
          <style:list-level-label-alignment text:label-followed-by="listtab" fo:text-indent="-0.847cm" fo:margin-left="11.1cm"/>
        </style:list-level-properties>
      </text:list-level-style-number>
      <text:list-level-style-number text:level="2" text:style-name="ListLabel_20_128" loext:num-list-format="%2%." style:num-suffix="." style:num-format="1">
        <style:list-level-properties text:list-level-position-and-space-mode="label-alignment">
          <style:list-level-label-alignment text:label-followed-by="listtab" fo:text-indent="-0.847cm" fo:margin-left="1.693cm"/>
        </style:list-level-properties>
      </text:list-level-style-number>
      <text:list-level-style-number text:level="3" text:style-name="ListLabel_20_129" loext:num-list-format="%3%." style:num-suffix="." style:num-format="1">
        <style:list-level-properties text:list-level-position-and-space-mode="label-alignment">
          <style:list-level-label-alignment text:label-followed-by="listtab" fo:text-indent="-0.847cm" fo:margin-left="2.54cm"/>
        </style:list-level-properties>
      </text:list-level-style-number>
      <text:list-level-style-number text:level="4" text:style-name="ListLabel_20_130" loext:num-list-format="(%4%)" style:num-prefix="("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131" loext:num-list-format="%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ListLabel_20_134" loext:num-list-format="%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suffix="、" style:num-format="一, 二, 三, ...">
        <style:list-level-properties text:list-level-position-and-space-mode="label-alignment">
          <style:list-level-label-alignment text:label-followed-by="listtab" fo:text-indent="-0.847cm" fo:margin-left="0.847cm"/>
        </style:list-level-properties>
      </text:list-level-style-number>
      <text:list-level-style-number text:level="2" text:style-name="ListLabel_20_137" loext:num-list-format="%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ListLabel_20_138" loext:num-list-format="%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ListLabel_20_140" loext:num-list-format="%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ListLabel_20_141" loext:num-list-format="%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ListLabel_20_143" loext:num-list-format="%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ListLabel_20_144" loext:num-list-format="%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847cm" fo:margin-left="1.693cm"/>
        </style:list-level-properties>
      </text:list-level-style-number>
      <text:list-level-style-number text:level="2" text:style-name="ListLabel_20_146" loext:num-list-format="%2%、" style:num-suffix="、" style:num-format="甲, 乙, 丙, ...">
        <style:list-level-properties text:list-level-position-and-space-mode="label-alignment">
          <style:list-level-label-alignment text:label-followed-by="listtab" fo:text-indent="-0.847cm" fo:margin-left="2.54cm"/>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0.847cm" fo:margin-left="3.387cm"/>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847cm" fo:margin-left="4.233cm"/>
        </style:list-level-properties>
      </text:list-level-style-number>
      <text:list-level-style-number text:level="5" text:style-name="ListLabel_20_149" loext:num-list-format="%5%、" style:num-suffix="、" style:num-format="甲, 乙, 丙, ...">
        <style:list-level-properties text:list-level-position-and-space-mode="label-alignment">
          <style:list-level-label-alignment text:label-followed-by="listtab" fo:text-indent="-0.847cm" fo:margin-left="5.08cm"/>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0.847cm" fo:margin-left="5.927cm"/>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847cm" fo:margin-left="6.773cm"/>
        </style:list-level-properties>
      </text:list-level-style-number>
      <text:list-level-style-number text:level="8" text:style-name="ListLabel_20_152" loext:num-list-format="%8%、" style:num-suffix="、" style:num-format="甲, 乙, 丙, ...">
        <style:list-level-properties text:list-level-position-and-space-mode="label-alignment">
          <style:list-level-label-alignment text:label-followed-by="listtab" fo:text-indent="-0.847cm" fo:margin-left="7.62cm"/>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847cm" fo:margin-left="8.46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suffix="、" style:num-format="一, 二, 三, ...">
        <style:list-level-properties text:list-level-position-and-space-mode="label-alignment">
          <style:list-level-label-alignment text:label-followed-by="listtab" fo:text-indent="-0.847cm" fo:margin-left="11.1cm"/>
        </style:list-level-properties>
      </text:list-level-style-number>
      <text:list-level-style-number text:level="2" text:style-name="ListLabel_20_155" loext:num-list-format="%2%." style:num-suffix="." style:num-format="1">
        <style:list-level-properties text:list-level-position-and-space-mode="label-alignment">
          <style:list-level-label-alignment text:label-followed-by="listtab" fo:text-indent="-0.847cm" fo:margin-left="1.693cm"/>
        </style:list-level-properties>
      </text:list-level-style-number>
      <text:list-level-style-number text:level="3" text:style-name="ListLabel_20_156" loext:num-list-format="%3%." style:num-suffix="." style:num-format="1">
        <style:list-level-properties text:list-level-position-and-space-mode="label-alignment">
          <style:list-level-label-alignment text:label-followed-by="listtab" fo:text-indent="-0.847cm" fo:margin-left="2.54cm"/>
        </style:list-level-properties>
      </text:list-level-style-number>
      <text:list-level-style-number text:level="4" text:style-name="ListLabel_20_157" loext:num-list-format="(%4%)" style:num-prefix="("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158" loext:num-list-format="%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ListLabel_20_161" loext:num-list-format="%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1%、" style:num-suffix="、" style:num-format="一, 二, 三, ...">
        <style:list-level-properties text:list-level-position-and-space-mode="label-alignment">
          <style:list-level-label-alignment text:label-followed-by="listtab" fo:text-indent="-0.847cm" fo:margin-left="11.1cm"/>
        </style:list-level-properties>
      </text:list-level-style-number>
      <text:list-level-style-number text:level="2" text:style-name="ListLabel_20_164" loext:num-list-format="%2%." style:num-suffix="." style:num-format="1">
        <style:list-level-properties text:list-level-position-and-space-mode="label-alignment">
          <style:list-level-label-alignment text:label-followed-by="listtab" fo:text-indent="-0.847cm" fo:margin-left="1.693cm"/>
        </style:list-level-properties>
      </text:list-level-style-number>
      <text:list-level-style-number text:level="3" text:style-name="ListLabel_20_165" loext:num-list-format="%3%." style:num-suffix="." style:num-format="1">
        <style:list-level-properties text:list-level-position-and-space-mode="label-alignment">
          <style:list-level-label-alignment text:label-followed-by="listtab" fo:text-indent="-0.847cm" fo:margin-left="2.54cm"/>
        </style:list-level-properties>
      </text:list-level-style-number>
      <text:list-level-style-number text:level="4" text:style-name="ListLabel_20_166" loext:num-list-format="(%4%)" style:num-prefix="("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167" loext:num-list-format="%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ListLabel_20_168" loext:num-list-format="%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ListLabel_20_170" loext:num-list-format="%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ListLabel_20_171" loext:num-list-format="%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2" loext:num-list-format="%1%、" style:num-suffix="、" style:num-format="一, 二, 三, ...">
        <style:list-level-properties text:list-level-position-and-space-mode="label-alignment">
          <style:list-level-label-alignment text:label-followed-by="listtab" fo:text-indent="-0.847cm" fo:margin-left="11.1cm"/>
        </style:list-level-properties>
      </text:list-level-style-number>
      <text:list-level-style-number text:level="2" text:style-name="ListLabel_20_173" loext:num-list-format="%2%." style:num-suffix="." style:num-format="1">
        <style:list-level-properties text:list-level-position-and-space-mode="label-alignment">
          <style:list-level-label-alignment text:label-followed-by="listtab" fo:text-indent="-0.847cm" fo:margin-left="1.693cm"/>
        </style:list-level-properties>
      </text:list-level-style-number>
      <text:list-level-style-number text:level="3" text:style-name="ListLabel_20_174" loext:num-list-format="%3%." style:num-suffix="." style:num-format="1">
        <style:list-level-properties text:list-level-position-and-space-mode="label-alignment">
          <style:list-level-label-alignment text:label-followed-by="listtab" fo:text-indent="-0.847cm" fo:margin-left="2.54cm"/>
        </style:list-level-properties>
      </text:list-level-style-number>
      <text:list-level-style-number text:level="4" text:style-name="ListLabel_20_175" loext:num-list-format="(%4%)" style:num-prefix="("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176" loext:num-list-format="%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ListLabel_20_177" loext:num-list-format="%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ListLabel_20_179" loext:num-list-format="%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ListLabel_20_180" loext:num-list-format="%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81" loext:num-list-format="%1%、" style:num-suffix="、" style:num-format="一, 二, 三, ...">
        <style:list-level-properties text:list-level-position-and-space-mode="label-alignment">
          <style:list-level-label-alignment text:label-followed-by="listtab" fo:text-indent="-0.847cm" fo:margin-left="11.1cm"/>
        </style:list-level-properties>
      </text:list-level-style-number>
      <text:list-level-style-number text:level="2" text:style-name="ListLabel_20_182" loext:num-list-format="%2%." style:num-suffix="." style:num-format="1">
        <style:list-level-properties text:list-level-position-and-space-mode="label-alignment">
          <style:list-level-label-alignment text:label-followed-by="listtab" fo:text-indent="-0.847cm" fo:margin-left="1.693cm"/>
        </style:list-level-properties>
      </text:list-level-style-number>
      <text:list-level-style-number text:level="3" text:style-name="ListLabel_20_183" loext:num-list-format="%3%." style:num-suffix="." style:num-format="1">
        <style:list-level-properties text:list-level-position-and-space-mode="label-alignment">
          <style:list-level-label-alignment text:label-followed-by="listtab" fo:text-indent="-0.847cm" fo:margin-left="2.54cm"/>
        </style:list-level-properties>
      </text:list-level-style-number>
      <text:list-level-style-number text:level="4" text:style-name="ListLabel_20_184" loext:num-list-format="(%4%)" style:num-prefix="("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185" loext:num-list-format="%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ListLabel_20_186" loext:num-list-format="%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ListLabel_20_187" loext:num-list-format="%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ListLabel_20_188" loext:num-list-format="%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ListLabel_20_189" loext:num-list-format="%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190" loext:num-list-format="%1%、" style:num-suffix="、" style:num-format="一, 二, 三, ...">
        <style:list-level-properties text:list-level-position-and-space-mode="label-alignment">
          <style:list-level-label-alignment text:label-followed-by="listtab" fo:text-indent="-0.847cm" fo:margin-left="11.1cm"/>
        </style:list-level-properties>
      </text:list-level-style-number>
      <text:list-level-style-number text:level="2" text:style-name="ListLabel_20_191" loext:num-list-format="%2%." style:num-suffix="." style:num-format="1">
        <style:list-level-properties text:list-level-position-and-space-mode="label-alignment">
          <style:list-level-label-alignment text:label-followed-by="listtab" fo:text-indent="-0.847cm" fo:margin-left="1.693cm"/>
        </style:list-level-properties>
      </text:list-level-style-number>
      <text:list-level-style-number text:level="3" text:style-name="ListLabel_20_192" loext:num-list-format="%3%." style:num-suffix="." style:num-format="1">
        <style:list-level-properties text:list-level-position-and-space-mode="label-alignment">
          <style:list-level-label-alignment text:label-followed-by="listtab" fo:text-indent="-0.847cm" fo:margin-left="2.54cm"/>
        </style:list-level-properties>
      </text:list-level-style-number>
      <text:list-level-style-number text:level="4" text:style-name="ListLabel_20_193" loext:num-list-format="(%4%)" style:num-prefix="("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194" loext:num-list-format="%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ListLabel_20_195" loext:num-list-format="%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ListLabel_20_196" loext:num-list-format="%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ListLabel_20_197" loext:num-list-format="%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ListLabel_20_198" loext:num-list-format="%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199" loext:num-list-format="%1%、" style:num-suffix="、" style:num-format="一, 二, 三, ...">
        <style:list-level-properties text:list-level-position-and-space-mode="label-alignment">
          <style:list-level-label-alignment text:label-followed-by="listtab" fo:text-indent="-0.847cm" fo:margin-left="11.1cm"/>
        </style:list-level-properties>
      </text:list-level-style-number>
      <text:list-level-style-number text:level="2" text:style-name="ListLabel_20_200" loext:num-list-format="%2%." style:num-suffix="." style:num-format="1">
        <style:list-level-properties text:list-level-position-and-space-mode="label-alignment">
          <style:list-level-label-alignment text:label-followed-by="listtab" fo:text-indent="-0.847cm" fo:margin-left="1.693cm"/>
        </style:list-level-properties>
      </text:list-level-style-number>
      <text:list-level-style-number text:level="3" text:style-name="ListLabel_20_201" loext:num-list-format="%3%." style:num-suffix="." style:num-format="1">
        <style:list-level-properties text:list-level-position-and-space-mode="label-alignment">
          <style:list-level-label-alignment text:label-followed-by="listtab" fo:text-indent="-0.847cm" fo:margin-left="2.54cm"/>
        </style:list-level-properties>
      </text:list-level-style-number>
      <text:list-level-style-number text:level="4" text:style-name="ListLabel_20_202" loext:num-list-format="(%4%)" style:num-prefix="("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203" loext:num-list-format="%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ListLabel_20_204" loext:num-list-format="%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ListLabel_20_205" loext:num-list-format="%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ListLabel_20_206" loext:num-list-format="%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ListLabel_20_207" loext:num-list-format="%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208" loext:num-list-format="%1%、" style:num-suffix="、" style:num-format="一, 二, 三, ...">
        <style:list-level-properties text:list-level-position-and-space-mode="label-alignment">
          <style:list-level-label-alignment text:label-followed-by="listtab" fo:text-indent="-0.847cm" fo:margin-left="11.1cm"/>
        </style:list-level-properties>
      </text:list-level-style-number>
      <text:list-level-style-number text:level="2" text:style-name="ListLabel_20_209" loext:num-list-format="%2%." style:num-suffix="." style:num-format="1">
        <style:list-level-properties text:list-level-position-and-space-mode="label-alignment">
          <style:list-level-label-alignment text:label-followed-by="listtab" fo:text-indent="-0.847cm" fo:margin-left="1.693cm"/>
        </style:list-level-properties>
      </text:list-level-style-number>
      <text:list-level-style-number text:level="3" text:style-name="ListLabel_20_210" loext:num-list-format="%3%." style:num-suffix="." style:num-format="1">
        <style:list-level-properties text:list-level-position-and-space-mode="label-alignment">
          <style:list-level-label-alignment text:label-followed-by="listtab" fo:text-indent="-0.847cm" fo:margin-left="2.54cm"/>
        </style:list-level-properties>
      </text:list-level-style-number>
      <text:list-level-style-number text:level="4" text:style-name="ListLabel_20_211" loext:num-list-format="(%4%)" style:num-prefix="("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212" loext:num-list-format="%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ListLabel_20_213" loext:num-list-format="%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ListLabel_20_214" loext:num-list-format="%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ListLabel_20_215" loext:num-list-format="%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ListLabel_20_216" loext:num-list-format="%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217" loext:num-list-format="(%1%)" style:num-prefix="(" style:num-suffix=")" style:num-format="一, 二, 三, ...">
        <style:list-level-properties text:list-level-position-and-space-mode="label-alignment">
          <style:list-level-label-alignment text:label-followed-by="nothing" fo:text-indent="-0.688cm" fo:margin-left="0.688cm"/>
        </style:list-level-properties>
      </text:list-level-style-number>
      <text:list-level-style-number text:level="2" text:style-name="ListLabel_20_218" loext:num-list-format="(%2%)" style:num-prefix="(" style:num-suffix=")" style:num-format="1">
        <style:list-level-properties text:list-level-position-and-space-mode="label-alignment">
          <style:list-level-label-alignment text:label-followed-by="listtab" fo:text-indent="-0.847cm" fo:margin-left="1.693cm"/>
        </style:list-level-properties>
      </text:list-level-style-number>
      <text:list-level-style-number text:level="3" text:style-name="ListLabel_20_219" loext:num-list-format="%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ListLabel_20_220" loext:num-list-format="%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ListLabel_20_221" loext:num-list-format="%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ListLabel_20_222" loext:num-list-format="%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ListLabel_20_223" loext:num-list-format="%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ListLabel_20_224" loext:num-list-format="%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ListLabel_20_225" loext:num-list-format="%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text:style-name="ListLabel_20_226" loext:num-list-format="(%1%)" style:num-prefix="(" style:num-suffix=")" style:num-format="一, 二, 三, ...">
        <style:list-level-properties text:list-level-position-and-space-mode="label-alignment">
          <style:list-level-label-alignment text:label-followed-by="nothing" fo:text-indent="-0.688cm" fo:margin-left="0.688cm"/>
        </style:list-level-properties>
      </text:list-level-style-number>
      <text:list-level-style-number text:level="2" text:style-name="ListLabel_20_227" loext:num-list-format="%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ListLabel_20_228" loext:num-list-format="%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ListLabel_20_229" loext:num-list-format="%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ListLabel_20_230" loext:num-list-format="%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ListLabel_20_231" loext:num-list-format="%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ListLabel_20_232" loext:num-list-format="%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ListLabel_20_233" loext:num-list-format="%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ListLabel_20_234" loext:num-list-format="%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ListLabel_20_235" loext:num-list-format="(%1%)" style:num-prefix="(" style:num-suffix=")" style:num-format="一, 二, 三, ...">
        <style:list-level-properties text:list-level-position-and-space-mode="label-alignment">
          <style:list-level-label-alignment text:label-followed-by="nothing" fo:text-indent="-0.688cm" fo:margin-left="0.688cm"/>
        </style:list-level-properties>
      </text:list-level-style-number>
      <text:list-level-style-number text:level="2" text:style-name="ListLabel_20_236" loext:num-list-format="%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ListLabel_20_237" loext:num-list-format="%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ListLabel_20_238" loext:num-list-format="%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ListLabel_20_239" loext:num-list-format="%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ListLabel_20_240" loext:num-list-format="%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ListLabel_20_241" loext:num-list-format="%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ListLabel_20_242" loext:num-list-format="%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ListLabel_20_243" loext:num-list-format="%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text:style-name="ListLabel_20_244" loext:num-list-format="(%1%)" style:num-prefix="(" style:num-suffix=")" style:num-format="一, 二, 三, ...">
        <style:list-level-properties text:list-level-position-and-space-mode="label-alignment">
          <style:list-level-label-alignment text:label-followed-by="nothing" fo:text-indent="-0.688cm" fo:margin-left="0.688cm"/>
        </style:list-level-properties>
      </text:list-level-style-number>
      <text:list-level-style-number text:level="2" text:style-name="ListLabel_20_245" loext:num-list-format="(%2%)" style:num-prefix="(" style:num-suffix=")" style:num-format="1">
        <style:list-level-properties text:list-level-position-and-space-mode="label-alignment">
          <style:list-level-label-alignment text:label-followed-by="listtab" fo:text-indent="-0.847cm" fo:margin-left="1.693cm"/>
        </style:list-level-properties>
      </text:list-level-style-number>
      <text:list-level-style-number text:level="3" text:style-name="ListLabel_20_246" loext:num-list-format="%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ListLabel_20_247" loext:num-list-format="%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ListLabel_20_248" loext:num-list-format="%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ListLabel_20_249" loext:num-list-format="%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ListLabel_20_250" loext:num-list-format="%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ListLabel_20_251" loext:num-list-format="%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ListLabel_20_252" loext:num-list-format="%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text:style-name="ListLabel_20_253" loext:num-list-format="(%1%)" style:num-prefix="(" style:num-suffix=")" style:num-format="1">
        <style:list-level-properties text:list-level-position-and-space-mode="label-alignment">
          <style:list-level-label-alignment text:label-followed-by="listtab" fo:text-indent="-0.84cm" fo:margin-left="1.69cm"/>
        </style:list-level-properties>
      </text:list-level-style-number>
      <text:list-level-style-number text:level="2" text:style-name="ListLabel_20_254" loext:num-list-format="%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ListLabel_20_255" loext:num-list-format="%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ListLabel_20_256" loext:num-list-format="%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ListLabel_20_257" loext:num-list-format="%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ListLabel_20_258" loext:num-list-format="%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ListLabel_20_259" loext:num-list-format="%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ListLabel_20_260" loext:num-list-format="%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ListLabel_20_261" loext:num-list-format="%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text:style-name="ListLabel_20_262" loext:num-list-format="%1%、" style:num-suffix="、" style:num-format="一, 二, 三, ...">
        <style:list-level-properties text:list-level-position-and-space-mode="label-alignment">
          <style:list-level-label-alignment text:label-followed-by="listtab" fo:text-indent="-0.847cm" fo:margin-left="7.1cm"/>
        </style:list-level-properties>
      </text:list-level-style-number>
      <text:list-level-style-number text:level="2" text:style-name="ListLabel_20_263" loext:num-list-format="%2%." style:num-suffix="." style:num-format="1">
        <style:list-level-properties text:list-level-position-and-space-mode="label-alignment">
          <style:list-level-label-alignment text:label-followed-by="listtab" fo:text-indent="-0.847cm" fo:margin-left="1.693cm"/>
        </style:list-level-properties>
      </text:list-level-style-number>
      <text:list-level-style-number text:level="3" text:style-name="ListLabel_20_264" loext:num-list-format="(%3%)" style:num-prefix="(" style:num-suffix=")" style:num-format="1">
        <style:list-level-properties text:list-level-position-and-space-mode="label-alignment">
          <style:list-level-label-alignment text:label-followed-by="listtab" fo:text-indent="-0.847cm" fo:margin-left="2.54cm"/>
        </style:list-level-properties>
      </text:list-level-style-number>
      <text:list-level-style-number text:level="4" text:style-name="ListLabel_20_265" loext:num-list-format="(%4%)" style:num-prefix="("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266" loext:num-list-format="%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ListLabel_20_267" loext:num-list-format="%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ListLabel_20_268" loext:num-list-format="%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ListLabel_20_269" loext:num-list-format="%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ListLabel_20_270" loext:num-list-format="%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text:style-name="ListLabel_20_271" loext:num-list-format="%1%、" style:num-suffix="、" style:num-format="一, 二, 三, ...">
        <style:list-level-properties text:list-level-position-and-space-mode="label-alignment">
          <style:list-level-label-alignment text:label-followed-by="listtab" fo:text-indent="-0.847cm" fo:margin-left="11.1cm"/>
        </style:list-level-properties>
      </text:list-level-style-number>
      <text:list-level-style-number text:level="2" text:style-name="ListLabel_20_272" loext:num-list-format="%2%." style:num-suffix="." style:num-format="1">
        <style:list-level-properties text:list-level-position-and-space-mode="label-alignment">
          <style:list-level-label-alignment text:label-followed-by="listtab" fo:text-indent="-0.847cm" fo:margin-left="1.693cm"/>
        </style:list-level-properties>
      </text:list-level-style-number>
      <text:list-level-style-number text:level="3" text:style-name="ListLabel_20_273" loext:num-list-format="%3%." style:num-suffix="." style:num-format="1">
        <style:list-level-properties text:list-level-position-and-space-mode="label-alignment">
          <style:list-level-label-alignment text:label-followed-by="listtab" fo:text-indent="-0.847cm" fo:margin-left="2.54cm"/>
        </style:list-level-properties>
      </text:list-level-style-number>
      <text:list-level-style-number text:level="4" text:style-name="ListLabel_20_274" loext:num-list-format="(%4%)" style:num-prefix="("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275" loext:num-list-format="%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ListLabel_20_276" loext:num-list-format="%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ListLabel_20_277" loext:num-list-format="%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ListLabel_20_278" loext:num-list-format="%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ListLabel_20_279" loext:num-list-format="%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text:style-name="ListLabel_20_280" loext:num-list-format="%1%、" style:num-suffix="、" style:num-format="一, 二, 三, ...">
        <style:list-level-properties text:list-level-position-and-space-mode="label-alignment">
          <style:list-level-label-alignment text:label-followed-by="listtab" fo:text-indent="-0.847cm" fo:margin-left="7.1cm"/>
        </style:list-level-properties>
      </text:list-level-style-number>
      <text:list-level-style-number text:level="2" text:style-name="ListLabel_20_281" loext:num-list-format="(%2%)" style:num-prefix="(" style:num-suffix=")" style:num-format="一, 二, 三, ...">
        <style:list-level-properties text:list-level-position-and-space-mode="label-alignment">
          <style:list-level-label-alignment text:label-followed-by="listtab" fo:text-indent="-0.847cm" fo:margin-left="1.693cm"/>
        </style:list-level-properties>
      </text:list-level-style-number>
      <text:list-level-style-number text:level="3" text:style-name="ListLabel_20_282" loext:num-list-format="%3%." style:num-suffix="." style:num-format="1">
        <style:list-level-properties text:list-level-position-and-space-mode="label-alignment">
          <style:list-level-label-alignment text:label-followed-by="listtab" fo:text-indent="-0.847cm" fo:margin-left="2.54cm"/>
        </style:list-level-properties>
      </text:list-level-style-number>
      <text:list-level-style-number text:level="4" text:style-name="ListLabel_20_283" loext:num-list-format="(%4%)" style:num-prefix="("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284" loext:num-list-format="%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ListLabel_20_285" loext:num-list-format="%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ListLabel_20_286" loext:num-list-format="%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ListLabel_20_287" loext:num-list-format="%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ListLabel_20_288" loext:num-list-format="%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text:style-name="ListLabel_20_289" loext:num-list-format="%1%、" style:num-suffix="、" style:num-format="一, 二, 三, ...">
        <style:list-level-properties text:list-level-position-and-space-mode="label-alignment">
          <style:list-level-label-alignment text:label-followed-by="listtab" fo:text-indent="-0.847cm" fo:margin-left="7.1cm"/>
        </style:list-level-properties>
      </text:list-level-style-number>
      <text:list-level-style-number text:level="2" text:style-name="ListLabel_20_290" loext:num-list-format="%2%." style:num-suffix="." style:num-format="1">
        <style:list-level-properties text:list-level-position-and-space-mode="label-alignment">
          <style:list-level-label-alignment text:label-followed-by="listtab" fo:text-indent="-0.847cm" fo:margin-left="1.693cm"/>
        </style:list-level-properties>
      </text:list-level-style-number>
      <text:list-level-style-number text:level="3" text:style-name="ListLabel_20_291" loext:num-list-format="%3%." style:num-suffix="." style:num-format="1">
        <style:list-level-properties text:list-level-position-and-space-mode="label-alignment">
          <style:list-level-label-alignment text:label-followed-by="listtab" fo:text-indent="-0.847cm" fo:margin-left="2.54cm"/>
        </style:list-level-properties>
      </text:list-level-style-number>
      <text:list-level-style-number text:level="4" text:style-name="ListLabel_20_292" loext:num-list-format="(%4%)" style:num-prefix="("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293" loext:num-list-format="%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ListLabel_20_294" loext:num-list-format="%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ListLabel_20_295" loext:num-list-format="%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ListLabel_20_296" loext:num-list-format="%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ListLabel_20_297" loext:num-list-format="%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text:style-name="ListLabel_20_298" loext:num-list-format="(%1%)" style:num-prefix="(" style:num-suffix=")" style:num-format="一, 二, 三, ...">
        <style:list-level-properties text:list-level-position-and-space-mode="label-alignment">
          <style:list-level-label-alignment text:label-followed-by="nothing" fo:text-indent="-0.688cm" fo:margin-left="0.688cm"/>
        </style:list-level-properties>
      </text:list-level-style-number>
      <text:list-level-style-number text:level="2" text:style-name="ListLabel_20_299" loext:num-list-format="(%2%)" style:num-prefix="(" style:num-suffix=")" style:num-format="1">
        <style:list-level-properties text:list-level-position-and-space-mode="label-alignment">
          <style:list-level-label-alignment text:label-followed-by="listtab" fo:text-indent="-0.847cm" fo:margin-left="1.693cm"/>
        </style:list-level-properties>
      </text:list-level-style-number>
      <text:list-level-style-number text:level="3" text:style-name="ListLabel_20_300" loext:num-list-format="%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ListLabel_20_301" loext:num-list-format="(%4%)" style:num-prefix="("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ListLabel_20_302" loext:num-list-format="%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ListLabel_20_303" loext:num-list-format="%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ListLabel_20_304" loext:num-list-format="%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ListLabel_20_305" loext:num-list-format="%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ListLabel_20_306" loext:num-list-format="%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text:style-name="ListLabel_20_307" loext:num-list-format="（%1%）" style:num-prefix="（" style:num-suffix="）" style:num-format="一, 二, 三, ...">
        <style:list-level-properties text:list-level-position-and-space-mode="label-alignment">
          <style:list-level-label-alignment text:label-followed-by="listtab" fo:text-indent="-0.847cm" fo:margin-left="1.693cm"/>
        </style:list-level-properties>
      </text:list-level-style-number>
      <text:list-level-style-number text:level="2" text:style-name="ListLabel_20_308" loext:num-list-format="%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ListLabel_20_309" loext:num-list-format="%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ListLabel_20_310" loext:num-list-format="%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ListLabel_20_311" loext:num-list-format="%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ListLabel_20_312" loext:num-list-format="%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ListLabel_20_313" loext:num-list-format="%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ListLabel_20_314" loext:num-list-format="%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ListLabel_20_315" loext:num-list-format="%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text:style-name="ListLabel_20_316" loext:num-list-format="%1%." style:num-suffix="." style:num-format="1">
        <style:list-level-properties text:list-level-position-and-space-mode="label-alignment">
          <style:list-level-label-alignment text:label-followed-by="listtab" fo:text-indent="-0.847cm" fo:margin-left="2.54cm"/>
        </style:list-level-properties>
      </text:list-level-style-number>
      <text:list-level-style-number text:level="2" text:style-name="ListLabel_20_317" loext:num-list-format="%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ListLabel_20_318" loext:num-list-format="%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ListLabel_20_319" loext:num-list-format="%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ListLabel_20_320" loext:num-list-format="%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ListLabel_20_321" loext:num-list-format="%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ListLabel_20_322" loext:num-list-format="%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ListLabel_20_323" loext:num-list-format="%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ListLabel_20_324" loext:num-list-format="%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text:style-name="ListLabel_20_325" loext:num-list-format="%1%." style:num-suffix="." style:num-format="1">
        <style:list-level-properties text:list-level-position-and-space-mode="label-alignment">
          <style:list-level-label-alignment text:label-followed-by="listtab" fo:text-indent="-0.847cm" fo:margin-left="2.54cm"/>
        </style:list-level-properties>
      </text:list-level-style-number>
      <text:list-level-style-number text:level="2" text:style-name="ListLabel_20_326" loext:num-list-format="%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ListLabel_20_327" loext:num-list-format="%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ListLabel_20_328" loext:num-list-format="%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ListLabel_20_329" loext:num-list-format="%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ListLabel_20_330" loext:num-list-format="%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ListLabel_20_331" loext:num-list-format="%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ListLabel_20_332" loext:num-list-format="%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ListLabel_20_333" loext:num-list-format="%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text:style-name="ListLabel_20_334" loext:num-list-format="%1%." style:num-suffix="." style:num-format="1">
        <style:list-level-properties text:list-level-position-and-space-mode="label-alignment">
          <style:list-level-label-alignment text:label-followed-by="listtab" fo:text-indent="-0.847cm" fo:margin-left="2.54cm"/>
        </style:list-level-properties>
      </text:list-level-style-number>
      <text:list-level-style-number text:level="2" text:style-name="ListLabel_20_335" loext:num-list-format="%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ListLabel_20_336" loext:num-list-format="%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ListLabel_20_337" loext:num-list-format="%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ListLabel_20_338" loext:num-list-format="%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ListLabel_20_339" loext:num-list-format="%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ListLabel_20_340" loext:num-list-format="%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ListLabel_20_341" loext:num-list-format="%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ListLabel_20_342" loext:num-list-format="%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text:style-name="ListLabel_20_343" loext:num-list-format="%1%." style:num-suffix="." style:num-format="I">
        <style:list-level-properties text:list-level-position-and-space-mode="label-alignment">
          <style:list-level-label-alignment text:label-followed-by="listtab" fo:text-indent="0.799cm" fo:margin-left="1.501cm"/>
        </style:list-level-properties>
      </text:list-level-style-number>
      <text:list-level-style-number text:level="2" text:style-name="ListLabel_20_344" loext:num-list-format="%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ListLabel_20_345" loext:num-list-format="%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ListLabel_20_346" loext:num-list-format="%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ListLabel_20_347" loext:num-list-format="%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ListLabel_20_348" loext:num-list-format="%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ListLabel_20_349" loext:num-list-format="%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ListLabel_20_350" loext:num-list-format="%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ListLabel_20_351" loext:num-list-format="%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text:style-name="ListLabel_20_352" loext:num-list-format="(%1%)" style:num-prefix="("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2" text:style-name="ListLabel_20_353" loext:num-list-format="%2%、"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3" text:style-name="ListLabel_20_354" loext:num-list-format="%3%."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4" text:style-name="ListLabel_20_355" loext:num-list-format="%4%."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5" text:style-name="ListLabel_20_356" loext:num-list-format="%5%、"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6" text:style-name="ListLabel_20_357" loext:num-list-format="%6%."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7" text:style-name="ListLabel_20_358" loext:num-list-format="%7%." style:num-suffix="." style:num-format="1">
        <style:list-level-properties text:list-level-position-and-space-mode="label-alignment">
          <style:list-level-label-alignment text:label-followed-by="listtab" fo:text-indent="-0.847cm" fo:margin-left="8.467cm"/>
        </style:list-level-properties>
      </text:list-level-style-number>
      <text:list-level-style-number text:level="8" text:style-name="ListLabel_20_359" loext:num-list-format="%8%、" style:num-suffix="、" style:num-format="甲, 乙, 丙, ...">
        <style:list-level-properties text:list-level-position-and-space-mode="label-alignment">
          <style:list-level-label-alignment text:label-followed-by="listtab" fo:text-indent="-0.847cm" fo:margin-left="9.313cm"/>
        </style:list-level-properties>
      </text:list-level-style-number>
      <text:list-level-style-number text:level="9" text:style-name="ListLabel_20_360" loext:num-list-format="%9%." style:num-suffix="." style:num-format="i">
        <style:list-level-properties text:list-level-position-and-space-mode="label-alignment" fo:text-align="end">
          <style:list-level-label-alignment text:label-followed-by="listtab" fo:text-indent="-0.847cm" fo:margin-left="10.1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number text:level="1" text:style-name="ListLabel_20_361" loext:num-list-format="(%1%)" style:num-prefix="("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2" text:style-name="ListLabel_20_362" loext:num-list-format="%2%、"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3" text:style-name="ListLabel_20_363" loext:num-list-format="%3%."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4" text:style-name="ListLabel_20_364" loext:num-list-format="%4%."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5" text:style-name="ListLabel_20_365" loext:num-list-format="%5%、"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6" text:style-name="ListLabel_20_366" loext:num-list-format="%6%."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7" text:style-name="ListLabel_20_367" loext:num-list-format="%7%." style:num-suffix="." style:num-format="1">
        <style:list-level-properties text:list-level-position-and-space-mode="label-alignment">
          <style:list-level-label-alignment text:label-followed-by="listtab" fo:text-indent="-0.847cm" fo:margin-left="8.467cm"/>
        </style:list-level-properties>
      </text:list-level-style-number>
      <text:list-level-style-number text:level="8" text:style-name="ListLabel_20_368" loext:num-list-format="%8%、" style:num-suffix="、" style:num-format="甲, 乙, 丙, ...">
        <style:list-level-properties text:list-level-position-and-space-mode="label-alignment">
          <style:list-level-label-alignment text:label-followed-by="listtab" fo:text-indent="-0.847cm" fo:margin-left="9.313cm"/>
        </style:list-level-properties>
      </text:list-level-style-number>
      <text:list-level-style-number text:level="9" text:style-name="ListLabel_20_369" loext:num-list-format="%9%." style:num-suffix="." style:num-format="i">
        <style:list-level-properties text:list-level-position-and-space-mode="label-alignment" fo:text-align="end">
          <style:list-level-label-alignment text:label-followed-by="listtab" fo:text-indent="-0.847cm" fo:margin-left="10.1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number text:level="1" text:style-name="ListLabel_20_370" loext:num-list-format="%1%." style:num-suffix="." style:num-format="1">
        <style:list-level-properties text:list-level-position-and-space-mode="label-alignment">
          <style:list-level-label-alignment text:label-followed-by="listtab" fo:text-indent="-0.847cm" fo:margin-left="3.097cm"/>
        </style:list-level-properties>
      </text:list-level-style-number>
      <text:list-level-style-number text:level="2" text:style-name="ListLabel_20_371" loext:num-list-format="%2%." style:num-suffix="." style:num-format="1">
        <style:list-level-properties text:list-level-position-and-space-mode="label-alignment">
          <style:list-level-label-alignment text:label-followed-by="listtab" fo:text-indent="-0.847cm" fo:margin-left="3.944cm"/>
        </style:list-level-properties>
      </text:list-level-style-number>
      <text:list-level-style-number text:level="3" text:style-name="ListLabel_20_372" loext:num-list-format="(%3%)" style:num-prefix="(" style:num-suffix=")" style:num-format="1">
        <style:list-level-properties text:list-level-position-and-space-mode="label-alignment">
          <style:list-level-label-alignment text:label-followed-by="listtab" fo:text-indent="-0.635cm" fo:margin-left="2.887cm"/>
        </style:list-level-properties>
      </text:list-level-style-number>
      <text:list-level-style-bullet text:level="4" text:style-name="ListLabel_20_373" loext:num-list-format="" style:num-suffix="" text:bullet-char="">
        <style:list-level-properties text:list-level-position-and-space-mode="label-alignment">
          <style:list-level-label-alignment text:label-followed-by="listtab" fo:text-indent="-0.847cm" fo:margin-left="5.637cm"/>
        </style:list-level-properties>
        <style:text-properties fo:font-family="Wingdings" style:font-style-name="Regular" style:font-pitch="variable" style:font-charset="x-symbol"/>
      </text:list-level-style-bullet>
      <text:list-level-style-bullet text:level="5" text:style-name="ListLabel_20_374" loext:num-list-format="" style:num-suffix="" text:bullet-char="">
        <style:list-level-properties text:list-level-position-and-space-mode="label-alignment">
          <style:list-level-label-alignment text:label-followed-by="listtab" fo:text-indent="-0.847cm" fo:margin-left="6.484cm"/>
        </style:list-level-properties>
        <style:text-properties fo:font-family="Wingdings" style:font-style-name="Regular" style:font-pitch="variable" style:font-charset="x-symbol"/>
      </text:list-level-style-bullet>
      <text:list-level-style-bullet text:level="6" text:style-name="ListLabel_20_375" loext:num-list-format="" style:num-suffix="" text:bullet-char="">
        <style:list-level-properties text:list-level-position-and-space-mode="label-alignment">
          <style:list-level-label-alignment text:label-followed-by="listtab" fo:text-indent="-0.847cm" fo:margin-left="7.331cm"/>
        </style:list-level-properties>
        <style:text-properties fo:font-family="Wingdings" style:font-style-name="Regular" style:font-pitch="variable" style:font-charset="x-symbol"/>
      </text:list-level-style-bullet>
      <text:list-level-style-bullet text:level="7" text:style-name="ListLabel_20_376" loext:num-list-format="" style:num-suffix="" text:bullet-char="">
        <style:list-level-properties text:list-level-position-and-space-mode="label-alignment">
          <style:list-level-label-alignment text:label-followed-by="listtab" fo:text-indent="-0.847cm" fo:margin-left="8.177cm"/>
        </style:list-level-properties>
        <style:text-properties fo:font-family="Wingdings" style:font-style-name="Regular" style:font-pitch="variable" style:font-charset="x-symbol"/>
      </text:list-level-style-bullet>
      <text:list-level-style-bullet text:level="8" text:style-name="ListLabel_20_377" loext:num-list-format="" style:num-suffix="" text:bullet-char="">
        <style:list-level-properties text:list-level-position-and-space-mode="label-alignment">
          <style:list-level-label-alignment text:label-followed-by="listtab" fo:text-indent="-0.847cm" fo:margin-left="9.024cm"/>
        </style:list-level-properties>
        <style:text-properties fo:font-family="Wingdings" style:font-style-name="Regular" style:font-pitch="variable" style:font-charset="x-symbol"/>
      </text:list-level-style-bullet>
      <text:list-level-style-bullet text:level="9" text:style-name="ListLabel_20_378" loext:num-list-format="" style:num-suffix="" text:bullet-char="">
        <style:list-level-properties text:list-level-position-and-space-mode="label-alignment">
          <style:list-level-label-alignment text:label-followed-by="listtab" fo:text-indent="-0.847cm" fo:margin-left="9.871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number text:level="1" text:style-name="ListLabel_20_379" loext:num-list-format="(%1%)" style:num-prefix="(" style:num-suffix=")" style:num-format="一, 二, 三, ...">
        <style:list-level-properties text:list-level-position-and-space-mode="label-alignment">
          <style:list-level-label-alignment text:label-followed-by="listtab" fo:text-indent="-0.847cm" fo:margin-left="1.693cm"/>
        </style:list-level-properties>
      </text:list-level-style-number>
      <text:list-level-style-number text:level="2" text:style-name="ListLabel_20_380" loext:num-list-format="%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ListLabel_20_381" loext:num-list-format="%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ListLabel_20_382" loext:num-list-format="%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ListLabel_20_383" loext:num-list-format="%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ListLabel_20_384" loext:num-list-format="%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ListLabel_20_385" loext:num-list-format="%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ListLabel_20_386" loext:num-list-format="%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ListLabel_20_387" loext:num-list-format="%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number text:level="1" text:style-name="ListLabel_20_388" loext:num-list-format="%1%." style:num-suffix="." style:num-format="1">
        <style:list-level-properties text:list-level-position-and-space-mode="label-alignment">
          <style:list-level-label-alignment text:label-followed-by="listtab" fo:text-indent="-0.847cm" fo:margin-left="2.54cm"/>
        </style:list-level-properties>
      </text:list-level-style-number>
      <text:list-level-style-number text:level="2" text:style-name="ListLabel_20_389" loext:num-list-format="%2%、" style:num-suffix="、" style:num-format="甲, 乙, 丙, ...">
        <style:list-level-properties text:list-level-position-and-space-mode="label-alignment">
          <style:list-level-label-alignment text:label-followed-by="listtab" fo:text-indent="-0.847cm" fo:margin-left="0.847cm"/>
        </style:list-level-properties>
      </text:list-level-style-number>
      <text:list-level-style-number text:level="3" text:style-name="ListLabel_20_390" loext:num-list-format="%3%." style:num-suffix="." style:num-format="i">
        <style:list-level-properties text:list-level-position-and-space-mode="label-alignment" fo:text-align="end">
          <style:list-level-label-alignment text:label-followed-by="listtab" fo:text-indent="-0.847cm" fo:margin-left="1.693cm"/>
        </style:list-level-properties>
      </text:list-level-style-number>
      <text:list-level-style-number text:level="4" text:style-name="ListLabel_20_391" loext:num-list-format="%4%." style:num-suffix="." style:num-format="1">
        <style:list-level-properties text:list-level-position-and-space-mode="label-alignment">
          <style:list-level-label-alignment text:label-followed-by="listtab" fo:text-indent="-0.847cm" fo:margin-left="2.54cm"/>
        </style:list-level-properties>
      </text:list-level-style-number>
      <text:list-level-style-number text:level="5" text:style-name="ListLabel_20_392" loext:num-list-format="%5%、" style:num-suffix="、" style:num-format="甲, 乙, 丙, ...">
        <style:list-level-properties text:list-level-position-and-space-mode="label-alignment">
          <style:list-level-label-alignment text:label-followed-by="listtab" fo:text-indent="-0.847cm" fo:margin-left="3.387cm"/>
        </style:list-level-properties>
      </text:list-level-style-number>
      <text:list-level-style-number text:level="6" text:style-name="ListLabel_20_393" loext:num-list-format="%6%." style:num-suffix="." style:num-format="i">
        <style:list-level-properties text:list-level-position-and-space-mode="label-alignment" fo:text-align="end">
          <style:list-level-label-alignment text:label-followed-by="listtab" fo:text-indent="-0.847cm" fo:margin-left="4.233cm"/>
        </style:list-level-properties>
      </text:list-level-style-number>
      <text:list-level-style-number text:level="7" text:style-name="ListLabel_20_394" loext:num-list-format="%7%." style:num-suffix="." style:num-format="1">
        <style:list-level-properties text:list-level-position-and-space-mode="label-alignment">
          <style:list-level-label-alignment text:label-followed-by="listtab" fo:text-indent="-0.847cm" fo:margin-left="5.08cm"/>
        </style:list-level-properties>
      </text:list-level-style-number>
      <text:list-level-style-number text:level="8" text:style-name="ListLabel_20_395" loext:num-list-format="%8%、" style:num-suffix="、" style:num-format="甲, 乙, 丙, ...">
        <style:list-level-properties text:list-level-position-and-space-mode="label-alignment">
          <style:list-level-label-alignment text:label-followed-by="listtab" fo:text-indent="-0.847cm" fo:margin-left="5.927cm"/>
        </style:list-level-properties>
      </text:list-level-style-number>
      <text:list-level-style-number text:level="9" text:style-name="ListLabel_20_396" loext:num-list-format="%9%." style:num-suffix="." style:num-format="i">
        <style:list-level-properties text:list-level-position-and-space-mode="label-alignment" fo:text-align="end">
          <style:list-level-label-alignment text:label-followed-by="listtab" fo:text-indent="-0.847cm" fo:margin-left="6.77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number text:level="1" text:style-name="ListLabel_20_397" loext:num-list-format="%1%." style:num-suffix="." style:num-format="1">
        <style:list-level-properties text:list-level-position-and-space-mode="label-alignment">
          <style:list-level-label-alignment text:label-followed-by="listtab" fo:text-indent="-0.847cm" fo:margin-left="2.54cm"/>
        </style:list-level-properties>
      </text:list-level-style-number>
      <text:list-level-style-number text:level="2" text:style-name="ListLabel_20_398" loext:num-list-format="%2%、" style:num-suffix="、" style:num-format="甲, 乙, 丙, ...">
        <style:list-level-properties text:list-level-position-and-space-mode="label-alignment">
          <style:list-level-label-alignment text:label-followed-by="listtab" fo:text-indent="-0.847cm" fo:margin-left="0.847cm"/>
        </style:list-level-properties>
      </text:list-level-style-number>
      <text:list-level-style-number text:level="3" text:style-name="ListLabel_20_399" loext:num-list-format="%3%." style:num-suffix="." style:num-format="i">
        <style:list-level-properties text:list-level-position-and-space-mode="label-alignment" fo:text-align="end">
          <style:list-level-label-alignment text:label-followed-by="listtab" fo:text-indent="-0.847cm" fo:margin-left="1.693cm"/>
        </style:list-level-properties>
      </text:list-level-style-number>
      <text:list-level-style-number text:level="4" text:style-name="ListLabel_20_400" loext:num-list-format="%4%." style:num-suffix="." style:num-format="1">
        <style:list-level-properties text:list-level-position-and-space-mode="label-alignment">
          <style:list-level-label-alignment text:label-followed-by="listtab" fo:text-indent="-0.847cm" fo:margin-left="2.54cm"/>
        </style:list-level-properties>
      </text:list-level-style-number>
      <text:list-level-style-number text:level="5" text:style-name="ListLabel_20_401" loext:num-list-format="%5%、" style:num-suffix="、" style:num-format="甲, 乙, 丙, ...">
        <style:list-level-properties text:list-level-position-and-space-mode="label-alignment">
          <style:list-level-label-alignment text:label-followed-by="listtab" fo:text-indent="-0.847cm" fo:margin-left="3.387cm"/>
        </style:list-level-properties>
      </text:list-level-style-number>
      <text:list-level-style-number text:level="6" text:style-name="ListLabel_20_402" loext:num-list-format="%6%." style:num-suffix="." style:num-format="i">
        <style:list-level-properties text:list-level-position-and-space-mode="label-alignment" fo:text-align="end">
          <style:list-level-label-alignment text:label-followed-by="listtab" fo:text-indent="-0.847cm" fo:margin-left="4.233cm"/>
        </style:list-level-properties>
      </text:list-level-style-number>
      <text:list-level-style-number text:level="7" text:style-name="ListLabel_20_403" loext:num-list-format="%7%." style:num-suffix="." style:num-format="1">
        <style:list-level-properties text:list-level-position-and-space-mode="label-alignment">
          <style:list-level-label-alignment text:label-followed-by="listtab" fo:text-indent="-0.847cm" fo:margin-left="5.08cm"/>
        </style:list-level-properties>
      </text:list-level-style-number>
      <text:list-level-style-number text:level="8" text:style-name="ListLabel_20_404" loext:num-list-format="%8%、" style:num-suffix="、" style:num-format="甲, 乙, 丙, ...">
        <style:list-level-properties text:list-level-position-and-space-mode="label-alignment">
          <style:list-level-label-alignment text:label-followed-by="listtab" fo:text-indent="-0.847cm" fo:margin-left="5.927cm"/>
        </style:list-level-properties>
      </text:list-level-style-number>
      <text:list-level-style-number text:level="9" text:style-name="ListLabel_20_405" loext:num-list-format="%9%." style:num-suffix="." style:num-format="i">
        <style:list-level-properties text:list-level-position-and-space-mode="label-alignment" fo:text-align="end">
          <style:list-level-label-alignment text:label-followed-by="listtab" fo:text-indent="-0.847cm" fo:margin-left="6.77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bullet text:level="1" text:style-name="ListLabel_20_406" loext:num-list-format="" style:num-suffix="" text:bullet-char="">
        <style:list-level-properties text:list-level-position-and-space-mode="label-alignment">
          <style:list-level-label-alignment text:label-followed-by="listtab" fo:text-indent="-0.847cm" fo:margin-left="0.847cm"/>
        </style:list-level-properties>
        <style:text-properties fo:font-family="Wingdings" style:font-style-name="Regular" style:font-pitch="variable" style:font-charset="x-symbol"/>
      </text:list-level-style-bullet>
      <text:list-level-style-bullet text:level="2" text:style-name="ListLabel_20_407" loext:num-list-format="" style:num-suffix="" text:bullet-char="">
        <style:list-level-properties text:list-level-position-and-space-mode="label-alignment">
          <style:list-level-label-alignment text:label-followed-by="listtab" fo:text-indent="-0.847cm" fo:margin-left="1.693cm"/>
        </style:list-level-properties>
        <style:text-properties fo:font-family="Wingdings" style:font-style-name="Regular" style:font-pitch="variable" style:font-charset="x-symbol"/>
      </text:list-level-style-bullet>
      <text:list-level-style-bullet text:level="3" text:style-name="ListLabel_20_408" loext:num-list-format="" style:num-suffix="" text:bullet-char="">
        <style:list-level-properties text:list-level-position-and-space-mode="label-alignment">
          <style:list-level-label-alignment text:label-followed-by="listtab" fo:text-indent="-0.847cm" fo:margin-left="2.54cm"/>
        </style:list-level-properties>
        <style:text-properties fo:font-family="Wingdings" style:font-style-name="Regular" style:font-pitch="variable" style:font-charset="x-symbol"/>
      </text:list-level-style-bullet>
      <text:list-level-style-bullet text:level="4" text:style-name="ListLabel_20_409" loext:num-list-format="" style:num-suffix="" text:bullet-char="">
        <style:list-level-properties text:list-level-position-and-space-mode="label-alignment">
          <style:list-level-label-alignment text:label-followed-by="listtab" fo:text-indent="-0.847cm" fo:margin-left="3.387cm"/>
        </style:list-level-properties>
        <style:text-properties fo:font-family="Wingdings" style:font-style-name="Regular" style:font-pitch="variable" style:font-charset="x-symbol"/>
      </text:list-level-style-bullet>
      <text:list-level-style-bullet text:level="5" text:style-name="ListLabel_20_410" loext:num-list-format="" style:num-suffix="" text:bullet-char="">
        <style:list-level-properties text:list-level-position-and-space-mode="label-alignment">
          <style:list-level-label-alignment text:label-followed-by="listtab" fo:text-indent="-0.847cm" fo:margin-left="4.233cm"/>
        </style:list-level-properties>
        <style:text-properties fo:font-family="Wingdings" style:font-style-name="Regular" style:font-pitch="variable" style:font-charset="x-symbol"/>
      </text:list-level-style-bullet>
      <text:list-level-style-bullet text:level="6" text:style-name="ListLabel_20_411" loext:num-list-format="" style:num-suffix="" text:bullet-char="">
        <style:list-level-properties text:list-level-position-and-space-mode="label-alignment">
          <style:list-level-label-alignment text:label-followed-by="listtab" fo:text-indent="-0.847cm" fo:margin-left="5.08cm"/>
        </style:list-level-properties>
        <style:text-properties fo:font-family="Wingdings" style:font-style-name="Regular" style:font-pitch="variable" style:font-charset="x-symbol"/>
      </text:list-level-style-bullet>
      <text:list-level-style-bullet text:level="7" text:style-name="ListLabel_20_412" loext:num-list-format="" style:num-suffix="" text:bullet-char="">
        <style:list-level-properties text:list-level-position-and-space-mode="label-alignment">
          <style:list-level-label-alignment text:label-followed-by="listtab" fo:text-indent="-0.847cm" fo:margin-left="5.927cm"/>
        </style:list-level-properties>
        <style:text-properties fo:font-family="Wingdings" style:font-style-name="Regular" style:font-pitch="variable" style:font-charset="x-symbol"/>
      </text:list-level-style-bullet>
      <text:list-level-style-bullet text:level="8" text:style-name="ListLabel_20_413" loext:num-list-format="" style:num-suffix="" text:bullet-char="">
        <style:list-level-properties text:list-level-position-and-space-mode="label-alignment">
          <style:list-level-label-alignment text:label-followed-by="listtab" fo:text-indent="-0.847cm" fo:margin-left="6.773cm"/>
        </style:list-level-properties>
        <style:text-properties fo:font-family="Wingdings" style:font-style-name="Regular" style:font-pitch="variable" style:font-charset="x-symbol"/>
      </text:list-level-style-bullet>
      <text:list-level-style-bullet text:level="9" text:style-name="ListLabel_20_414" loext:num-list-format="" style:num-suffix="" text:bullet-char="">
        <style:list-level-properties text:list-level-position-and-space-mode="label-alignment">
          <style:list-level-label-alignment text:label-followed-by="listtab" fo:text-indent="-0.847cm" fo:margin-left="7.62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number text:level="1" text:style-name="ListLabel_20_415" loext:num-list-format="%1%、" style:num-suffix="、" style:num-format="一, 二, 三, ...">
        <style:list-level-properties text:list-level-position-and-space-mode="label-alignment">
          <style:list-level-label-alignment text:label-followed-by="listtab" fo:text-indent="-1.429cm" fo:margin-left="1.429cm"/>
        </style:list-level-properties>
      </text:list-level-style-number>
      <text:list-level-style-number text:level="2" text:style-name="ListLabel_20_416" loext:num-list-format="%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ListLabel_20_417" loext:num-list-format="%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ListLabel_20_418" loext:num-list-format="%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ListLabel_20_419" loext:num-list-format="%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ListLabel_20_420" loext:num-list-format="%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ListLabel_20_421" loext:num-list-format="%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ListLabel_20_422" loext:num-list-format="%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ListLabel_20_423" loext:num-list-format="%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number text:level="1" text:style-name="ListLabel_20_424" loext:num-list-format="%1%." style:num-suffix="." style:num-format="1">
        <style:list-level-properties text:list-level-position-and-space-mode="label-alignment">
          <style:list-level-label-alignment text:label-followed-by="listtab" fo:text-indent="-0.847cm" fo:margin-left="1.348cm"/>
        </style:list-level-properties>
      </text:list-level-style-number>
      <text:list-level-style-number text:level="2" text:style-name="ListLabel_20_425" loext:num-list-format="%2%、" style:num-suffix="、" style:num-format="甲, 乙, 丙, ...">
        <style:list-level-properties text:list-level-position-and-space-mode="label-alignment">
          <style:list-level-label-alignment text:label-followed-by="listtab" fo:text-indent="-0.847cm" fo:margin-left="2.194cm"/>
        </style:list-level-properties>
      </text:list-level-style-number>
      <text:list-level-style-number text:level="3" text:style-name="ListLabel_20_426" loext:num-list-format="%3%." style:num-suffix="." style:num-format="i">
        <style:list-level-properties text:list-level-position-and-space-mode="label-alignment" fo:text-align="end">
          <style:list-level-label-alignment text:label-followed-by="listtab" fo:text-indent="-0.847cm" fo:margin-left="3.041cm"/>
        </style:list-level-properties>
      </text:list-level-style-number>
      <text:list-level-style-number text:level="4" text:style-name="ListLabel_20_427" loext:num-list-format="%4%." style:num-suffix="." style:num-format="1">
        <style:list-level-properties text:list-level-position-and-space-mode="label-alignment">
          <style:list-level-label-alignment text:label-followed-by="listtab" fo:text-indent="-0.847cm" fo:margin-left="3.888cm"/>
        </style:list-level-properties>
      </text:list-level-style-number>
      <text:list-level-style-number text:level="5" text:style-name="ListLabel_20_428" loext:num-list-format="%5%、" style:num-suffix="、" style:num-format="甲, 乙, 丙, ...">
        <style:list-level-properties text:list-level-position-and-space-mode="label-alignment">
          <style:list-level-label-alignment text:label-followed-by="listtab" fo:text-indent="-0.847cm" fo:margin-left="4.734cm"/>
        </style:list-level-properties>
      </text:list-level-style-number>
      <text:list-level-style-number text:level="6" text:style-name="ListLabel_20_429" loext:num-list-format="%6%." style:num-suffix="." style:num-format="i">
        <style:list-level-properties text:list-level-position-and-space-mode="label-alignment" fo:text-align="end">
          <style:list-level-label-alignment text:label-followed-by="listtab" fo:text-indent="-0.847cm" fo:margin-left="5.581cm"/>
        </style:list-level-properties>
      </text:list-level-style-number>
      <text:list-level-style-number text:level="7" text:style-name="ListLabel_20_430" loext:num-list-format="%7%." style:num-suffix="." style:num-format="1">
        <style:list-level-properties text:list-level-position-and-space-mode="label-alignment">
          <style:list-level-label-alignment text:label-followed-by="listtab" fo:text-indent="-0.847cm" fo:margin-left="6.428cm"/>
        </style:list-level-properties>
      </text:list-level-style-number>
      <text:list-level-style-number text:level="8" text:style-name="ListLabel_20_431" loext:num-list-format="%8%、" style:num-suffix="、" style:num-format="甲, 乙, 丙, ...">
        <style:list-level-properties text:list-level-position-and-space-mode="label-alignment">
          <style:list-level-label-alignment text:label-followed-by="listtab" fo:text-indent="-0.847cm" fo:margin-left="7.274cm"/>
        </style:list-level-properties>
      </text:list-level-style-number>
      <text:list-level-style-number text:level="9" text:style-name="ListLabel_20_432" loext:num-list-format="%9%." style:num-suffix="." style:num-format="i">
        <style:list-level-properties text:list-level-position-and-space-mode="label-alignment" fo:text-align="end">
          <style:list-level-label-alignment text:label-followed-by="listtab" fo:text-indent="-0.847cm" fo:margin-left="8.12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
      <text:list-level-style-number text:level="1" text:style-name="ListLabel_20_433" loext:num-list-format="%1%." style:num-suffix="." style:num-format="1">
        <style:list-level-properties text:list-level-position-and-space-mode="label-alignment">
          <style:list-level-label-alignment text:label-followed-by="listtab" fo:text-indent="-0.847cm" fo:margin-left="2.54cm"/>
        </style:list-level-properties>
      </text:list-level-style-number>
      <text:list-level-style-number text:level="2" text:style-name="ListLabel_20_434" loext:num-list-format="%2%、" style:num-suffix="、" style:num-format="甲, 乙, 丙, ...">
        <style:list-level-properties text:list-level-position-and-space-mode="label-alignment">
          <style:list-level-label-alignment text:label-followed-by="listtab" fo:text-indent="-0.847cm" fo:margin-left="0.847cm"/>
        </style:list-level-properties>
      </text:list-level-style-number>
      <text:list-level-style-number text:level="3" text:style-name="ListLabel_20_435" loext:num-list-format="%3%." style:num-suffix="." style:num-format="i">
        <style:list-level-properties text:list-level-position-and-space-mode="label-alignment" fo:text-align="end">
          <style:list-level-label-alignment text:label-followed-by="listtab" fo:text-indent="-0.847cm" fo:margin-left="1.693cm"/>
        </style:list-level-properties>
      </text:list-level-style-number>
      <text:list-level-style-number text:level="4" text:style-name="ListLabel_20_436" loext:num-list-format="%4%." style:num-suffix="." style:num-format="1">
        <style:list-level-properties text:list-level-position-and-space-mode="label-alignment">
          <style:list-level-label-alignment text:label-followed-by="listtab" fo:text-indent="-0.847cm" fo:margin-left="2.54cm"/>
        </style:list-level-properties>
      </text:list-level-style-number>
      <text:list-level-style-number text:level="5" text:style-name="ListLabel_20_437" loext:num-list-format="%5%、" style:num-suffix="、" style:num-format="甲, 乙, 丙, ...">
        <style:list-level-properties text:list-level-position-and-space-mode="label-alignment">
          <style:list-level-label-alignment text:label-followed-by="listtab" fo:text-indent="-0.847cm" fo:margin-left="3.387cm"/>
        </style:list-level-properties>
      </text:list-level-style-number>
      <text:list-level-style-number text:level="6" text:style-name="ListLabel_20_438" loext:num-list-format="%6%." style:num-suffix="." style:num-format="i">
        <style:list-level-properties text:list-level-position-and-space-mode="label-alignment" fo:text-align="end">
          <style:list-level-label-alignment text:label-followed-by="listtab" fo:text-indent="-0.847cm" fo:margin-left="4.233cm"/>
        </style:list-level-properties>
      </text:list-level-style-number>
      <text:list-level-style-number text:level="7" text:style-name="ListLabel_20_439" loext:num-list-format="%7%." style:num-suffix="." style:num-format="1">
        <style:list-level-properties text:list-level-position-and-space-mode="label-alignment">
          <style:list-level-label-alignment text:label-followed-by="listtab" fo:text-indent="-0.847cm" fo:margin-left="5.08cm"/>
        </style:list-level-properties>
      </text:list-level-style-number>
      <text:list-level-style-number text:level="8" text:style-name="ListLabel_20_440" loext:num-list-format="%8%、" style:num-suffix="、" style:num-format="甲, 乙, 丙, ...">
        <style:list-level-properties text:list-level-position-and-space-mode="label-alignment">
          <style:list-level-label-alignment text:label-followed-by="listtab" fo:text-indent="-0.847cm" fo:margin-left="5.927cm"/>
        </style:list-level-properties>
      </text:list-level-style-number>
      <text:list-level-style-number text:level="9" text:style-name="ListLabel_20_441" loext:num-list-format="%9%." style:num-suffix="." style:num-format="i">
        <style:list-level-properties text:list-level-position-and-space-mode="label-alignment" fo:text-align="end">
          <style:list-level-label-alignment text:label-followed-by="listtab" fo:text-indent="-0.847cm" fo:margin-left="6.77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佈景主題">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1cm" fo:margin-left="2cm" fo:margin-right="2cm" style:writing-mode="lr-tb" style:layout-grid-color="#c0c0c0" style:layout-grid-lines="40" style:layout-grid-base-height="0.635cm" style:layout-grid-ruby-height="0cm" style:layout-grid-mode="li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cm" fo:margin-left="0cm" fo:margin-right="0cm" fo:margin-top="0.9cm" style:dynamic-spacing="true"/>
      </style:footer-style>
    </style:page-layout>
    <style:page-layout style:name="Mpm2">
      <style:page-layout-properties fo:page-width="21.001cm" fo:page-height="29.7cm" style:num-format="i" style:print-orientation="portrait" fo:margin-top="2cm" fo:margin-bottom="1cm" fo:margin-left="2cm" fo:margin-right="2cm" style:writing-mode="lr-tb" style:layout-grid-color="#c0c0c0" style:layout-grid-lines="40" style:layout-grid-base-height="0.635cm" style:layout-grid-ruby-height="0cm" style:layout-grid-mode="li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cm" fo:margin-left="0cm" fo:margin-right="0cm" fo:margin-top="0.9cm" style:dynamic-spacing="true"/>
      </style:footer-style>
    </style:page-layout>
    <style:page-layout style:name="Mpm3">
      <style:page-layout-properties fo:page-width="29.7cm" fo:page-height="21.001cm" style:num-format="1" style:print-orientation="landscape" fo:margin-top="2cm" fo:margin-bottom="1cm" fo:margin-left="2cm" fo:margin-right="2cm" style:writing-mode="lr-tb" style:layout-grid-color="#c0c0c0" style:layout-grid-lines="26" style:layout-grid-base-height="0.635cm" style:layout-grid-ruby-height="0cm" style:layout-grid-mode="li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cm" fo:margin-left="0cm" fo:margin-right="0cm" fo:margin-top="0.9cm" style:dynamic-spacing="true"/>
      </style:footer-style>
    </style:page-layout>
    <style:page-layout style:name="Mpm4">
      <style:page-layout-properties fo:page-width="21.001cm" fo:page-height="29.7cm" style:num-format="1" style:print-orientation="portrait" fo:margin-top="1.199cm" fo:margin-bottom="0.801cm" fo:margin-left="1cm" fo:margin-right="1cm" style:writing-mode="lr-tb" style:layout-grid-color="#c0c0c0" style:layout-grid-lines="42" style:layout-grid-base-height="0.635cm" style:layout-grid-ruby-height="0cm" style:layout-grid-mode="li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399cm" fo:margin-left="0cm" fo:margin-right="0cm" fo:margin-top="0.298cm" style:dynamic-spacing="true"/>
      </style:footer-style>
    </style:page-layout>
    <style:page-layout style:name="Mpm5">
      <style:page-layout-properties fo:page-width="21.001cm" fo:page-height="29.7cm" style:num-format="1" style:print-orientation="portrait" fo:margin-top="1.27cm" fo:margin-bottom="1cm" fo:margin-left="1.27cm" fo:margin-right="1.27cm" style:writing-mode="lr-tb" style:layout-grid-color="#c0c0c0" style:layout-grid-lines="42" style:layout-grid-base-height="0.635cm" style:layout-grid-ruby-height="0cm" style:layout-grid-mode="li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27cm" fo:margin-left="0cm" fo:margin-right="0cm" fo:margin-top="0.16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style:footer>
    </style:master-page>
    <style:master-page style:name="Converted1" style:page-layout-name="Mpm2" draw:style-name="Mdp1">
      <style:footer>
        <text:p text:style-name="MP1"/>
      </style:footer>
    </style:master-page>
    <style:master-page style:name="Converted2" style:page-layout-name="Mpm1" draw:style-name="Mdp1">
      <style:footer>
        <text:p text:style-name="MP1"><text:page-number text:select-page="current">1</text:page-number></text:p>
      </style:footer>
    </style:master-page>
    <style:master-page style:name="Converted3" style:page-layout-name="Mpm3" draw:style-name="Mdp1">
      <style:footer>
        <text:p text:style-name="MP1"><text:page-number text:select-page="current">2</text:page-number></text:p>
      </style:footer>
    </style:master-page>
    <style:master-page style:name="Converted4" style:page-layout-name="Mpm1" draw:style-name="Mdp1">
      <style:footer>
        <text:p text:style-name="MP1"><text:page-number text:select-page="current">5</text:page-number></text:p>
      </style:footer>
    </style:master-page>
    <style:master-page style:name="Converted5" style:page-layout-name="Mpm4" draw:style-name="Mdp1">
      <style:footer>
        <text:p text:style-name="MP1"><text:page-number text:select-page="current">7</text:page-number></text:p>
      </style:footer>
    </style:master-page>
    <style:master-page style:name="Converted6" style:page-layout-name="Mpm1" draw:style-name="Mdp1">
      <style:footer>
        <text:p text:style-name="MP1"><text:page-number text:select-page="current">9</text:page-number></text:p>
      </style:footer>
    </style:master-page>
    <style:master-page style:name="Converted7" style:page-layout-name="Mpm5" draw:style-name="Mdp1">
      <style:footer>
        <text:p text:style-name="MP1"><text:page-number text:select-page="current">11</text:page-number></text:p>
      </style:footer>
    </style:master-page>
    <style:master-page style:name="Converted8" style:page-layout-name="Mpm1" draw:style-name="Mdp1">
      <style:footer>
        <text:p text:style-name="MP1"><text:page-number text:select-page="current">16</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Jimmy Z</meta:initial-creator>
    <dc:creator>吳珮羽</dc:creator>
    <meta:editing-cycles>74</meta:editing-cycles>
    <meta:print-date>2023-12-21T06:32:00</meta:print-date>
    <meta:creation-date>2023-11-28T03:36:00</meta:creation-date>
    <dc:date>2025-02-10T03:12:00</dc:date>
    <meta:editing-duration>PT8H33M</meta:editing-duration>
    <meta:generator>LibreOffice/24.2.5.2$Windows_X86_64 LibreOffice_project/bffef4ea93e59bebbeaf7f431bb02b1a39ee8a59</meta:generator>
    <meta:document-statistic meta:table-count="22" meta:image-count="0" meta:object-count="0" meta:page-count="18" meta:paragraph-count="302" meta:word-count="5323" meta:character-count="6030" meta:non-whitespace-character-count="5783"/>
    <meta:user-defined meta:name="AppVersion">16.0000</meta:user-defined>
    <meta:template xlink:type="simple" xlink:actuate="onRequest" xlink:title="Normal" xlink:href=""/>
  </office:meta>
</office:document-meta>
</file>